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3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97" calcext:value-type="float">
            <text:p>797</text:p>
          </table:table-cell>
          <table:table-cell office:value-type="float" office:value="18894" calcext:value-type="float">
            <text:p>188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13" calcext:value-type="float">
            <text:p>18913</text:p>
          </table:table-cell>
          <table:table-cell table:formula="of:=(([.F1]-16000)/(40000-16000))+1" office:value-type="float" office:value="1.121375" calcext:value-type="float">
            <text:p>1.121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545" calcext:value-type="float">
            <text:p>-1545</text:p>
          </table:table-cell>
          <table:table-cell office:value-type="float" office:value="2264" calcext:value-type="float">
            <text:p>2264</text:p>
          </table:table-cell>
          <table:table-cell office:value-type="float" office:value="13671" calcext:value-type="float">
            <text:p>136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943" calcext:value-type="float">
            <text:p>13943</text:p>
          </table:table-cell>
          <table:table-cell table:formula="of:=(([.F2]-16000)/(40000-16000))+1" office:value-type="float" office:value="0.914291666666667" calcext:value-type="float">
            <text:p>0.914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660" calcext:value-type="float">
            <text:p>3660</text:p>
          </table:table-cell>
          <table:table-cell office:value-type="float" office:value="12481" calcext:value-type="float">
            <text:p>124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331" calcext:value-type="float">
            <text:p>13331</text:p>
          </table:table-cell>
          <table:table-cell table:formula="of:=(([.F3]-16000)/(40000-16000))+1" office:value-type="float" office:value="0.888791666666667" calcext:value-type="float">
            <text:p>0.888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652" calcext:value-type="float">
            <text:p>-2652</text:p>
          </table:table-cell>
          <table:table-cell office:value-type="float" office:value="-1597" calcext:value-type="float">
            <text:p>-1597</text:p>
          </table:table-cell>
          <table:table-cell office:value-type="float" office:value="18359" calcext:value-type="float">
            <text:p>18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618" calcext:value-type="float">
            <text:p>18618</text:p>
          </table:table-cell>
          <table:table-cell table:formula="of:=(([.F4]-16000)/(40000-16000))+1" office:value-type="float" office:value="1.10908333333333" calcext:value-type="float">
            <text:p>1.109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988" calcext:value-type="float">
            <text:p>-2988</text:p>
          </table:table-cell>
          <table:table-cell office:value-type="float" office:value="-1549" calcext:value-type="float">
            <text:p>-1549</text:p>
          </table:table-cell>
          <table:table-cell office:value-type="float" office:value="18795" calcext:value-type="float">
            <text:p>187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093" calcext:value-type="float">
            <text:p>19093</text:p>
          </table:table-cell>
          <table:table-cell table:formula="of:=(([.F5]-16000)/(40000-16000))+1" office:value-type="float" office:value="1.128875" calcext:value-type="float">
            <text:p>1.128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867" calcext:value-type="float">
            <text:p>-4867</text:p>
          </table:table-cell>
          <table:table-cell office:value-type="float" office:value="4587" calcext:value-type="float">
            <text:p>4587</text:p>
          </table:table-cell>
          <table:table-cell office:value-type="float" office:value="19681" calcext:value-type="float">
            <text:p>196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786" calcext:value-type="float">
            <text:p>20786</text:p>
          </table:table-cell>
          <table:table-cell table:formula="of:=(([.F6]-16000)/(40000-16000))+1" office:value-type="float" office:value="1.19941666666667" calcext:value-type="float">
            <text:p>1.199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9" calcext:value-type="float">
            <text:p>-569</text:p>
          </table:table-cell>
          <table:table-cell office:value-type="float" office:value="2431" calcext:value-type="float">
            <text:p>2431</text:p>
          </table:table-cell>
          <table:table-cell office:value-type="float" office:value="17084" calcext:value-type="float">
            <text:p>170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265" calcext:value-type="float">
            <text:p>17265</text:p>
          </table:table-cell>
          <table:table-cell table:formula="of:=(([.F7]-16000)/(40000-16000))+1" office:value-type="float" office:value="1.05270833333333" calcext:value-type="float">
            <text:p>1.052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31" calcext:value-type="float">
            <text:p>-1031</text:p>
          </table:table-cell>
          <table:table-cell office:value-type="float" office:value="-78" calcext:value-type="float">
            <text:p>-78</text:p>
          </table:table-cell>
          <table:table-cell office:value-type="float" office:value="19816" calcext:value-type="float">
            <text:p>198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842" calcext:value-type="float">
            <text:p>19842</text:p>
          </table:table-cell>
          <table:table-cell table:formula="of:=(([.F8]-16000)/(40000-16000))+1" office:value-type="float" office:value="1.16008333333333" calcext:value-type="float">
            <text:p>1.160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-3511" calcext:value-type="float">
            <text:p>-3511</text:p>
          </table:table-cell>
          <table:table-cell office:value-type="float" office:value="18334" calcext:value-type="float">
            <text:p>183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755" calcext:value-type="float">
            <text:p>18755</text:p>
          </table:table-cell>
          <table:table-cell table:formula="of:=(([.F9]-16000)/(40000-16000))+1" office:value-type="float" office:value="1.11479166666667" calcext:value-type="float">
            <text:p>1.1147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942" calcext:value-type="float">
            <text:p>-1942</text:p>
          </table:table-cell>
          <table:table-cell office:value-type="float" office:value="4219" calcext:value-type="float">
            <text:p>4219</text:p>
          </table:table-cell>
          <table:table-cell office:value-type="float" office:value="18365" calcext:value-type="float">
            <text:p>183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943" calcext:value-type="float">
            <text:p>18943</text:p>
          </table:table-cell>
          <table:table-cell table:formula="of:=(([.F10]-16000)/(40000-16000))+1" office:value-type="float" office:value="1.122625" calcext:value-type="float">
            <text:p>1.122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889" calcext:value-type="float">
            <text:p>-1889</text:p>
          </table:table-cell>
          <table:table-cell office:value-type="float" office:value="3696" calcext:value-type="float">
            <text:p>3696</text:p>
          </table:table-cell>
          <table:table-cell office:value-type="float" office:value="18342" calcext:value-type="float">
            <text:p>183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805" calcext:value-type="float">
            <text:p>18805</text:p>
          </table:table-cell>
          <table:table-cell table:formula="of:=(([.F11]-16000)/(40000-16000))+1" office:value-type="float" office:value="1.116875" calcext:value-type="float">
            <text:p>1.11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920" calcext:value-type="float">
            <text:p>-2920</text:p>
          </table:table-cell>
          <table:table-cell office:value-type="float" office:value="700" calcext:value-type="float">
            <text:p>700</text:p>
          </table:table-cell>
          <table:table-cell office:value-type="float" office:value="13889" calcext:value-type="float">
            <text:p>138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4209" calcext:value-type="float">
            <text:p>14209</text:p>
          </table:table-cell>
          <table:table-cell table:formula="of:=(([.F12]-16000)/(40000-16000))+1" office:value-type="float" office:value="0.925375" calcext:value-type="float">
            <text:p>0.925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125" calcext:value-type="float">
            <text:p>6125</text:p>
          </table:table-cell>
          <table:table-cell office:value-type="float" office:value="15417" calcext:value-type="float">
            <text:p>154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622" calcext:value-type="float">
            <text:p>16622</text:p>
          </table:table-cell>
          <table:table-cell table:formula="of:=(([.F13]-16000)/(40000-16000))+1" office:value-type="float" office:value="1.02591666666667" calcext:value-type="float">
            <text:p>1.025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377" calcext:value-type="float">
            <text:p>-1377</text:p>
          </table:table-cell>
          <table:table-cell office:value-type="float" office:value="4604" calcext:value-type="float">
            <text:p>4604</text:p>
          </table:table-cell>
          <table:table-cell office:value-type="float" office:value="16584" calcext:value-type="float">
            <text:p>165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266" calcext:value-type="float">
            <text:p>17266</text:p>
          </table:table-cell>
          <table:table-cell table:formula="of:=(([.F14]-16000)/(40000-16000))+1" office:value-type="float" office:value="1.05275" calcext:value-type="float">
            <text:p>1.052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632" calcext:value-type="float">
            <text:p>-2632</text:p>
          </table:table-cell>
          <table:table-cell office:value-type="float" office:value="-2373" calcext:value-type="float">
            <text:p>-2373</text:p>
          </table:table-cell>
          <table:table-cell office:value-type="float" office:value="13539" calcext:value-type="float">
            <text:p>135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995" calcext:value-type="float">
            <text:p>13995</text:p>
          </table:table-cell>
          <table:table-cell table:formula="of:=(([.F15]-16000)/(40000-16000))+1" office:value-type="float" office:value="0.916458333333333" calcext:value-type="float">
            <text:p>0.9164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7621" calcext:value-type="float">
            <text:p>7621</text:p>
          </table:table-cell>
          <table:table-cell office:value-type="float" office:value="17081" calcext:value-type="float">
            <text:p>170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738" calcext:value-type="float">
            <text:p>18738</text:p>
          </table:table-cell>
          <table:table-cell table:formula="of:=(([.F16]-16000)/(40000-16000))+1" office:value-type="float" office:value="1.11408333333333" calcext:value-type="float">
            <text:p>1.114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755" calcext:value-type="float">
            <text:p>-2755</text:p>
          </table:table-cell>
          <table:table-cell office:value-type="float" office:value="3832" calcext:value-type="float">
            <text:p>3832</text:p>
          </table:table-cell>
          <table:table-cell office:value-type="float" office:value="18210" calcext:value-type="float">
            <text:p>182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811" calcext:value-type="float">
            <text:p>18811</text:p>
          </table:table-cell>
          <table:table-cell table:formula="of:=(([.F17]-16000)/(40000-16000))+1" office:value-type="float" office:value="1.117125" calcext:value-type="float">
            <text:p>1.117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90" calcext:value-type="float">
            <text:p>-890</text:p>
          </table:table-cell>
          <table:table-cell office:value-type="float" office:value="7458" calcext:value-type="float">
            <text:p>7458</text:p>
          </table:table-cell>
          <table:table-cell office:value-type="float" office:value="17367" calcext:value-type="float">
            <text:p>173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921" calcext:value-type="float">
            <text:p>18921</text:p>
          </table:table-cell>
          <table:table-cell table:formula="of:=(([.F18]-16000)/(40000-16000))+1" office:value-type="float" office:value="1.12170833333333" calcext:value-type="float">
            <text:p>1.121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985" calcext:value-type="float">
            <text:p>-985</text:p>
          </table:table-cell>
          <table:table-cell office:value-type="float" office:value="17399" calcext:value-type="float">
            <text:p>17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492" calcext:value-type="float">
            <text:p>17492</text:p>
          </table:table-cell>
          <table:table-cell table:formula="of:=(([.F19]-16000)/(40000-16000))+1" office:value-type="float" office:value="1.06216666666667" calcext:value-type="float">
            <text:p>1.062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335" calcext:value-type="float">
            <text:p>-1335</text:p>
          </table:table-cell>
          <table:table-cell office:value-type="float" office:value="-4762" calcext:value-type="float">
            <text:p>-4762</text:p>
          </table:table-cell>
          <table:table-cell office:value-type="float" office:value="16762" calcext:value-type="float">
            <text:p>1676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7476" calcext:value-type="float">
            <text:p>17476</text:p>
          </table:table-cell>
          <table:table-cell table:formula="of:=(([.F20]-16000)/(40000-16000))+1" office:value-type="float" office:value="1.0615" calcext:value-type="float">
            <text:p>1.06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230" calcext:value-type="float">
            <text:p>-1230</text:p>
          </table:table-cell>
          <table:table-cell office:value-type="float" office:value="1695" calcext:value-type="float">
            <text:p>1695</text:p>
          </table:table-cell>
          <table:table-cell office:value-type="float" office:value="12168" calcext:value-type="float">
            <text:p>121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346" calcext:value-type="float">
            <text:p>12346</text:p>
          </table:table-cell>
          <table:table-cell table:formula="of:=(([.F21]-16000)/(40000-16000))+1" office:value-type="float" office:value="0.84775" calcext:value-type="float">
            <text:p>0.847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291" calcext:value-type="float">
            <text:p>1291</text:p>
          </table:table-cell>
          <table:table-cell office:value-type="float" office:value="20991" calcext:value-type="float">
            <text:p>20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036" calcext:value-type="float">
            <text:p>21036</text:p>
          </table:table-cell>
          <table:table-cell table:formula="of:=(([.F22]-16000)/(40000-16000))+1" office:value-type="float" office:value="1.20983333333333" calcext:value-type="float">
            <text:p>1.209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-1906" calcext:value-type="float">
            <text:p>-1906</text:p>
          </table:table-cell>
          <table:table-cell office:value-type="float" office:value="12919" calcext:value-type="float">
            <text:p>1291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3260" calcext:value-type="float">
            <text:p>13260</text:p>
          </table:table-cell>
          <table:table-cell table:formula="of:=(([.F23]-16000)/(40000-16000))+1" office:value-type="float" office:value="0.885833333333333" calcext:value-type="float">
            <text:p>0.8858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441" calcext:value-type="float">
            <text:p>2441</text:p>
          </table:table-cell>
          <table:table-cell office:value-type="float" office:value="17404" calcext:value-type="float">
            <text:p>174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formula="of:=(([.F24]-16000)/(40000-16000))+1" office:value-type="float" office:value="1.07041666666667" calcext:value-type="float">
            <text:p>1.070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-741" calcext:value-type="float">
            <text:p>-741</text:p>
          </table:table-cell>
          <table:table-cell office:value-type="float" office:value="14214" calcext:value-type="float">
            <text:p>142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90" calcext:value-type="float">
            <text:p>14390</text:p>
          </table:table-cell>
          <table:table-cell table:formula="of:=(([.F25]-16000)/(40000-16000))+1" office:value-type="float" office:value="0.932916666666667" calcext:value-type="float">
            <text:p>0.9329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84" calcext:value-type="float">
            <text:p>384</text:p>
          </table:table-cell>
          <table:table-cell office:value-type="float" office:value="10641" calcext:value-type="float">
            <text:p>1064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428" calcext:value-type="float">
            <text:p>11428</text:p>
          </table:table-cell>
          <table:table-cell table:formula="of:=(([.F26]-16000)/(40000-16000))+1" office:value-type="float" office:value="0.8095" calcext:value-type="float">
            <text:p>0.8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143" calcext:value-type="float">
            <text:p>-1143</text:p>
          </table:table-cell>
          <table:table-cell office:value-type="float" office:value="457" calcext:value-type="float">
            <text:p>457</text:p>
          </table:table-cell>
          <table:table-cell office:value-type="float" office:value="16830" calcext:value-type="float">
            <text:p>168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874" calcext:value-type="float">
            <text:p>16874</text:p>
          </table:table-cell>
          <table:table-cell table:formula="of:=(([.F27]-16000)/(40000-16000))+1" office:value-type="float" office:value="1.03641666666667" calcext:value-type="float">
            <text:p>1.036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648" calcext:value-type="float">
            <text:p>-5648</text:p>
          </table:table-cell>
          <table:table-cell office:value-type="float" office:value="-2174" calcext:value-type="float">
            <text:p>-2174</text:p>
          </table:table-cell>
          <table:table-cell office:value-type="float" office:value="20078" calcext:value-type="float">
            <text:p>200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970" calcext:value-type="float">
            <text:p>20970</text:p>
          </table:table-cell>
          <table:table-cell table:formula="of:=(([.F28]-16000)/(40000-16000))+1" office:value-type="float" office:value="1.20708333333333" calcext:value-type="float">
            <text:p>1.20708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478" calcext:value-type="float">
            <text:p>-1478</text:p>
          </table:table-cell>
          <table:table-cell office:value-type="float" office:value="-1160" calcext:value-type="float">
            <text:p>-1160</text:p>
          </table:table-cell>
          <table:table-cell office:value-type="float" office:value="22603" calcext:value-type="float">
            <text:p>2260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680" calcext:value-type="float">
            <text:p>22680</text:p>
          </table:table-cell>
          <table:table-cell table:formula="of:=(([.F29]-16000)/(40000-16000))+1" office:value-type="float" office:value="1.27833333333333" calcext:value-type="float">
            <text:p>1.278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4228" calcext:value-type="float">
            <text:p>-4228</text:p>
          </table:table-cell>
          <table:table-cell office:value-type="float" office:value="-246" calcext:value-type="float">
            <text:p>-246</text:p>
          </table:table-cell>
          <table:table-cell office:value-type="float" office:value="20987" calcext:value-type="float">
            <text:p>2098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410" calcext:value-type="float">
            <text:p>21410</text:p>
          </table:table-cell>
          <table:table-cell table:formula="of:=(([.F30]-16000)/(40000-16000))+1" office:value-type="float" office:value="1.22541666666667" calcext:value-type="float">
            <text:p>1.225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4415" calcext:value-type="float">
            <text:p>4415</text:p>
          </table:table-cell>
          <table:table-cell office:value-type="float" office:value="16823" calcext:value-type="float">
            <text:p>168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7497" calcext:value-type="float">
            <text:p>17497</text:p>
          </table:table-cell>
          <table:table-cell table:formula="of:=(([.F31]-16000)/(40000-16000))+1" office:value-type="float" office:value="1.062375" calcext:value-type="float">
            <text:p>1.0623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939" calcext:value-type="float">
            <text:p>-939</text:p>
          </table:table-cell>
          <table:table-cell office:value-type="float" office:value="13807" calcext:value-type="float">
            <text:p>1380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844" calcext:value-type="float">
            <text:p>13844</text:p>
          </table:table-cell>
          <table:table-cell table:formula="of:=(([.F32]-16000)/(40000-16000))+1" office:value-type="float" office:value="0.910166666666667" calcext:value-type="float">
            <text:p>0.9101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998" calcext:value-type="float">
            <text:p>2998</text:p>
          </table:table-cell>
          <table:table-cell office:value-type="float" office:value="19123" calcext:value-type="float">
            <text:p>1912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359" calcext:value-type="float">
            <text:p>19359</text:p>
          </table:table-cell>
          <table:table-cell table:formula="of:=(([.F33]-16000)/(40000-16000))+1" office:value-type="float" office:value="1.13995833333333" calcext:value-type="float">
            <text:p>1.13995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23" calcext:value-type="float">
            <text:p>-823</text:p>
          </table:table-cell>
          <table:table-cell office:value-type="float" office:value="-3182" calcext:value-type="float">
            <text:p>-3182</text:p>
          </table:table-cell>
          <table:table-cell office:value-type="float" office:value="12561" calcext:value-type="float">
            <text:p>125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983" calcext:value-type="float">
            <text:p>12983</text:p>
          </table:table-cell>
          <table:table-cell table:formula="of:=(([.F34]-16000)/(40000-16000))+1" office:value-type="float" office:value="0.874291666666667" calcext:value-type="float">
            <text:p>0.87429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972" calcext:value-type="float">
            <text:p>-3972</text:p>
          </table:table-cell>
          <table:table-cell office:value-type="float" office:value="-1399" calcext:value-type="float">
            <text:p>-1399</text:p>
          </table:table-cell>
          <table:table-cell office:value-type="float" office:value="15768" calcext:value-type="float">
            <text:p>157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320" calcext:value-type="float">
            <text:p>16320</text:p>
          </table:table-cell>
          <table:table-cell table:formula="of:=(([.F35]-16000)/(40000-16000))+1" office:value-type="float" office:value="1.01333333333333" calcext:value-type="float">
            <text:p>1.01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-172" calcext:value-type="float">
            <text:p>-172</text:p>
          </table:table-cell>
          <table:table-cell office:value-type="float" office:value="17439" calcext:value-type="float">
            <text:p>1743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752" calcext:value-type="float">
            <text:p>17752</text:p>
          </table:table-cell>
          <table:table-cell table:formula="of:=(([.F36]-16000)/(40000-16000))+1" office:value-type="float" office:value="1.073" calcext:value-type="float">
            <text:p>1.0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971" calcext:value-type="float">
            <text:p>-971</text:p>
          </table:table-cell>
          <table:table-cell office:value-type="float" office:value="615" calcext:value-type="float">
            <text:p>615</text:p>
          </table:table-cell>
          <table:table-cell office:value-type="float" office:value="14879" calcext:value-type="float">
            <text:p>148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923" calcext:value-type="float">
            <text:p>14923</text:p>
          </table:table-cell>
          <table:table-cell table:formula="of:=(([.F37]-16000)/(40000-16000))+1" office:value-type="float" office:value="0.955125" calcext:value-type="float">
            <text:p>0.955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898" calcext:value-type="float">
            <text:p>-3898</text:p>
          </table:table-cell>
          <table:table-cell office:value-type="float" office:value="3056" calcext:value-type="float">
            <text:p>3056</text:p>
          </table:table-cell>
          <table:table-cell office:value-type="float" office:value="16122" calcext:value-type="float">
            <text:p>161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865" calcext:value-type="float">
            <text:p>16865</text:p>
          </table:table-cell>
          <table:table-cell table:formula="of:=(([.F38]-16000)/(40000-16000))+1" office:value-type="float" office:value="1.03604166666667" calcext:value-type="float">
            <text:p>1.036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921" calcext:value-type="float">
            <text:p>-1921</text:p>
          </table:table-cell>
          <table:table-cell office:value-type="float" office:value="-987" calcext:value-type="float">
            <text:p>-987</text:p>
          </table:table-cell>
          <table:table-cell office:value-type="float" office:value="25206" calcext:value-type="float">
            <text:p>2520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298" calcext:value-type="float">
            <text:p>25298</text:p>
          </table:table-cell>
          <table:table-cell table:formula="of:=(([.F39]-16000)/(40000-16000))+1" office:value-type="float" office:value="1.38741666666667" calcext:value-type="float">
            <text:p>1.387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003" calcext:value-type="float">
            <text:p>-1003</text:p>
          </table:table-cell>
          <table:table-cell office:value-type="float" office:value="1104" calcext:value-type="float">
            <text:p>1104</text:p>
          </table:table-cell>
          <table:table-cell office:value-type="float" office:value="18731" calcext:value-type="float">
            <text:p>1873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8790" calcext:value-type="float">
            <text:p>18790</text:p>
          </table:table-cell>
          <table:table-cell table:formula="of:=(([.F40]-16000)/(40000-16000))+1" office:value-type="float" office:value="1.11625" calcext:value-type="float">
            <text:p>1.11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982" calcext:value-type="float">
            <text:p>-2982</text:p>
          </table:table-cell>
          <table:table-cell office:value-type="float" office:value="4243" calcext:value-type="float">
            <text:p>4243</text:p>
          </table:table-cell>
          <table:table-cell office:value-type="float" office:value="13006" calcext:value-type="float">
            <text:p>130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001" calcext:value-type="float">
            <text:p>14001</text:p>
          </table:table-cell>
          <table:table-cell table:formula="of:=(([.F41]-16000)/(40000-16000))+1" office:value-type="float" office:value="0.916708333333333" calcext:value-type="float">
            <text:p>0.916708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6451" calcext:value-type="float">
            <text:p>-6451</text:p>
          </table:table-cell>
          <table:table-cell office:value-type="float" office:value="1178" calcext:value-type="float">
            <text:p>1178</text:p>
          </table:table-cell>
          <table:table-cell office:value-type="float" office:value="17072" calcext:value-type="float">
            <text:p>1707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8288" calcext:value-type="float">
            <text:p>18288</text:p>
          </table:table-cell>
          <table:table-cell table:formula="of:=(([.F42]-16000)/(40000-16000))+1" office:value-type="float" office:value="1.09533333333333" calcext:value-type="float">
            <text:p>1.095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142" calcext:value-type="float">
            <text:p>7142</text:p>
          </table:table-cell>
          <table:table-cell office:value-type="float" office:value="15829" calcext:value-type="float">
            <text:p>1582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365" calcext:value-type="float">
            <text:p>17365</text:p>
          </table:table-cell>
          <table:table-cell table:formula="of:=(([.F43]-16000)/(40000-16000))+1" office:value-type="float" office:value="1.056875" calcext:value-type="float">
            <text:p>1.0568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4042" calcext:value-type="float">
            <text:p>4042</text:p>
          </table:table-cell>
          <table:table-cell office:value-type="float" office:value="16643" calcext:value-type="float">
            <text:p>166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7201" calcext:value-type="float">
            <text:p>17201</text:p>
          </table:table-cell>
          <table:table-cell table:formula="of:=(([.F44]-16000)/(40000-16000))+1" office:value-type="float" office:value="1.05004166666667" calcext:value-type="float">
            <text:p>1.050041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652" calcext:value-type="float">
            <text:p>-3652</text:p>
          </table:table-cell>
          <table:table-cell office:value-type="float" office:value="-4084" calcext:value-type="float">
            <text:p>-4084</text:p>
          </table:table-cell>
          <table:table-cell office:value-type="float" office:value="17222" calcext:value-type="float">
            <text:p>17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72" calcext:value-type="float">
            <text:p>18072</text:p>
          </table:table-cell>
          <table:table-cell table:formula="of:=(([.F45]-16000)/(40000-16000))+1" office:value-type="float" office:value="1.08633333333333" calcext:value-type="float">
            <text:p>1.086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434" calcext:value-type="float">
            <text:p>-3434</text:p>
          </table:table-cell>
          <table:table-cell office:value-type="float" office:value="3318" calcext:value-type="float">
            <text:p>3318</text:p>
          </table:table-cell>
          <table:table-cell office:value-type="float" office:value="16035" calcext:value-type="float">
            <text:p>160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730" calcext:value-type="float">
            <text:p>16730</text:p>
          </table:table-cell>
          <table:table-cell table:formula="of:=(([.F46]-16000)/(40000-16000))+1" office:value-type="float" office:value="1.03041666666667" calcext:value-type="float">
            <text:p>1.03041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1248" calcext:value-type="float">
            <text:p>-1248</text:p>
          </table:table-cell>
          <table:table-cell office:value-type="float" office:value="-1340" calcext:value-type="float">
            <text:p>-1340</text:p>
          </table:table-cell>
          <table:table-cell office:value-type="float" office:value="15063" calcext:value-type="float">
            <text:p>150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173" calcext:value-type="float">
            <text:p>15173</text:p>
          </table:table-cell>
          <table:table-cell table:formula="of:=(([.F47]-16000)/(40000-16000))+1" office:value-type="float" office:value="0.965541666666667" calcext:value-type="float">
            <text:p>0.965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291" calcext:value-type="float">
            <text:p>-3291</text:p>
          </table:table-cell>
          <table:table-cell office:value-type="float" office:value="-1254" calcext:value-type="float">
            <text:p>-1254</text:p>
          </table:table-cell>
          <table:table-cell office:value-type="float" office:value="14843" calcext:value-type="float">
            <text:p>148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255" calcext:value-type="float">
            <text:p>15255</text:p>
          </table:table-cell>
          <table:table-cell table:formula="of:=(([.F48]-16000)/(40000-16000))+1" office:value-type="float" office:value="0.968958333333333" calcext:value-type="float">
            <text:p>0.968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109" calcext:value-type="float">
            <text:p>-1109</text:p>
          </table:table-cell>
          <table:table-cell office:value-type="float" office:value="16990" calcext:value-type="float">
            <text:p>169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026" calcext:value-type="float">
            <text:p>17026</text:p>
          </table:table-cell>
          <table:table-cell table:formula="of:=(([.F49]-16000)/(40000-16000))+1" office:value-type="float" office:value="1.04275" calcext:value-type="float">
            <text:p>1.04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284" calcext:value-type="float">
            <text:p>-3284</text:p>
          </table:table-cell>
          <table:table-cell office:value-type="float" office:value="3775" calcext:value-type="float">
            <text:p>3775</text:p>
          </table:table-cell>
          <table:table-cell office:value-type="float" office:value="16652" calcext:value-type="float">
            <text:p>1665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387" calcext:value-type="float">
            <text:p>17387</text:p>
          </table:table-cell>
          <table:table-cell table:formula="of:=(([.F50]-16000)/(40000-16000))+1" office:value-type="float" office:value="1.05779166666667" calcext:value-type="float">
            <text:p>1.057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29" calcext:value-type="float">
            <text:p>-1729</text:p>
          </table:table-cell>
          <table:table-cell office:value-type="float" office:value="-2300" calcext:value-type="float">
            <text:p>-2300</text:p>
          </table:table-cell>
          <table:table-cell office:value-type="float" office:value="16364" calcext:value-type="float">
            <text:p>163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615" calcext:value-type="float">
            <text:p>16615</text:p>
          </table:table-cell>
          <table:table-cell table:formula="of:=(([.F51]-16000)/(40000-16000))+1" office:value-type="float" office:value="1.025625" calcext:value-type="float">
            <text:p>1.025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909" calcext:value-type="float">
            <text:p>-2909</text:p>
          </table:table-cell>
          <table:table-cell office:value-type="float" office:value="-694" calcext:value-type="float">
            <text:p>-694</text:p>
          </table:table-cell>
          <table:table-cell office:value-type="float" office:value="14726" calcext:value-type="float">
            <text:p>147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026" calcext:value-type="float">
            <text:p>15026</text:p>
          </table:table-cell>
          <table:table-cell table:formula="of:=(([.F52]-16000)/(40000-16000))+1" office:value-type="float" office:value="0.959416666666667" calcext:value-type="float">
            <text:p>0.959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55" calcext:value-type="float">
            <text:p>-2055</text:p>
          </table:table-cell>
          <table:table-cell office:value-type="float" office:value="320" calcext:value-type="float">
            <text:p>320</text:p>
          </table:table-cell>
          <table:table-cell office:value-type="float" office:value="14750" calcext:value-type="float">
            <text:p>147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895" calcext:value-type="float">
            <text:p>14895</text:p>
          </table:table-cell>
          <table:table-cell table:formula="of:=(([.F53]-16000)/(40000-16000))+1" office:value-type="float" office:value="0.953958333333333" calcext:value-type="float">
            <text:p>0.953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float" office:value="4179" calcext:value-type="float">
            <text:p>4179</text:p>
          </table:table-cell>
          <table:table-cell office:value-type="float" office:value="14777" calcext:value-type="float">
            <text:p>1477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358" calcext:value-type="float">
            <text:p>15358</text:p>
          </table:table-cell>
          <table:table-cell table:formula="of:=(([.F54]-16000)/(40000-16000))+1" office:value-type="float" office:value="0.97325" calcext:value-type="float">
            <text:p>0.97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68" calcext:value-type="float">
            <text:p>-2168</text:p>
          </table:table-cell>
          <table:table-cell office:value-type="float" office:value="-1921" calcext:value-type="float">
            <text:p>-1921</text:p>
          </table:table-cell>
          <table:table-cell office:value-type="float" office:value="14519" calcext:value-type="float">
            <text:p>145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805" calcext:value-type="float">
            <text:p>14805</text:p>
          </table:table-cell>
          <table:table-cell table:formula="of:=(([.F55]-16000)/(40000-16000))+1" office:value-type="float" office:value="0.950208333333333" calcext:value-type="float">
            <text:p>0.950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03" calcext:value-type="float">
            <text:p>903</text:p>
          </table:table-cell>
          <table:table-cell office:value-type="float" office:value="15918" calcext:value-type="float">
            <text:p>159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947" calcext:value-type="float">
            <text:p>15947</text:p>
          </table:table-cell>
          <table:table-cell table:formula="of:=(([.F56]-16000)/(40000-16000))+1" office:value-type="float" office:value="0.997791666666667" calcext:value-type="float">
            <text:p>0.997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17" calcext:value-type="float">
            <text:p>-2417</text:p>
          </table:table-cell>
          <table:table-cell office:value-type="float" office:value="-4281" calcext:value-type="float">
            <text:p>-4281</text:p>
          </table:table-cell>
          <table:table-cell office:value-type="float" office:value="15054" calcext:value-type="float">
            <text:p>1505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836" calcext:value-type="float">
            <text:p>15836</text:p>
          </table:table-cell>
          <table:table-cell table:formula="of:=(([.F57]-16000)/(40000-16000))+1" office:value-type="float" office:value="0.993166666666667" calcext:value-type="float">
            <text:p>0.993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77" calcext:value-type="float">
            <text:p>-2477</text:p>
          </table:table-cell>
          <table:table-cell office:value-type="float" office:value="-643" calcext:value-type="float">
            <text:p>-643</text:p>
          </table:table-cell>
          <table:table-cell office:value-type="float" office:value="14731" calcext:value-type="float">
            <text:p>147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951" calcext:value-type="float">
            <text:p>14951</text:p>
          </table:table-cell>
          <table:table-cell table:formula="of:=(([.F58]-16000)/(40000-16000))+1" office:value-type="float" office:value="0.956291666666667" calcext:value-type="float">
            <text:p>0.956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-138" calcext:value-type="float">
            <text:p>-138</text:p>
          </table:table-cell>
          <table:table-cell office:value-type="float" office:value="15046" calcext:value-type="float">
            <text:p>150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897" calcext:value-type="float">
            <text:p>15897</text:p>
          </table:table-cell>
          <table:table-cell table:formula="of:=(([.F59]-16000)/(40000-16000))+1" office:value-type="float" office:value="0.995708333333333" calcext:value-type="float">
            <text:p>0.995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13" calcext:value-type="float">
            <text:p>-1413</text:p>
          </table:table-cell>
          <table:table-cell office:value-type="float" office:value="-672" calcext:value-type="float">
            <text:p>-672</text:p>
          </table:table-cell>
          <table:table-cell office:value-type="float" office:value="15230" calcext:value-type="float">
            <text:p>152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310" calcext:value-type="float">
            <text:p>15310</text:p>
          </table:table-cell>
          <table:table-cell table:formula="of:=(([.F60]-16000)/(40000-16000))+1" office:value-type="float" office:value="0.97125" calcext:value-type="float">
            <text:p>0.97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31" calcext:value-type="float">
            <text:p>-331</text:p>
          </table:table-cell>
          <table:table-cell office:value-type="float" office:value="-1853" calcext:value-type="float">
            <text:p>-1853</text:p>
          </table:table-cell>
          <table:table-cell office:value-type="float" office:value="15646" calcext:value-type="float">
            <text:p>156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758" calcext:value-type="float">
            <text:p>15758</text:p>
          </table:table-cell>
          <table:table-cell table:formula="of:=(([.F61]-16000)/(40000-16000))+1" office:value-type="float" office:value="0.989916666666667" calcext:value-type="float">
            <text:p>0.989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85" calcext:value-type="float">
            <text:p>-985</text:p>
          </table:table-cell>
          <table:table-cell office:value-type="float" office:value="3936" calcext:value-type="float">
            <text:p>3936</text:p>
          </table:table-cell>
          <table:table-cell office:value-type="float" office:value="14877" calcext:value-type="float">
            <text:p>148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420" calcext:value-type="float">
            <text:p>15420</text:p>
          </table:table-cell>
          <table:table-cell table:formula="of:=(([.F62]-16000)/(40000-16000))+1" office:value-type="float" office:value="0.975833333333333" calcext:value-type="float">
            <text:p>0.975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96" calcext:value-type="float">
            <text:p>-1996</text:p>
          </table:table-cell>
          <table:table-cell office:value-type="float" office:value="-1431" calcext:value-type="float">
            <text:p>-1431</text:p>
          </table:table-cell>
          <table:table-cell office:value-type="float" office:value="17208" calcext:value-type="float">
            <text:p>1720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382" calcext:value-type="float">
            <text:p>17382</text:p>
          </table:table-cell>
          <table:table-cell table:formula="of:=(([.F63]-16000)/(40000-16000))+1" office:value-type="float" office:value="1.05758333333333" calcext:value-type="float">
            <text:p>1.057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2" calcext:value-type="float">
            <text:p>-1222</text:p>
          </table:table-cell>
          <table:table-cell office:value-type="float" office:value="-27" calcext:value-type="float">
            <text:p>-27</text:p>
          </table:table-cell>
          <table:table-cell office:value-type="float" office:value="15952" calcext:value-type="float">
            <text:p>159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998" calcext:value-type="float">
            <text:p>15998</text:p>
          </table:table-cell>
          <table:table-cell table:formula="of:=(([.F64]-16000)/(40000-16000))+1" office:value-type="float" office:value="0.999916666666667" calcext:value-type="float">
            <text:p>0.999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61" calcext:value-type="float">
            <text:p>-761</text:p>
          </table:table-cell>
          <table:table-cell office:value-type="float" office:value="-2951" calcext:value-type="float">
            <text:p>-2951</text:p>
          </table:table-cell>
          <table:table-cell office:value-type="float" office:value="16011" calcext:value-type="float">
            <text:p>160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298" calcext:value-type="float">
            <text:p>16298</text:p>
          </table:table-cell>
          <table:table-cell table:formula="of:=(([.F65]-16000)/(40000-16000))+1" office:value-type="float" office:value="1.01241666666667" calcext:value-type="float">
            <text:p>1.012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06" calcext:value-type="float">
            <text:p>-2006</text:p>
          </table:table-cell>
          <table:table-cell office:value-type="float" office:value="-95" calcext:value-type="float">
            <text:p>-95</text:p>
          </table:table-cell>
          <table:table-cell office:value-type="float" office:value="17186" calcext:value-type="float">
            <text:p>1718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7302" calcext:value-type="float">
            <text:p>17302</text:p>
          </table:table-cell>
          <table:table-cell table:formula="of:=(([.F66]-16000)/(40000-16000))+1" office:value-type="float" office:value="1.05425" calcext:value-type="float">
            <text:p>1.05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73" calcext:value-type="float">
            <text:p>-1773</text:p>
          </table:table-cell>
          <table:table-cell office:value-type="float" office:value="3800" calcext:value-type="float">
            <text:p>3800</text:p>
          </table:table-cell>
          <table:table-cell office:value-type="float" office:value="16624" calcext:value-type="float">
            <text:p>1662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144" calcext:value-type="float">
            <text:p>17144</text:p>
          </table:table-cell>
          <table:table-cell table:formula="of:=(([.F67]-16000)/(40000-16000))+1" office:value-type="float" office:value="1.04766666666667" calcext:value-type="float">
            <text:p>1.047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67" calcext:value-type="float">
            <text:p>-2167</text:p>
          </table:table-cell>
          <table:table-cell office:value-type="float" office:value="4628" calcext:value-type="float">
            <text:p>4628</text:p>
          </table:table-cell>
          <table:table-cell office:value-type="float" office:value="12853" calcext:value-type="float">
            <text:p>128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831" calcext:value-type="float">
            <text:p>13831</text:p>
          </table:table-cell>
          <table:table-cell table:formula="of:=(([.F68]-16000)/(40000-16000))+1" office:value-type="float" office:value="0.909625" calcext:value-type="float">
            <text:p>0.909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682" calcext:value-type="float">
            <text:p>-1682</text:p>
          </table:table-cell>
          <table:table-cell office:value-type="float" office:value="17022" calcext:value-type="float">
            <text:p>170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108" calcext:value-type="float">
            <text:p>17108</text:p>
          </table:table-cell>
          <table:table-cell table:formula="of:=(([.F69]-16000)/(40000-16000))+1" office:value-type="float" office:value="1.04616666666667" calcext:value-type="float">
            <text:p>1.046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08" calcext:value-type="float">
            <text:p>-2008</text:p>
          </table:table-cell>
          <table:table-cell office:value-type="float" office:value="2709" calcext:value-type="float">
            <text:p>2709</text:p>
          </table:table-cell>
          <table:table-cell office:value-type="float" office:value="16632" calcext:value-type="float">
            <text:p>1663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970" calcext:value-type="float">
            <text:p>16970</text:p>
          </table:table-cell>
          <table:table-cell table:formula="of:=(([.F70]-16000)/(40000-16000))+1" office:value-type="float" office:value="1.04041666666667" calcext:value-type="float">
            <text:p>1.040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74" calcext:value-type="float">
            <text:p>-2374</text:p>
          </table:table-cell>
          <table:table-cell office:value-type="float" office:value="931" calcext:value-type="float">
            <text:p>931</text:p>
          </table:table-cell>
          <table:table-cell office:value-type="float" office:value="15655" calcext:value-type="float">
            <text:p>156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861" calcext:value-type="float">
            <text:p>15861</text:p>
          </table:table-cell>
          <table:table-cell table:formula="of:=(([.F71]-16000)/(40000-16000))+1" office:value-type="float" office:value="0.994208333333333" calcext:value-type="float">
            <text:p>0.994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806" calcext:value-type="float">
            <text:p>-2806</text:p>
          </table:table-cell>
          <table:table-cell office:value-type="float" office:value="-2190" calcext:value-type="float">
            <text:p>-2190</text:p>
          </table:table-cell>
          <table:table-cell office:value-type="float" office:value="16818" calcext:value-type="float">
            <text:p>1681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7190" calcext:value-type="float">
            <text:p>17190</text:p>
          </table:table-cell>
          <table:table-cell table:formula="of:=(([.F72]-16000)/(40000-16000))+1" office:value-type="float" office:value="1.04958333333333" calcext:value-type="float">
            <text:p>1.049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04" calcext:value-type="float">
            <text:p>-904</text:p>
          </table:table-cell>
          <table:table-cell office:value-type="float" office:value="1149" calcext:value-type="float">
            <text:p>1149</text:p>
          </table:table-cell>
          <table:table-cell office:value-type="float" office:value="15556" calcext:value-type="float">
            <text:p>155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5624" calcext:value-type="float">
            <text:p>15624</text:p>
          </table:table-cell>
          <table:table-cell table:formula="of:=(([.F73]-16000)/(40000-16000))+1" office:value-type="float" office:value="0.984333333333333" calcext:value-type="float">
            <text:p>0.984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00" calcext:value-type="float">
            <text:p>-2300</text:p>
          </table:table-cell>
          <table:table-cell office:value-type="float" office:value="-3449" calcext:value-type="float">
            <text:p>-3449</text:p>
          </table:table-cell>
          <table:table-cell office:value-type="float" office:value="16619" calcext:value-type="float">
            <text:p>1661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7128" calcext:value-type="float">
            <text:p>17128</text:p>
          </table:table-cell>
          <table:table-cell table:formula="of:=(([.F74]-16000)/(40000-16000))+1" office:value-type="float" office:value="1.047" calcext:value-type="float">
            <text:p>1.0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894" calcext:value-type="float">
            <text:p>-2894</text:p>
          </table:table-cell>
          <table:table-cell office:value-type="float" office:value="2862" calcext:value-type="float">
            <text:p>2862</text:p>
          </table:table-cell>
          <table:table-cell office:value-type="float" office:value="16993" calcext:value-type="float">
            <text:p>1699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473" calcext:value-type="float">
            <text:p>17473</text:p>
          </table:table-cell>
          <table:table-cell table:formula="of:=(([.F75]-16000)/(40000-16000))+1" office:value-type="float" office:value="1.061375" calcext:value-type="float">
            <text:p>1.061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4288" calcext:value-type="float">
            <text:p>-4288</text:p>
          </table:table-cell>
          <table:table-cell office:value-type="float" office:value="14968" calcext:value-type="float">
            <text:p>1496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660" calcext:value-type="float">
            <text:p>15660</text:p>
          </table:table-cell>
          <table:table-cell table:formula="of:=(([.F76]-16000)/(40000-16000))+1" office:value-type="float" office:value="0.985833333333333" calcext:value-type="float">
            <text:p>0.985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229" calcext:value-type="float">
            <text:p>-1229</text:p>
          </table:table-cell>
          <table:table-cell office:value-type="float" office:value="16859" calcext:value-type="float">
            <text:p>168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6907" calcext:value-type="float">
            <text:p>16907</text:p>
          </table:table-cell>
          <table:table-cell table:formula="of:=(([.F77]-16000)/(40000-16000))+1" office:value-type="float" office:value="1.03779166666667" calcext:value-type="float">
            <text:p>1.037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490" calcext:value-type="float">
            <text:p>-1490</text:p>
          </table:table-cell>
          <table:table-cell office:value-type="float" office:value="17022" calcext:value-type="float">
            <text:p>170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094" calcext:value-type="float">
            <text:p>17094</text:p>
          </table:table-cell>
          <table:table-cell table:formula="of:=(([.F78]-16000)/(40000-16000))+1" office:value-type="float" office:value="1.04558333333333" calcext:value-type="float">
            <text:p>1.045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743" calcext:value-type="float">
            <text:p>-3743</text:p>
          </table:table-cell>
          <table:table-cell office:value-type="float" office:value="-1547" calcext:value-type="float">
            <text:p>-1547</text:p>
          </table:table-cell>
          <table:table-cell office:value-type="float" office:value="15950" calcext:value-type="float">
            <text:p>1595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6456" calcext:value-type="float">
            <text:p>16456</text:p>
          </table:table-cell>
          <table:table-cell table:formula="of:=(([.F79]-16000)/(40000-16000))+1" office:value-type="float" office:value="1.019" calcext:value-type="float">
            <text:p>1.0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51" calcext:value-type="float">
            <text:p>-651</text:p>
          </table:table-cell>
          <table:table-cell office:value-type="float" office:value="1749" calcext:value-type="float">
            <text:p>1749</text:p>
          </table:table-cell>
          <table:table-cell office:value-type="float" office:value="16102" calcext:value-type="float">
            <text:p>161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209" calcext:value-type="float">
            <text:p>16209</text:p>
          </table:table-cell>
          <table:table-cell table:formula="of:=(([.F80]-16000)/(40000-16000))+1" office:value-type="float" office:value="1.00870833333333" calcext:value-type="float">
            <text:p>1.008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064" calcext:value-type="float">
            <text:p>-1064</text:p>
          </table:table-cell>
          <table:table-cell office:value-type="float" office:value="15755" calcext:value-type="float">
            <text:p>1575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803" calcext:value-type="float">
            <text:p>15803</text:p>
          </table:table-cell>
          <table:table-cell table:formula="of:=(([.F81]-16000)/(40000-16000))+1" office:value-type="float" office:value="0.991791666666667" calcext:value-type="float">
            <text:p>0.991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259" calcext:value-type="float">
            <text:p>-259</text:p>
          </table:table-cell>
          <table:table-cell office:value-type="float" office:value="15972" calcext:value-type="float">
            <text:p>159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6025" calcext:value-type="float">
            <text:p>16025</text:p>
          </table:table-cell>
          <table:table-cell table:formula="of:=(([.F82]-16000)/(40000-16000))+1" office:value-type="float" office:value="1.00104166666667" calcext:value-type="float">
            <text:p>1.001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65" calcext:value-type="float">
            <text:p>-2565</text:p>
          </table:table-cell>
          <table:table-cell office:value-type="float" office:value="1828" calcext:value-type="float">
            <text:p>1828</text:p>
          </table:table-cell>
          <table:table-cell office:value-type="float" office:value="15903" calcext:value-type="float">
            <text:p>1590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6211" calcext:value-type="float">
            <text:p>16211</text:p>
          </table:table-cell>
          <table:table-cell table:formula="of:=(([.F83]-16000)/(40000-16000))+1" office:value-type="float" office:value="1.00879166666667" calcext:value-type="float">
            <text:p>1.008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94" calcext:value-type="float">
            <text:p>-1694</text:p>
          </table:table-cell>
          <table:table-cell office:value-type="float" office:value="1191" calcext:value-type="float">
            <text:p>1191</text:p>
          </table:table-cell>
          <table:table-cell office:value-type="float" office:value="14796" calcext:value-type="float">
            <text:p>1479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940" calcext:value-type="float">
            <text:p>14940</text:p>
          </table:table-cell>
          <table:table-cell table:formula="of:=(([.F84]-16000)/(40000-16000))+1" office:value-type="float" office:value="0.955833333333333" calcext:value-type="float">
            <text:p>0.955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091" calcext:value-type="float">
            <text:p>-3091</text:p>
          </table:table-cell>
          <table:table-cell office:value-type="float" office:value="1163" calcext:value-type="float">
            <text:p>1163</text:p>
          </table:table-cell>
          <table:table-cell office:value-type="float" office:value="17658" calcext:value-type="float">
            <text:p>1765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964" calcext:value-type="float">
            <text:p>17964</text:p>
          </table:table-cell>
          <table:table-cell table:formula="of:=(([.F85]-16000)/(40000-16000))+1" office:value-type="float" office:value="1.08183333333333" calcext:value-type="float">
            <text:p>1.081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640" calcext:value-type="float">
            <text:p>-3640</text:p>
          </table:table-cell>
          <table:table-cell office:value-type="float" office:value="2729" calcext:value-type="float">
            <text:p>2729</text:p>
          </table:table-cell>
          <table:table-cell office:value-type="float" office:value="14475" calcext:value-type="float">
            <text:p>1447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173" calcext:value-type="float">
            <text:p>15173</text:p>
          </table:table-cell>
          <table:table-cell table:formula="of:=(([.F86]-16000)/(40000-16000))+1" office:value-type="float" office:value="0.965541666666667" calcext:value-type="float">
            <text:p>0.965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96" calcext:value-type="float">
            <text:p>-2096</text:p>
          </table:table-cell>
          <table:table-cell office:value-type="float" office:value="-2515" calcext:value-type="float">
            <text:p>-2515</text:p>
          </table:table-cell>
          <table:table-cell office:value-type="float" office:value="16206" calcext:value-type="float">
            <text:p>162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533" calcext:value-type="float">
            <text:p>16533</text:p>
          </table:table-cell>
          <table:table-cell table:formula="of:=(([.F87]-16000)/(40000-16000))+1" office:value-type="float" office:value="1.02220833333333" calcext:value-type="float">
            <text:p>1.0222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14" calcext:value-type="float">
            <text:p>-714</text:p>
          </table:table-cell>
          <table:table-cell office:value-type="float" office:value="2201" calcext:value-type="float">
            <text:p>2201</text:p>
          </table:table-cell>
          <table:table-cell office:value-type="float" office:value="15810" calcext:value-type="float">
            <text:p>158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978" calcext:value-type="float">
            <text:p>15978</text:p>
          </table:table-cell>
          <table:table-cell table:formula="of:=(([.F88]-16000)/(40000-16000))+1" office:value-type="float" office:value="0.999083333333333" calcext:value-type="float">
            <text:p>0.999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953" calcext:value-type="float">
            <text:p>-953</text:p>
          </table:table-cell>
          <table:table-cell office:value-type="float" office:value="-1305" calcext:value-type="float">
            <text:p>-1305</text:p>
          </table:table-cell>
          <table:table-cell office:value-type="float" office:value="16524" calcext:value-type="float">
            <text:p>1652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602" calcext:value-type="float">
            <text:p>16602</text:p>
          </table:table-cell>
          <table:table-cell table:formula="of:=(([.F89]-16000)/(40000-16000))+1" office:value-type="float" office:value="1.02508333333333" calcext:value-type="float">
            <text:p>1.025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97" calcext:value-type="float">
            <text:p>-1197</text:p>
          </table:table-cell>
          <table:table-cell office:value-type="float" office:value="1419" calcext:value-type="float">
            <text:p>1419</text:p>
          </table:table-cell>
          <table:table-cell office:value-type="float" office:value="16224" calcext:value-type="float">
            <text:p>1622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329" calcext:value-type="float">
            <text:p>16329</text:p>
          </table:table-cell>
          <table:table-cell table:formula="of:=(([.F90]-16000)/(40000-16000))+1" office:value-type="float" office:value="1.01370833333333" calcext:value-type="float">
            <text:p>1.013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38" calcext:value-type="float">
            <text:p>-2338</text:p>
          </table:table-cell>
          <table:table-cell office:value-type="float" office:value="-2" calcext:value-type="float">
            <text:p>-2</text:p>
          </table:table-cell>
          <table:table-cell office:value-type="float" office:value="16514" calcext:value-type="float">
            <text:p>165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678" calcext:value-type="float">
            <text:p>16678</text:p>
          </table:table-cell>
          <table:table-cell table:formula="of:=(([.F91]-16000)/(40000-16000))+1" office:value-type="float" office:value="1.02825" calcext:value-type="float">
            <text:p>1.028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46" calcext:value-type="float">
            <text:p>-1946</text:p>
          </table:table-cell>
          <table:table-cell office:value-type="float" office:value="-131" calcext:value-type="float">
            <text:p>-131</text:p>
          </table:table-cell>
          <table:table-cell office:value-type="float" office:value="15428" calcext:value-type="float">
            <text:p>1542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550" calcext:value-type="float">
            <text:p>15550</text:p>
          </table:table-cell>
          <table:table-cell table:formula="of:=(([.F92]-16000)/(40000-16000))+1" office:value-type="float" office:value="0.98125" calcext:value-type="float">
            <text:p>0.98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65" calcext:value-type="float">
            <text:p>-1965</text:p>
          </table:table-cell>
          <table:table-cell office:value-type="float" office:value="1530" calcext:value-type="float">
            <text:p>1530</text:p>
          </table:table-cell>
          <table:table-cell office:value-type="float" office:value="15804" calcext:value-type="float">
            <text:p>1580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999" calcext:value-type="float">
            <text:p>15999</text:p>
          </table:table-cell>
          <table:table-cell table:formula="of:=(([.F93]-16000)/(40000-16000))+1" office:value-type="float" office:value="0.999958333333333" calcext:value-type="float">
            <text:p>0.999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520" calcext:value-type="float">
            <text:p>2520</text:p>
          </table:table-cell>
          <table:table-cell office:value-type="float" office:value="13421" calcext:value-type="float">
            <text:p>1342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672" calcext:value-type="float">
            <text:p>13672</text:p>
          </table:table-cell>
          <table:table-cell table:formula="of:=(([.F94]-16000)/(40000-16000))+1" office:value-type="float" office:value="0.903" calcext:value-type="float">
            <text:p>0.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91" calcext:value-type="float">
            <text:p>-1291</text:p>
          </table:table-cell>
          <table:table-cell office:value-type="float" office:value="-2005" calcext:value-type="float">
            <text:p>-2005</text:p>
          </table:table-cell>
          <table:table-cell office:value-type="float" office:value="15445" calcext:value-type="float">
            <text:p>15445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5628" calcext:value-type="float">
            <text:p>15628</text:p>
          </table:table-cell>
          <table:table-cell table:formula="of:=(([.F95]-16000)/(40000-16000))+1" office:value-type="float" office:value="0.9845" calcext:value-type="float">
            <text:p>0.9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-2077" calcext:value-type="float">
            <text:p>-2077</text:p>
          </table:table-cell>
          <table:table-cell office:value-type="float" office:value="14654" calcext:value-type="float">
            <text:p>146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4851" calcext:value-type="float">
            <text:p>14851</text:p>
          </table:table-cell>
          <table:table-cell table:formula="of:=(([.F96]-16000)/(40000-16000))+1" office:value-type="float" office:value="0.952125" calcext:value-type="float">
            <text:p>0.952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624" calcext:value-type="float">
            <text:p>-1624</text:p>
          </table:table-cell>
          <table:table-cell office:value-type="float" office:value="11829" calcext:value-type="float">
            <text:p>1182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1943" calcext:value-type="float">
            <text:p>11943</text:p>
          </table:table-cell>
          <table:table-cell table:formula="of:=(([.F97]-16000)/(40000-16000))+1" office:value-type="float" office:value="0.830958333333333" calcext:value-type="float">
            <text:p>0.830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97" calcext:value-type="float">
            <text:p>-697</text:p>
          </table:table-cell>
          <table:table-cell office:value-type="float" office:value="661" calcext:value-type="float">
            <text:p>661</text:p>
          </table:table-cell>
          <table:table-cell office:value-type="float" office:value="18758" calcext:value-type="float">
            <text:p>1875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8782" calcext:value-type="float">
            <text:p>18782</text:p>
          </table:table-cell>
          <table:table-cell table:formula="of:=(([.F98]-16000)/(40000-16000))+1" office:value-type="float" office:value="1.11591666666667" calcext:value-type="float">
            <text:p>1.115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26" calcext:value-type="float">
            <text:p>-1726</text:p>
          </table:table-cell>
          <table:table-cell office:value-type="float" office:value="-1699" calcext:value-type="float">
            <text:p>-1699</text:p>
          </table:table-cell>
          <table:table-cell office:value-type="float" office:value="17123" calcext:value-type="float">
            <text:p>17123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293" calcext:value-type="float">
            <text:p>17293</text:p>
          </table:table-cell>
          <table:table-cell table:formula="of:=(([.F99]-16000)/(40000-16000))+1" office:value-type="float" office:value="1.053875" calcext:value-type="float">
            <text:p>1.053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195" calcext:value-type="float">
            <text:p>-3195</text:p>
          </table:table-cell>
          <table:table-cell office:value-type="float" office:value="-1601" calcext:value-type="float">
            <text:p>-1601</text:p>
          </table:table-cell>
          <table:table-cell office:value-type="float" office:value="14136" calcext:value-type="float">
            <text:p>1413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580" calcext:value-type="float">
            <text:p>14580</text:p>
          </table:table-cell>
          <table:table-cell table:formula="of:=(([.F100]-16000)/(40000-16000))+1" office:value-type="float" office:value="0.940833333333333" calcext:value-type="float">
            <text:p>0.9408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29" calcext:value-type="float">
            <text:p>-2029</text:p>
          </table:table-cell>
          <table:table-cell office:value-type="float" office:value="-441" calcext:value-type="float">
            <text:p>-441</text:p>
          </table:table-cell>
          <table:table-cell office:value-type="float" office:value="16056" calcext:value-type="float">
            <text:p>1605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6189" calcext:value-type="float">
            <text:p>16189</text:p>
          </table:table-cell>
          <table:table-cell table:formula="of:=(([.F101]-16000)/(40000-16000))+1" office:value-type="float" office:value="1.007875" calcext:value-type="float">
            <text:p>1.007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38" calcext:value-type="float">
            <text:p>-1838</text:p>
          </table:table-cell>
          <table:table-cell office:value-type="float" office:value="-1600" calcext:value-type="float">
            <text:p>-1600</text:p>
          </table:table-cell>
          <table:table-cell office:value-type="float" office:value="16282" calcext:value-type="float">
            <text:p>1628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463" calcext:value-type="float">
            <text:p>16463</text:p>
          </table:table-cell>
          <table:table-cell table:formula="of:=(([.F102]-16000)/(40000-16000))+1" office:value-type="float" office:value="1.01929166666667" calcext:value-type="float">
            <text:p>1.019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216" calcext:value-type="float">
            <text:p>-2216</text:p>
          </table:table-cell>
          <table:table-cell office:value-type="float" office:value="2774" calcext:value-type="float">
            <text:p>2774</text:p>
          </table:table-cell>
          <table:table-cell office:value-type="float" office:value="16613" calcext:value-type="float">
            <text:p>1661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6988" calcext:value-type="float">
            <text:p>16988</text:p>
          </table:table-cell>
          <table:table-cell table:formula="of:=(([.F103]-16000)/(40000-16000))+1" office:value-type="float" office:value="1.04116666666667" calcext:value-type="float">
            <text:p>1.041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91" calcext:value-type="float">
            <text:p>-2591</text:p>
          </table:table-cell>
          <table:table-cell office:value-type="float" office:value="6047" calcext:value-type="float">
            <text:p>6047</text:p>
          </table:table-cell>
          <table:table-cell office:value-type="float" office:value="14417" calcext:value-type="float">
            <text:p>14417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847" calcext:value-type="float">
            <text:p>15847</text:p>
          </table:table-cell>
          <table:table-cell table:formula="of:=(([.F104]-16000)/(40000-16000))+1" office:value-type="float" office:value="0.993625" calcext:value-type="float">
            <text:p>0.993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70" calcext:value-type="float">
            <text:p>2670</text:p>
          </table:table-cell>
          <table:table-cell office:value-type="float" office:value="15270" calcext:value-type="float">
            <text:p>1527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527" calcext:value-type="float">
            <text:p>15527</text:p>
          </table:table-cell>
          <table:table-cell table:formula="of:=(([.F105]-16000)/(40000-16000))+1" office:value-type="float" office:value="0.980291666666667" calcext:value-type="float">
            <text:p>0.980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00" calcext:value-type="float">
            <text:p>-1700</text:p>
          </table:table-cell>
          <table:table-cell office:value-type="float" office:value="751" calcext:value-type="float">
            <text:p>751</text:p>
          </table:table-cell>
          <table:table-cell office:value-type="float" office:value="15509" calcext:value-type="float">
            <text:p>1550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619" calcext:value-type="float">
            <text:p>15619</text:p>
          </table:table-cell>
          <table:table-cell table:formula="of:=(([.F106]-16000)/(40000-16000))+1" office:value-type="float" office:value="0.984125" calcext:value-type="float">
            <text:p>0.984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42" calcext:value-type="float">
            <text:p>-1942</text:p>
          </table:table-cell>
          <table:table-cell office:value-type="float" office:value="2680" calcext:value-type="float">
            <text:p>2680</text:p>
          </table:table-cell>
          <table:table-cell office:value-type="float" office:value="16676" calcext:value-type="float">
            <text:p>1667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7001" calcext:value-type="float">
            <text:p>17001</text:p>
          </table:table-cell>
          <table:table-cell table:formula="of:=(([.F107]-16000)/(40000-16000))+1" office:value-type="float" office:value="1.04170833333333" calcext:value-type="float">
            <text:p>1.041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101" calcext:value-type="float">
            <text:p>-3101</text:p>
          </table:table-cell>
          <table:table-cell office:value-type="float" office:value="4968" calcext:value-type="float">
            <text:p>4968</text:p>
          </table:table-cell>
          <table:table-cell office:value-type="float" office:value="16054" calcext:value-type="float">
            <text:p>1605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088" calcext:value-type="float">
            <text:p>17088</text:p>
          </table:table-cell>
          <table:table-cell table:formula="of:=(([.F108]-16000)/(40000-16000))+1" office:value-type="float" office:value="1.04533333333333" calcext:value-type="float">
            <text:p>1.045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312" calcext:value-type="float">
            <text:p>-2312</text:p>
          </table:table-cell>
          <table:table-cell office:value-type="float" office:value="-1595" calcext:value-type="float">
            <text:p>-1595</text:p>
          </table:table-cell>
          <table:table-cell office:value-type="float" office:value="15275" calcext:value-type="float">
            <text:p>15275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531" calcext:value-type="float">
            <text:p>15531</text:p>
          </table:table-cell>
          <table:table-cell table:formula="of:=(([.F109]-16000)/(40000-16000))+1" office:value-type="float" office:value="0.980458333333333" calcext:value-type="float">
            <text:p>0.980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54" calcext:value-type="float">
            <text:p>-1654</text:p>
          </table:table-cell>
          <table:table-cell office:value-type="float" office:value="1181" calcext:value-type="float">
            <text:p>1181</text:p>
          </table:table-cell>
          <table:table-cell office:value-type="float" office:value="17040" calcext:value-type="float">
            <text:p>1704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160" calcext:value-type="float">
            <text:p>17160</text:p>
          </table:table-cell>
          <table:table-cell table:formula="of:=(([.F110]-16000)/(40000-16000))+1" office:value-type="float" office:value="1.04833333333333" calcext:value-type="float">
            <text:p>1.048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1880" calcext:value-type="float">
            <text:p>1880</text:p>
          </table:table-cell>
          <table:table-cell office:value-type="float" office:value="15272" calcext:value-type="float">
            <text:p>1527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800" calcext:value-type="float">
            <text:p>15800</text:p>
          </table:table-cell>
          <table:table-cell table:formula="of:=(([.F111]-16000)/(40000-16000))+1" office:value-type="float" office:value="0.991666666666667" calcext:value-type="float">
            <text:p>0.991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-6" calcext:value-type="float">
            <text:p>-6</text:p>
          </table:table-cell>
          <table:table-cell office:value-type="float" office:value="17206" calcext:value-type="float">
            <text:p>1720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385" calcext:value-type="float">
            <text:p>17385</text:p>
          </table:table-cell>
          <table:table-cell table:formula="of:=(([.F112]-16000)/(40000-16000))+1" office:value-type="float" office:value="1.05770833333333" calcext:value-type="float">
            <text:p>1.057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779" calcext:value-type="float">
            <text:p>-4779</text:p>
          </table:table-cell>
          <table:table-cell office:value-type="float" office:value="-1438" calcext:value-type="float">
            <text:p>-1438</text:p>
          </table:table-cell>
          <table:table-cell office:value-type="float" office:value="15565" calcext:value-type="float">
            <text:p>1556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6345" calcext:value-type="float">
            <text:p>16345</text:p>
          </table:table-cell>
          <table:table-cell table:formula="of:=(([.F113]-16000)/(40000-16000))+1" office:value-type="float" office:value="1.014375" calcext:value-type="float">
            <text:p>1.014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86" calcext:value-type="float">
            <text:p>-1686</text:p>
          </table:table-cell>
          <table:table-cell office:value-type="float" office:value="-2300" calcext:value-type="float">
            <text:p>-2300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292" calcext:value-type="float">
            <text:p>16292</text:p>
          </table:table-cell>
          <table:table-cell table:formula="of:=(([.F114]-16000)/(40000-16000))+1" office:value-type="float" office:value="1.01216666666667" calcext:value-type="float">
            <text:p>1.012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549" calcext:value-type="float">
            <text:p>-2549</text:p>
          </table:table-cell>
          <table:table-cell office:value-type="float" office:value="1017" calcext:value-type="float">
            <text:p>1017</text:p>
          </table:table-cell>
          <table:table-cell office:value-type="float" office:value="16552" calcext:value-type="float">
            <text:p>1655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777" calcext:value-type="float">
            <text:p>16777</text:p>
          </table:table-cell>
          <table:table-cell table:formula="of:=(([.F115]-16000)/(40000-16000))+1" office:value-type="float" office:value="1.032375" calcext:value-type="float">
            <text:p>1.032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34" calcext:value-type="float">
            <text:p>-1134</text:p>
          </table:table-cell>
          <table:table-cell office:value-type="float" office:value="1114" calcext:value-type="float">
            <text:p>1114</text:p>
          </table:table-cell>
          <table:table-cell office:value-type="float" office:value="17077" calcext:value-type="float">
            <text:p>1707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7150" calcext:value-type="float">
            <text:p>17150</text:p>
          </table:table-cell>
          <table:table-cell table:formula="of:=(([.F116]-16000)/(40000-16000))+1" office:value-type="float" office:value="1.04791666666667" calcext:value-type="float">
            <text:p>1.047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048" calcext:value-type="float">
            <text:p>-1048</text:p>
          </table:table-cell>
          <table:table-cell office:value-type="float" office:value="-464" calcext:value-type="float">
            <text:p>-464</text:p>
          </table:table-cell>
          <table:table-cell office:value-type="float" office:value="16561" calcext:value-type="float">
            <text:p>16561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600" calcext:value-type="float">
            <text:p>16600</text:p>
          </table:table-cell>
          <table:table-cell table:formula="of:=(([.F117]-16000)/(40000-16000))+1" office:value-type="float" office:value="1.025" calcext:value-type="float">
            <text:p>1.0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645" calcext:value-type="float">
            <text:p>-2645</text:p>
          </table:table-cell>
          <table:table-cell office:value-type="float" office:value="-1268" calcext:value-type="float">
            <text:p>-1268</text:p>
          </table:table-cell>
          <table:table-cell office:value-type="float" office:value="16075" calcext:value-type="float">
            <text:p>1607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340" calcext:value-type="float">
            <text:p>16340</text:p>
          </table:table-cell>
          <table:table-cell table:formula="of:=(([.F118]-16000)/(40000-16000))+1" office:value-type="float" office:value="1.01416666666667" calcext:value-type="float">
            <text:p>1.014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282" calcext:value-type="float">
            <text:p>-5282</text:p>
          </table:table-cell>
          <table:table-cell office:value-type="float" office:value="2717" calcext:value-type="float">
            <text:p>2717</text:p>
          </table:table-cell>
          <table:table-cell office:value-type="float" office:value="15324" calcext:value-type="float">
            <text:p>1532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434" calcext:value-type="float">
            <text:p>16434</text:p>
          </table:table-cell>
          <table:table-cell table:formula="of:=(([.F119]-16000)/(40000-16000))+1" office:value-type="float" office:value="1.01808333333333" calcext:value-type="float">
            <text:p>1.018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715" calcext:value-type="float">
            <text:p>-2715</text:p>
          </table:table-cell>
          <table:table-cell office:value-type="float" office:value="-97" calcext:value-type="float">
            <text:p>-97</text:p>
          </table:table-cell>
          <table:table-cell office:value-type="float" office:value="15459" calcext:value-type="float">
            <text:p>1545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695" calcext:value-type="float">
            <text:p>15695</text:p>
          </table:table-cell>
          <table:table-cell table:formula="of:=(([.F120]-16000)/(40000-16000))+1" office:value-type="float" office:value="0.987291666666667" calcext:value-type="float">
            <text:p>0.987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45" calcext:value-type="float">
            <text:p>1045</text:p>
          </table:table-cell>
          <table:table-cell office:value-type="float" office:value="16651" calcext:value-type="float">
            <text:p>16651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6711" calcext:value-type="float">
            <text:p>16711</text:p>
          </table:table-cell>
          <table:table-cell table:formula="of:=(([.F121]-16000)/(40000-16000))+1" office:value-type="float" office:value="1.029625" calcext:value-type="float">
            <text:p>1.029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688" calcext:value-type="float">
            <text:p>-4688</text:p>
          </table:table-cell>
          <table:table-cell office:value-type="float" office:value="3578" calcext:value-type="float">
            <text:p>3578</text:p>
          </table:table-cell>
          <table:table-cell office:value-type="float" office:value="14490" calcext:value-type="float">
            <text:p>14490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644" calcext:value-type="float">
            <text:p>15644</text:p>
          </table:table-cell>
          <table:table-cell table:formula="of:=(([.F122]-16000)/(40000-16000))+1" office:value-type="float" office:value="0.985166666666667" calcext:value-type="float">
            <text:p>0.985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25" calcext:value-type="float">
            <text:p>-2425</text:p>
          </table:table-cell>
          <table:table-cell office:value-type="float" office:value="3628" calcext:value-type="float">
            <text:p>3628</text:p>
          </table:table-cell>
          <table:table-cell office:value-type="float" office:value="16391" calcext:value-type="float">
            <text:p>16391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6961" calcext:value-type="float">
            <text:p>16961</text:p>
          </table:table-cell>
          <table:table-cell table:formula="of:=(([.F123]-16000)/(40000-16000))+1" office:value-type="float" office:value="1.04004166666667" calcext:value-type="float">
            <text:p>1.0400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034" calcext:value-type="float">
            <text:p>-3034</text:p>
          </table:table-cell>
          <table:table-cell office:value-type="float" office:value="-531" calcext:value-type="float">
            <text:p>-531</text:p>
          </table:table-cell>
          <table:table-cell office:value-type="float" office:value="16639" calcext:value-type="float">
            <text:p>1663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6921" calcext:value-type="float">
            <text:p>16921</text:p>
          </table:table-cell>
          <table:table-cell table:formula="of:=(([.F124]-16000)/(40000-16000))+1" office:value-type="float" office:value="1.038375" calcext:value-type="float">
            <text:p>1.03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66" calcext:value-type="float">
            <text:p>-1766</text:p>
          </table:table-cell>
          <table:table-cell office:value-type="float" office:value="-1499" calcext:value-type="float">
            <text:p>-1499</text:p>
          </table:table-cell>
          <table:table-cell office:value-type="float" office:value="16017" calcext:value-type="float">
            <text:p>1601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6183" calcext:value-type="float">
            <text:p>16183</text:p>
          </table:table-cell>
          <table:table-cell table:formula="of:=(([.F125]-16000)/(40000-16000))+1" office:value-type="float" office:value="1.007625" calcext:value-type="float">
            <text:p>1.007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79" calcext:value-type="float">
            <text:p>-1479</text:p>
          </table:table-cell>
          <table:table-cell office:value-type="float" office:value="583" calcext:value-type="float">
            <text:p>583</text:p>
          </table:table-cell>
          <table:table-cell office:value-type="float" office:value="16032" calcext:value-type="float">
            <text:p>1603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6110" calcext:value-type="float">
            <text:p>16110</text:p>
          </table:table-cell>
          <table:table-cell table:formula="of:=(([.F126]-16000)/(40000-16000))+1" office:value-type="float" office:value="1.00458333333333" calcext:value-type="float">
            <text:p>1.004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373" calcext:value-type="float">
            <text:p>-1373</text:p>
          </table:table-cell>
          <table:table-cell office:value-type="float" office:value="-347" calcext:value-type="float">
            <text:p>-347</text:p>
          </table:table-cell>
          <table:table-cell office:value-type="float" office:value="15699" calcext:value-type="float">
            <text:p>1569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762" calcext:value-type="float">
            <text:p>15762</text:p>
          </table:table-cell>
          <table:table-cell table:formula="of:=(([.F127]-16000)/(40000-16000))+1" office:value-type="float" office:value="0.990083333333333" calcext:value-type="float">
            <text:p>0.990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334" calcext:value-type="float">
            <text:p>-1334</text:p>
          </table:table-cell>
          <table:table-cell office:value-type="float" office:value="2188" calcext:value-type="float">
            <text:p>2188</text:p>
          </table:table-cell>
          <table:table-cell office:value-type="float" office:value="15350" calcext:value-type="float">
            <text:p>1535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562" calcext:value-type="float">
            <text:p>15562</text:p>
          </table:table-cell>
          <table:table-cell table:formula="of:=(([.F128]-16000)/(40000-16000))+1" office:value-type="float" office:value="0.98175" calcext:value-type="float">
            <text:p>0.981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-2645" calcext:value-type="float">
            <text:p>-2645</text:p>
          </table:table-cell>
          <table:table-cell office:value-type="float" office:value="13427" calcext:value-type="float">
            <text:p>13427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4269" calcext:value-type="float">
            <text:p>14269</text:p>
          </table:table-cell>
          <table:table-cell table:formula="of:=(([.F129]-16000)/(40000-16000))+1" office:value-type="float" office:value="0.927875" calcext:value-type="float">
            <text:p>0.927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51" calcext:value-type="float">
            <text:p>-1951</text:p>
          </table:table-cell>
          <table:table-cell office:value-type="float" office:value="263" calcext:value-type="float">
            <text:p>263</text:p>
          </table:table-cell>
          <table:table-cell office:value-type="float" office:value="17081" calcext:value-type="float">
            <text:p>1708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194" calcext:value-type="float">
            <text:p>17194</text:p>
          </table:table-cell>
          <table:table-cell table:formula="of:=(([.F130]-16000)/(40000-16000))+1" office:value-type="float" office:value="1.04975" calcext:value-type="float">
            <text:p>1.049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-3595" calcext:value-type="float">
            <text:p>-3595</text:p>
          </table:table-cell>
          <table:table-cell office:value-type="float" office:value="15508" calcext:value-type="float">
            <text:p>15508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922" calcext:value-type="float">
            <text:p>15922</text:p>
          </table:table-cell>
          <table:table-cell table:formula="of:=(([.F131]-16000)/(40000-16000))+1" office:value-type="float" office:value="0.99675" calcext:value-type="float">
            <text:p>0.996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34" calcext:value-type="float">
            <text:p>1634</text:p>
          </table:table-cell>
          <table:table-cell office:value-type="float" office:value="14027" calcext:value-type="float">
            <text:p>1402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4137" calcext:value-type="float">
            <text:p>14137</text:p>
          </table:table-cell>
          <table:table-cell table:formula="of:=(([.F132]-16000)/(40000-16000))+1" office:value-type="float" office:value="0.922375" calcext:value-type="float">
            <text:p>0.922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045" calcext:value-type="float">
            <text:p>-1045</text:p>
          </table:table-cell>
          <table:table-cell office:value-type="float" office:value="17005" calcext:value-type="float">
            <text:p>1700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7048" calcext:value-type="float">
            <text:p>17048</text:p>
          </table:table-cell>
          <table:table-cell table:formula="of:=(([.F133]-16000)/(40000-16000))+1" office:value-type="float" office:value="1.04366666666667" calcext:value-type="float">
            <text:p>1.043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276" calcext:value-type="float">
            <text:p>-4276</text:p>
          </table:table-cell>
          <table:table-cell office:value-type="float" office:value="3146" calcext:value-type="float">
            <text:p>3146</text:p>
          </table:table-cell>
          <table:table-cell office:value-type="float" office:value="14260" calcext:value-type="float">
            <text:p>14260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216" calcext:value-type="float">
            <text:p>15216</text:p>
          </table:table-cell>
          <table:table-cell table:formula="of:=(([.F134]-16000)/(40000-16000))+1" office:value-type="float" office:value="0.967333333333333" calcext:value-type="float">
            <text:p>0.967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68" calcext:value-type="float">
            <text:p>-1168</text:p>
          </table:table-cell>
          <table:table-cell office:value-type="float" office:value="-1956" calcext:value-type="float">
            <text:p>-1956</text:p>
          </table:table-cell>
          <table:table-cell office:value-type="float" office:value="14610" calcext:value-type="float">
            <text:p>1461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4786" calcext:value-type="float">
            <text:p>14786</text:p>
          </table:table-cell>
          <table:table-cell table:formula="of:=(([.F135]-16000)/(40000-16000))+1" office:value-type="float" office:value="0.949416666666667" calcext:value-type="float">
            <text:p>0.949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829" calcext:value-type="float">
            <text:p>-2829</text:p>
          </table:table-cell>
          <table:table-cell office:value-type="float" office:value="466" calcext:value-type="float">
            <text:p>466</text:p>
          </table:table-cell>
          <table:table-cell office:value-type="float" office:value="17894" calcext:value-type="float">
            <text:p>1789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8122" calcext:value-type="float">
            <text:p>18122</text:p>
          </table:table-cell>
          <table:table-cell table:formula="of:=(([.F136]-16000)/(40000-16000))+1" office:value-type="float" office:value="1.08841666666667" calcext:value-type="float">
            <text:p>1.088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699" calcext:value-type="float">
            <text:p>-2699</text:p>
          </table:table-cell>
          <table:table-cell office:value-type="float" office:value="3283" calcext:value-type="float">
            <text:p>3283</text:p>
          </table:table-cell>
          <table:table-cell office:value-type="float" office:value="17326" calcext:value-type="float">
            <text:p>1732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7839" calcext:value-type="float">
            <text:p>17839</text:p>
          </table:table-cell>
          <table:table-cell table:formula="of:=(([.F137]-16000)/(40000-16000))+1" office:value-type="float" office:value="1.076625" calcext:value-type="float">
            <text:p>1.076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901" calcext:value-type="float">
            <text:p>-4901</text:p>
          </table:table-cell>
          <table:table-cell office:value-type="float" office:value="2614" calcext:value-type="float">
            <text:p>2614</text:p>
          </table:table-cell>
          <table:table-cell office:value-type="float" office:value="15860" calcext:value-type="float">
            <text:p>15860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804" calcext:value-type="float">
            <text:p>16804</text:p>
          </table:table-cell>
          <table:table-cell table:formula="of:=(([.F138]-16000)/(40000-16000))+1" office:value-type="float" office:value="1.0335" calcext:value-type="float">
            <text:p>1.03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41" calcext:value-type="float">
            <text:p>-441</text:p>
          </table:table-cell>
          <table:table-cell office:value-type="float" office:value="1937" calcext:value-type="float">
            <text:p>1937</text:p>
          </table:table-cell>
          <table:table-cell office:value-type="float" office:value="15424" calcext:value-type="float">
            <text:p>1542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5551" calcext:value-type="float">
            <text:p>15551</text:p>
          </table:table-cell>
          <table:table-cell table:formula="of:=(([.F139]-16000)/(40000-16000))+1" office:value-type="float" office:value="0.981291666666667" calcext:value-type="float">
            <text:p>0.981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69" calcext:value-type="float">
            <text:p>-869</text:p>
          </table:table-cell>
          <table:table-cell office:value-type="float" office:value="3226" calcext:value-type="float">
            <text:p>3226</text:p>
          </table:table-cell>
          <table:table-cell office:value-type="float" office:value="14894" calcext:value-type="float">
            <text:p>14894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5264" calcext:value-type="float">
            <text:p>15264</text:p>
          </table:table-cell>
          <table:table-cell table:formula="of:=(([.F140]-16000)/(40000-16000))+1" office:value-type="float" office:value="0.969333333333333" calcext:value-type="float">
            <text:p>0.969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432" calcext:value-type="float">
            <text:p>-4432</text:p>
          </table:table-cell>
          <table:table-cell office:value-type="float" office:value="-1046" calcext:value-type="float">
            <text:p>-1046</text:p>
          </table:table-cell>
          <table:table-cell office:value-type="float" office:value="11555" calcext:value-type="float">
            <text:p>1155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419" calcext:value-type="float">
            <text:p>12419</text:p>
          </table:table-cell>
          <table:table-cell table:formula="of:=(([.F141]-16000)/(40000-16000))+1" office:value-type="float" office:value="0.850791666666667" calcext:value-type="float">
            <text:p>0.850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84" calcext:value-type="float">
            <text:p>-1784</text:p>
          </table:table-cell>
          <table:table-cell office:value-type="float" office:value="-42" calcext:value-type="float">
            <text:p>-42</text:p>
          </table:table-cell>
          <table:table-cell office:value-type="float" office:value="15818" calcext:value-type="float">
            <text:p>15818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918" calcext:value-type="float">
            <text:p>15918</text:p>
          </table:table-cell>
          <table:table-cell table:formula="of:=(([.F142]-16000)/(40000-16000))+1" office:value-type="float" office:value="0.996583333333333" calcext:value-type="float">
            <text:p>0.996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331" calcext:value-type="float">
            <text:p>2331</text:p>
          </table:table-cell>
          <table:table-cell office:value-type="float" office:value="16175" calcext:value-type="float">
            <text:p>161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407" calcext:value-type="float">
            <text:p>16407</text:p>
          </table:table-cell>
          <table:table-cell table:formula="of:=(([.F143]-16000)/(40000-16000))+1" office:value-type="float" office:value="1.01695833333333" calcext:value-type="float">
            <text:p>1.016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1" calcext:value-type="float">
            <text:p>-1221</text:p>
          </table:table-cell>
          <table:table-cell office:value-type="float" office:value="2053" calcext:value-type="float">
            <text:p>2053</text:p>
          </table:table-cell>
          <table:table-cell office:value-type="float" office:value="14650" calcext:value-type="float">
            <text:p>1465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4843" calcext:value-type="float">
            <text:p>14843</text:p>
          </table:table-cell>
          <table:table-cell table:formula="of:=(([.F144]-16000)/(40000-16000))+1" office:value-type="float" office:value="0.951791666666667" calcext:value-type="float">
            <text:p>0.9517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57" calcext:value-type="float">
            <text:p>-457</text:p>
          </table:table-cell>
          <table:table-cell office:value-type="float" office:value="-1227" calcext:value-type="float">
            <text:p>-1227</text:p>
          </table:table-cell>
          <table:table-cell office:value-type="float" office:value="16170" calcext:value-type="float">
            <text:p>1617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6222" calcext:value-type="float">
            <text:p>16222</text:p>
          </table:table-cell>
          <table:table-cell table:formula="of:=(([.F145]-16000)/(40000-16000))+1" office:value-type="float" office:value="1.00925" calcext:value-type="float">
            <text:p>1.009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03" calcext:value-type="float">
            <text:p>-603</text:p>
          </table:table-cell>
          <table:table-cell office:value-type="float" office:value="-990" calcext:value-type="float">
            <text:p>-990</text:p>
          </table:table-cell>
          <table:table-cell office:value-type="float" office:value="15437" calcext:value-type="float">
            <text:p>1543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5480" calcext:value-type="float">
            <text:p>15480</text:p>
          </table:table-cell>
          <table:table-cell table:formula="of:=(([.F146]-16000)/(40000-16000))+1" office:value-type="float" office:value="0.978333333333333" calcext:value-type="float">
            <text:p>0.978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3733" calcext:value-type="float">
            <text:p>-3733</text:p>
          </table:table-cell>
          <table:table-cell office:value-type="float" office:value="17548" calcext:value-type="float">
            <text:p>1754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943" calcext:value-type="float">
            <text:p>17943</text:p>
          </table:table-cell>
          <table:table-cell table:formula="of:=(([.F147]-16000)/(40000-16000))+1" office:value-type="float" office:value="1.08095833333333" calcext:value-type="float">
            <text:p>1.080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9" calcext:value-type="float">
            <text:p>4749</text:p>
          </table:table-cell>
          <table:table-cell office:value-type="float" office:value="-1061" calcext:value-type="float">
            <text:p>-1061</text:p>
          </table:table-cell>
          <table:table-cell office:value-type="float" office:value="15674" calcext:value-type="float">
            <text:p>1567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6411" calcext:value-type="float">
            <text:p>16411</text:p>
          </table:table-cell>
          <table:table-cell table:formula="of:=(([.F148]-16000)/(40000-16000))+1" office:value-type="float" office:value="1.017125" calcext:value-type="float">
            <text:p>1.017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735" calcext:value-type="float">
            <text:p>-1735</text:p>
          </table:table-cell>
          <table:table-cell office:value-type="float" office:value="-462" calcext:value-type="float">
            <text:p>-462</text:p>
          </table:table-cell>
          <table:table-cell office:value-type="float" office:value="17472" calcext:value-type="float">
            <text:p>17472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564" calcext:value-type="float">
            <text:p>17564</text:p>
          </table:table-cell>
          <table:table-cell table:formula="of:=(([.F149]-16000)/(40000-16000))+1" office:value-type="float" office:value="1.06516666666667" calcext:value-type="float">
            <text:p>1.065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18" calcext:value-type="float">
            <text:p>-1118</text:p>
          </table:table-cell>
          <table:table-cell office:value-type="float" office:value="-137" calcext:value-type="float">
            <text:p>-137</text:p>
          </table:table-cell>
          <table:table-cell office:value-type="float" office:value="17581" calcext:value-type="float">
            <text:p>1758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617" calcext:value-type="float">
            <text:p>17617</text:p>
          </table:table-cell>
          <table:table-cell table:formula="of:=(([.F150]-16000)/(40000-16000))+1" office:value-type="float" office:value="1.067375" calcext:value-type="float">
            <text:p>1.067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44" calcext:value-type="float">
            <text:p>-1244</text:p>
          </table:table-cell>
          <table:table-cell office:value-type="float" office:value="-1283" calcext:value-type="float">
            <text:p>-1283</text:p>
          </table:table-cell>
          <table:table-cell office:value-type="float" office:value="16685" calcext:value-type="float">
            <text:p>16685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780" calcext:value-type="float">
            <text:p>16780</text:p>
          </table:table-cell>
          <table:table-cell table:formula="of:=(([.F151]-16000)/(40000-16000))+1" office:value-type="float" office:value="1.0325" calcext:value-type="float">
            <text:p>1.0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119" calcext:value-type="float">
            <text:p>-1119</text:p>
          </table:table-cell>
          <table:table-cell office:value-type="float" office:value="-1464" calcext:value-type="float">
            <text:p>-1464</text:p>
          </table:table-cell>
          <table:table-cell office:value-type="float" office:value="14334" calcext:value-type="float">
            <text:p>14334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451" calcext:value-type="float">
            <text:p>14451</text:p>
          </table:table-cell>
          <table:table-cell table:formula="of:=(([.F152]-16000)/(40000-16000))+1" office:value-type="float" office:value="0.935458333333333" calcext:value-type="float">
            <text:p>0.935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24" calcext:value-type="float">
            <text:p>-1924</text:p>
          </table:table-cell>
          <table:table-cell office:value-type="float" office:value="-936" calcext:value-type="float">
            <text:p>-936</text:p>
          </table:table-cell>
          <table:table-cell office:value-type="float" office:value="16624" calcext:value-type="float">
            <text:p>1662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6761" calcext:value-type="float">
            <text:p>16761</text:p>
          </table:table-cell>
          <table:table-cell table:formula="of:=(([.F153]-16000)/(40000-16000))+1" office:value-type="float" office:value="1.03170833333333" calcext:value-type="float">
            <text:p>1.03170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770" calcext:value-type="float">
            <text:p>-4770</text:p>
          </table:table-cell>
          <table:table-cell office:value-type="float" office:value="2645" calcext:value-type="float">
            <text:p>2645</text:p>
          </table:table-cell>
          <table:table-cell office:value-type="float" office:value="12712" calcext:value-type="float">
            <text:p>1271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3832" calcext:value-type="float">
            <text:p>13832</text:p>
          </table:table-cell>
          <table:table-cell table:formula="of:=(([.F154]-16000)/(40000-16000))+1" office:value-type="float" office:value="0.909666666666667" calcext:value-type="float">
            <text:p>0.9096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423" calcext:value-type="float">
            <text:p>-1423</text:p>
          </table:table-cell>
          <table:table-cell office:value-type="float" office:value="581" calcext:value-type="float">
            <text:p>581</text:p>
          </table:table-cell>
          <table:table-cell office:value-type="float" office:value="15315" calcext:value-type="float">
            <text:p>1531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391" calcext:value-type="float">
            <text:p>15391</text:p>
          </table:table-cell>
          <table:table-cell table:formula="of:=(([.F155]-16000)/(40000-16000))+1" office:value-type="float" office:value="0.974625" calcext:value-type="float">
            <text:p>0.974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679" calcext:value-type="float">
            <text:p>-6679</text:p>
          </table:table-cell>
          <table:table-cell office:value-type="float" office:value="1277" calcext:value-type="float">
            <text:p>1277</text:p>
          </table:table-cell>
          <table:table-cell office:value-type="float" office:value="16254" calcext:value-type="float">
            <text:p>16254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7619" calcext:value-type="float">
            <text:p>17619</text:p>
          </table:table-cell>
          <table:table-cell table:formula="of:=(([.F156]-16000)/(40000-16000))+1" office:value-type="float" office:value="1.06745833333333" calcext:value-type="float">
            <text:p>1.067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06" calcext:value-type="float">
            <text:p>-2406</text:p>
          </table:table-cell>
          <table:table-cell office:value-type="float" office:value="1357" calcext:value-type="float">
            <text:p>1357</text:p>
          </table:table-cell>
          <table:table-cell office:value-type="float" office:value="16660" calcext:value-type="float">
            <text:p>1666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6887" calcext:value-type="float">
            <text:p>16887</text:p>
          </table:table-cell>
          <table:table-cell table:formula="of:=(([.F157]-16000)/(40000-16000))+1" office:value-type="float" office:value="1.03695833333333" calcext:value-type="float">
            <text:p>1.036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702" calcext:value-type="float">
            <text:p>-702</text:p>
          </table:table-cell>
          <table:table-cell office:value-type="float" office:value="2425" calcext:value-type="float">
            <text:p>2425</text:p>
          </table:table-cell>
          <table:table-cell office:value-type="float" office:value="17945" calcext:value-type="float">
            <text:p>1794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121" calcext:value-type="float">
            <text:p>18121</text:p>
          </table:table-cell>
          <table:table-cell table:formula="of:=(([.F158]-16000)/(40000-16000))+1" office:value-type="float" office:value="1.088375" calcext:value-type="float">
            <text:p>1.088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12" calcext:value-type="float">
            <text:p>-1812</text:p>
          </table:table-cell>
          <table:table-cell office:value-type="float" office:value="-1934" calcext:value-type="float">
            <text:p>-1934</text:p>
          </table:table-cell>
          <table:table-cell office:value-type="float" office:value="15499" calcext:value-type="float">
            <text:p>15499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5723" calcext:value-type="float">
            <text:p>15723</text:p>
          </table:table-cell>
          <table:table-cell table:formula="of:=(([.F159]-16000)/(40000-16000))+1" office:value-type="float" office:value="0.988458333333333" calcext:value-type="float">
            <text:p>0.9884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28" calcext:value-type="float">
            <text:p>-1528</text:p>
          </table:table-cell>
          <table:table-cell office:value-type="float" office:value="4261" calcext:value-type="float">
            <text:p>4261</text:p>
          </table:table-cell>
          <table:table-cell office:value-type="float" office:value="15744" calcext:value-type="float">
            <text:p>1574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6381" calcext:value-type="float">
            <text:p>16381</text:p>
          </table:table-cell>
          <table:table-cell table:formula="of:=(([.F160]-16000)/(40000-16000))+1" office:value-type="float" office:value="1.015875" calcext:value-type="float">
            <text:p>1.0158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227" calcext:value-type="float">
            <text:p>-1227</text:p>
          </table:table-cell>
          <table:table-cell office:value-type="float" office:value="-707" calcext:value-type="float">
            <text:p>-707</text:p>
          </table:table-cell>
          <table:table-cell office:value-type="float" office:value="15652" calcext:value-type="float">
            <text:p>1565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5715" calcext:value-type="float">
            <text:p>15715</text:p>
          </table:table-cell>
          <table:table-cell table:formula="of:=(([.F161]-16000)/(40000-16000))+1" office:value-type="float" office:value="0.988125" calcext:value-type="float">
            <text:p>0.988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82" calcext:value-type="float">
            <text:p>-2182</text:p>
          </table:table-cell>
          <table:table-cell office:value-type="float" office:value="658" calcext:value-type="float">
            <text:p>658</text:p>
          </table:table-cell>
          <table:table-cell office:value-type="float" office:value="15384" calcext:value-type="float">
            <text:p>15384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5551" calcext:value-type="float">
            <text:p>15551</text:p>
          </table:table-cell>
          <table:table-cell table:formula="of:=(([.F162]-16000)/(40000-16000))+1" office:value-type="float" office:value="0.981291666666667" calcext:value-type="float">
            <text:p>0.981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01" calcext:value-type="float">
            <text:p>-1801</text:p>
          </table:table-cell>
          <table:table-cell office:value-type="float" office:value="2240" calcext:value-type="float">
            <text:p>2240</text:p>
          </table:table-cell>
          <table:table-cell office:value-type="float" office:value="17114" calcext:value-type="float">
            <text:p>1711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7353" calcext:value-type="float">
            <text:p>17353</text:p>
          </table:table-cell>
          <table:table-cell table:formula="of:=(([.F163]-16000)/(40000-16000))+1" office:value-type="float" office:value="1.056375" calcext:value-type="float">
            <text:p>1.056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277" calcext:value-type="float">
            <text:p>-2277</text:p>
          </table:table-cell>
          <table:table-cell office:value-type="float" office:value="-507" calcext:value-type="float">
            <text:p>-507</text:p>
          </table:table-cell>
          <table:table-cell office:value-type="float" office:value="14614" calcext:value-type="float">
            <text:p>14614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4799" calcext:value-type="float">
            <text:p>14799</text:p>
          </table:table-cell>
          <table:table-cell table:formula="of:=(([.F164]-16000)/(40000-16000))+1" office:value-type="float" office:value="0.949958333333333" calcext:value-type="float">
            <text:p>0.949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19" calcext:value-type="float">
            <text:p>-1519</text:p>
          </table:table-cell>
          <table:table-cell office:value-type="float" office:value="1195" calcext:value-type="float">
            <text:p>1195</text:p>
          </table:table-cell>
          <table:table-cell office:value-type="float" office:value="18187" calcext:value-type="float">
            <text:p>1818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8289" calcext:value-type="float">
            <text:p>18289</text:p>
          </table:table-cell>
          <table:table-cell table:formula="of:=(([.F165]-16000)/(40000-16000))+1" office:value-type="float" office:value="1.095375" calcext:value-type="float">
            <text:p>1.095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6590" calcext:value-type="float">
            <text:p>-6590</text:p>
          </table:table-cell>
          <table:table-cell office:value-type="float" office:value="17033" calcext:value-type="float">
            <text:p>17033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8263" calcext:value-type="float">
            <text:p>18263</text:p>
          </table:table-cell>
          <table:table-cell table:formula="of:=(([.F166]-16000)/(40000-16000))+1" office:value-type="float" office:value="1.09429166666667" calcext:value-type="float">
            <text:p>1.09429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554" calcext:value-type="float">
            <text:p>554</text:p>
          </table:table-cell>
          <table:table-cell office:value-type="float" office:value="15958" calcext:value-type="float">
            <text:p>15958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6465" calcext:value-type="float">
            <text:p>16465</text:p>
          </table:table-cell>
          <table:table-cell table:formula="of:=(([.F167]-16000)/(40000-16000))+1" office:value-type="float" office:value="1.019375" calcext:value-type="float">
            <text:p>1.019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675" calcext:value-type="float">
            <text:p>-1675</text:p>
          </table:table-cell>
          <table:table-cell office:value-type="float" office:value="-3352" calcext:value-type="float">
            <text:p>-3352</text:p>
          </table:table-cell>
          <table:table-cell office:value-type="float" office:value="16047" calcext:value-type="float">
            <text:p>1604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478" calcext:value-type="float">
            <text:p>16478</text:p>
          </table:table-cell>
          <table:table-cell table:formula="of:=(([.F168]-16000)/(40000-16000))+1" office:value-type="float" office:value="1.01991666666667" calcext:value-type="float">
            <text:p>1.0199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093" calcext:value-type="float">
            <text:p>-3093</text:p>
          </table:table-cell>
          <table:table-cell office:value-type="float" office:value="2272" calcext:value-type="float">
            <text:p>2272</text:p>
          </table:table-cell>
          <table:table-cell office:value-type="float" office:value="16874" calcext:value-type="float">
            <text:p>1687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7304" calcext:value-type="float">
            <text:p>17304</text:p>
          </table:table-cell>
          <table:table-cell table:formula="of:=(([.F169]-16000)/(40000-16000))+1" office:value-type="float" office:value="1.05433333333333" calcext:value-type="float">
            <text:p>1.054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2775" calcext:value-type="float">
            <text:p>-2775</text:p>
          </table:table-cell>
          <table:table-cell office:value-type="float" office:value="15478" calcext:value-type="float">
            <text:p>1547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5727" calcext:value-type="float">
            <text:p>15727</text:p>
          </table:table-cell>
          <table:table-cell table:formula="of:=(([.F170]-16000)/(40000-16000))+1" office:value-type="float" office:value="0.988625" calcext:value-type="float">
            <text:p>0.988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64" calcext:value-type="float">
            <text:p>-2464</text:p>
          </table:table-cell>
          <table:table-cell office:value-type="float" office:value="296" calcext:value-type="float">
            <text:p>296</text:p>
          </table:table-cell>
          <table:table-cell office:value-type="float" office:value="18556" calcext:value-type="float">
            <text:p>18556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8721" calcext:value-type="float">
            <text:p>18721</text:p>
          </table:table-cell>
          <table:table-cell table:formula="of:=(([.F171]-16000)/(40000-16000))+1" office:value-type="float" office:value="1.113375" calcext:value-type="float">
            <text:p>1.113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507" calcext:value-type="float">
            <text:p>-1507</text:p>
          </table:table-cell>
          <table:table-cell office:value-type="float" office:value="694" calcext:value-type="float">
            <text:p>694</text:p>
          </table:table-cell>
          <table:table-cell office:value-type="float" office:value="15675" calcext:value-type="float">
            <text:p>15675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5762" calcext:value-type="float">
            <text:p>15762</text:p>
          </table:table-cell>
          <table:table-cell table:formula="of:=(([.F172]-16000)/(40000-16000))+1" office:value-type="float" office:value="0.990083333333333" calcext:value-type="float">
            <text:p>0.9900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21" calcext:value-type="float">
            <text:p>-2421</text:p>
          </table:table-cell>
          <table:table-cell office:value-type="float" office:value="400" calcext:value-type="float">
            <text:p>400</text:p>
          </table:table-cell>
          <table:table-cell office:value-type="float" office:value="17484" calcext:value-type="float">
            <text:p>17484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7655" calcext:value-type="float">
            <text:p>17655</text:p>
          </table:table-cell>
          <table:table-cell table:formula="of:=(([.F173]-16000)/(40000-16000))+1" office:value-type="float" office:value="1.06895833333333" calcext:value-type="float">
            <text:p>1.068958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82" calcext:value-type="float">
            <text:p>-2182</text:p>
          </table:table-cell>
          <table:table-cell office:value-type="float" office:value="476" calcext:value-type="float">
            <text:p>476</text:p>
          </table:table-cell>
          <table:table-cell office:value-type="float" office:value="16308" calcext:value-type="float">
            <text:p>1630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6460" calcext:value-type="float">
            <text:p>16460</text:p>
          </table:table-cell>
          <table:table-cell table:formula="of:=(([.F174]-16000)/(40000-16000))+1" office:value-type="float" office:value="1.01916666666667" calcext:value-type="float">
            <text:p>1.019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74" calcext:value-type="float">
            <text:p>-2474</text:p>
          </table:table-cell>
          <table:table-cell office:value-type="float" office:value="2665" calcext:value-type="float">
            <text:p>2665</text:p>
          </table:table-cell>
          <table:table-cell office:value-type="float" office:value="17676" calcext:value-type="float">
            <text:p>1767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8046" calcext:value-type="float">
            <text:p>18046</text:p>
          </table:table-cell>
          <table:table-cell table:formula="of:=(([.F175]-16000)/(40000-16000))+1" office:value-type="float" office:value="1.08525" calcext:value-type="float">
            <text:p>1.08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3713" calcext:value-type="float">
            <text:p>-3713</text:p>
          </table:table-cell>
          <table:table-cell office:value-type="float" office:value="5327" calcext:value-type="float">
            <text:p>5327</text:p>
          </table:table-cell>
          <table:table-cell office:value-type="float" office:value="15578" calcext:value-type="float">
            <text:p>15578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6877" calcext:value-type="float">
            <text:p>16877</text:p>
          </table:table-cell>
          <table:table-cell table:formula="of:=(([.F176]-16000)/(40000-16000))+1" office:value-type="float" office:value="1.03654166666667" calcext:value-type="float">
            <text:p>1.036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06" calcext:value-type="float">
            <text:p>-1906</text:p>
          </table:table-cell>
          <table:table-cell office:value-type="float" office:value="-319" calcext:value-type="float">
            <text:p>-319</text:p>
          </table:table-cell>
          <table:table-cell office:value-type="float" office:value="14591" calcext:value-type="float">
            <text:p>14591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4718" calcext:value-type="float">
            <text:p>14718</text:p>
          </table:table-cell>
          <table:table-cell table:formula="of:=(([.F177]-16000)/(40000-16000))+1" office:value-type="float" office:value="0.946583333333333" calcext:value-type="float">
            <text:p>0.94658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02" calcext:value-type="float">
            <text:p>-1802</text:p>
          </table:table-cell>
          <table:table-cell office:value-type="float" office:value="-225" calcext:value-type="float">
            <text:p>-225</text:p>
          </table:table-cell>
          <table:table-cell office:value-type="float" office:value="17694" calcext:value-type="float">
            <text:p>17694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7786" calcext:value-type="float">
            <text:p>17786</text:p>
          </table:table-cell>
          <table:table-cell table:formula="of:=(([.F178]-16000)/(40000-16000))+1" office:value-type="float" office:value="1.07441666666667" calcext:value-type="float">
            <text:p>1.074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047" calcext:value-type="float">
            <text:p>-2047</text:p>
          </table:table-cell>
          <table:table-cell office:value-type="float" office:value="2010" calcext:value-type="float">
            <text:p>2010</text:p>
          </table:table-cell>
          <table:table-cell office:value-type="float" office:value="16631" calcext:value-type="float">
            <text:p>1663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6876" calcext:value-type="float">
            <text:p>16876</text:p>
          </table:table-cell>
          <table:table-cell table:formula="of:=(([.F179]-16000)/(40000-16000))+1" office:value-type="float" office:value="1.0365" calcext:value-type="float">
            <text:p>1.03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2" calcext:value-type="float">
            <text:p>-12</text:p>
          </table:table-cell>
          <table:table-cell office:value-type="float" office:value="15663" calcext:value-type="float">
            <text:p>15663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720" calcext:value-type="float">
            <text:p>15720</text:p>
          </table:table-cell>
          <table:table-cell table:formula="of:=(([.F180]-16000)/(40000-16000))+1" office:value-type="float" office:value="0.988333333333333" calcext:value-type="float">
            <text:p>0.988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488" calcext:value-type="float">
            <text:p>-2488</text:p>
          </table:table-cell>
          <table:table-cell office:value-type="float" office:value="2665" calcext:value-type="float">
            <text:p>2665</text:p>
          </table:table-cell>
          <table:table-cell office:value-type="float" office:value="14115" calcext:value-type="float">
            <text:p>14115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578" calcext:value-type="float">
            <text:p>14578</text:p>
          </table:table-cell>
          <table:table-cell table:formula="of:=(([.F181]-16000)/(40000-16000))+1" office:value-type="float" office:value="0.94075" calcext:value-type="float">
            <text:p>0.940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-2953" calcext:value-type="float">
            <text:p>-2953</text:p>
          </table:table-cell>
          <table:table-cell office:value-type="float" office:value="14748" calcext:value-type="float">
            <text:p>14748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5079" calcext:value-type="float">
            <text:p>15079</text:p>
          </table:table-cell>
          <table:table-cell table:formula="of:=(([.F182]-16000)/(40000-16000))+1" office:value-type="float" office:value="0.961625" calcext:value-type="float">
            <text:p>0.9616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352" calcext:value-type="float">
            <text:p>-1352</text:p>
          </table:table-cell>
          <table:table-cell office:value-type="float" office:value="4073" calcext:value-type="float">
            <text:p>4073</text:p>
          </table:table-cell>
          <table:table-cell office:value-type="float" office:value="15378" calcext:value-type="float">
            <text:p>15378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5965" calcext:value-type="float">
            <text:p>15965</text:p>
          </table:table-cell>
          <table:table-cell table:formula="of:=(([.F183]-16000)/(40000-16000))+1" office:value-type="float" office:value="0.998541666666667" calcext:value-type="float">
            <text:p>0.998541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2552" calcext:value-type="float">
            <text:p>-2552</text:p>
          </table:table-cell>
          <table:table-cell office:value-type="float" office:value="15221" calcext:value-type="float">
            <text:p>15221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476" calcext:value-type="float">
            <text:p>15476</text:p>
          </table:table-cell>
          <table:table-cell table:formula="of:=(([.F184]-16000)/(40000-16000))+1" office:value-type="float" office:value="0.978166666666667" calcext:value-type="float">
            <text:p>0.97816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2061" calcext:value-type="float">
            <text:p>-2061</text:p>
          </table:table-cell>
          <table:table-cell office:value-type="float" office:value="16035" calcext:value-type="float">
            <text:p>16035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178" calcext:value-type="float">
            <text:p>16178</text:p>
          </table:table-cell>
          <table:table-cell table:formula="of:=(([.F185]-16000)/(40000-16000))+1" office:value-type="float" office:value="1.00741666666667" calcext:value-type="float">
            <text:p>1.007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713" calcext:value-type="float">
            <text:p>-2713</text:p>
          </table:table-cell>
          <table:table-cell office:value-type="float" office:value="4463" calcext:value-type="float">
            <text:p>4463</text:p>
          </table:table-cell>
          <table:table-cell office:value-type="float" office:value="14650" calcext:value-type="float">
            <text:p>14650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553" calcext:value-type="float">
            <text:p>15553</text:p>
          </table:table-cell>
          <table:table-cell table:formula="of:=(([.F186]-16000)/(40000-16000))+1" office:value-type="float" office:value="0.981375" calcext:value-type="float">
            <text:p>0.981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2762" calcext:value-type="float">
            <text:p>-2762</text:p>
          </table:table-cell>
          <table:table-cell office:value-type="float" office:value="16850" calcext:value-type="float">
            <text:p>1685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086" calcext:value-type="float">
            <text:p>17086</text:p>
          </table:table-cell>
          <table:table-cell table:formula="of:=(([.F187]-16000)/(40000-16000))+1" office:value-type="float" office:value="1.04525" calcext:value-type="float">
            <text:p>1.045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2194" calcext:value-type="float">
            <text:p>-2194</text:p>
          </table:table-cell>
          <table:table-cell office:value-type="float" office:value="1716" calcext:value-type="float">
            <text:p>1716</text:p>
          </table:table-cell>
          <table:table-cell office:value-type="float" office:value="15448" calcext:value-type="float">
            <text:p>15448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697" calcext:value-type="float">
            <text:p>15697</text:p>
          </table:table-cell>
          <table:table-cell table:formula="of:=(([.F188]-16000)/(40000-16000))+1" office:value-type="float" office:value="0.987375" calcext:value-type="float">
            <text:p>0.987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81" calcext:value-type="float">
            <text:p>-581</text:p>
          </table:table-cell>
          <table:table-cell office:value-type="float" office:value="-590" calcext:value-type="float">
            <text:p>-590</text:p>
          </table:table-cell>
          <table:table-cell office:value-type="float" office:value="13681" calcext:value-type="float">
            <text:p>1368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3706" calcext:value-type="float">
            <text:p>13706</text:p>
          </table:table-cell>
          <table:table-cell table:formula="of:=(([.F189]-16000)/(40000-16000))+1" office:value-type="float" office:value="0.904416666666667" calcext:value-type="float">
            <text:p>0.9044166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29" calcext:value-type="float">
            <text:p>-529</text:p>
          </table:table-cell>
          <table:table-cell office:value-type="float" office:value="563" calcext:value-type="float">
            <text:p>563</text:p>
          </table:table-cell>
          <table:table-cell office:value-type="float" office:value="18950" calcext:value-type="float">
            <text:p>189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65" calcext:value-type="float">
            <text:p>18965</text:p>
          </table:table-cell>
          <table:table-cell table:formula="of:=(([.F190]-16000)/(40000-16000))+1" office:value-type="float" office:value="1.12354166666667" calcext:value-type="float">
            <text:p>1.123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453" calcext:value-type="float">
            <text:p>-4453</text:p>
          </table:table-cell>
          <table:table-cell office:value-type="float" office:value="-339" calcext:value-type="float">
            <text:p>-339</text:p>
          </table:table-cell>
          <table:table-cell office:value-type="float" office:value="16537" calcext:value-type="float">
            <text:p>165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129" calcext:value-type="float">
            <text:p>17129</text:p>
          </table:table-cell>
          <table:table-cell table:formula="of:=(([.F191]-16000)/(40000-16000))+1" office:value-type="float" office:value="1.04704166666667" calcext:value-type="float">
            <text:p>1.047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83" calcext:value-type="float">
            <text:p>-1983</text:p>
          </table:table-cell>
          <table:table-cell office:value-type="float" office:value="3229" calcext:value-type="float">
            <text:p>3229</text:p>
          </table:table-cell>
          <table:table-cell office:value-type="float" office:value="17163" calcext:value-type="float">
            <text:p>171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576" calcext:value-type="float">
            <text:p>17576</text:p>
          </table:table-cell>
          <table:table-cell table:formula="of:=(([.F192]-16000)/(40000-16000))+1" office:value-type="float" office:value="1.06566666666667" calcext:value-type="float">
            <text:p>1.065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083" calcext:value-type="float">
            <text:p>-2083</text:p>
          </table:table-cell>
          <table:table-cell office:value-type="float" office:value="3308" calcext:value-type="float">
            <text:p>3308</text:p>
          </table:table-cell>
          <table:table-cell office:value-type="float" office:value="13922" calcext:value-type="float">
            <text:p>139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460" calcext:value-type="float">
            <text:p>14460</text:p>
          </table:table-cell>
          <table:table-cell table:formula="of:=(([.F193]-16000)/(40000-16000))+1" office:value-type="float" office:value="0.935833333333333" calcext:value-type="float">
            <text:p>0.935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3" calcext:value-type="float">
            <text:p>-1473</text:p>
          </table:table-cell>
          <table:table-cell office:value-type="float" office:value="-61" calcext:value-type="float">
            <text:p>-61</text:p>
          </table:table-cell>
          <table:table-cell office:value-type="float" office:value="16458" calcext:value-type="float">
            <text:p>164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523" calcext:value-type="float">
            <text:p>16523</text:p>
          </table:table-cell>
          <table:table-cell table:formula="of:=(([.F194]-16000)/(40000-16000))+1" office:value-type="float" office:value="1.02179166666667" calcext:value-type="float">
            <text:p>1.021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67" calcext:value-type="float">
            <text:p>-2367</text:p>
          </table:table-cell>
          <table:table-cell office:value-type="float" office:value="4110" calcext:value-type="float">
            <text:p>4110</text:p>
          </table:table-cell>
          <table:table-cell office:value-type="float" office:value="13765" calcext:value-type="float">
            <text:p>137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559" calcext:value-type="float">
            <text:p>14559</text:p>
          </table:table-cell>
          <table:table-cell table:formula="of:=(([.F195]-16000)/(40000-16000))+1" office:value-type="float" office:value="0.939958333333333" calcext:value-type="float">
            <text:p>0.939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986" calcext:value-type="float">
            <text:p>-3986</text:p>
          </table:table-cell>
          <table:table-cell office:value-type="float" office:value="-9" calcext:value-type="float">
            <text:p>-9</text:p>
          </table:table-cell>
          <table:table-cell office:value-type="float" office:value="15983" calcext:value-type="float">
            <text:p>15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472" calcext:value-type="float">
            <text:p>16472</text:p>
          </table:table-cell>
          <table:table-cell table:formula="of:=(([.F196]-16000)/(40000-16000))+1" office:value-type="float" office:value="1.01966666666667" calcext:value-type="float">
            <text:p>1.019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45" calcext:value-type="float">
            <text:p>-1445</text:p>
          </table:table-cell>
          <table:table-cell office:value-type="float" office:value="-4721" calcext:value-type="float">
            <text:p>-4721</text:p>
          </table:table-cell>
          <table:table-cell office:value-type="float" office:value="14206" calcext:value-type="float">
            <text:p>1420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039" calcext:value-type="float">
            <text:p>15039</text:p>
          </table:table-cell>
          <table:table-cell table:formula="of:=(([.F197]-16000)/(40000-16000))+1" office:value-type="float" office:value="0.959958333333333" calcext:value-type="float">
            <text:p>0.959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261" calcext:value-type="float">
            <text:p>-2261</text:p>
          </table:table-cell>
          <table:table-cell office:value-type="float" office:value="-2743" calcext:value-type="float">
            <text:p>-2743</text:p>
          </table:table-cell>
          <table:table-cell office:value-type="float" office:value="18458" calcext:value-type="float">
            <text:p>18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797" calcext:value-type="float">
            <text:p>18797</text:p>
          </table:table-cell>
          <table:table-cell table:formula="of:=(([.F198]-16000)/(40000-16000))+1" office:value-type="float" office:value="1.11654166666667" calcext:value-type="float">
            <text:p>1.116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887" calcext:value-type="float">
            <text:p>-887</text:p>
          </table:table-cell>
          <table:table-cell office:value-type="float" office:value="19710" calcext:value-type="float">
            <text:p>197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816" calcext:value-type="float">
            <text:p>19816</text:p>
          </table:table-cell>
          <table:table-cell table:formula="of:=(([.F199]-16000)/(40000-16000))+1" office:value-type="float" office:value="1.159" calcext:value-type="float">
            <text:p>1.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12" calcext:value-type="float">
            <text:p>-3112</text:p>
          </table:table-cell>
          <table:table-cell office:value-type="float" office:value="-1966" calcext:value-type="float">
            <text:p>-1966</text:p>
          </table:table-cell>
          <table:table-cell office:value-type="float" office:value="16261" calcext:value-type="float">
            <text:p>16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672" calcext:value-type="float">
            <text:p>16672</text:p>
          </table:table-cell>
          <table:table-cell table:formula="of:=(([.F200]-16000)/(40000-16000))+1" office:value-type="float" office:value="1.028" calcext:value-type="float">
            <text:p>1.0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88" calcext:value-type="float">
            <text:p>-2388</text:p>
          </table:table-cell>
          <table:table-cell office:value-type="float" office:value="-240" calcext:value-type="float">
            <text:p>-240</text:p>
          </table:table-cell>
          <table:table-cell office:value-type="float" office:value="15471" calcext:value-type="float">
            <text:p>1547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656" calcext:value-type="float">
            <text:p>15656</text:p>
          </table:table-cell>
          <table:table-cell table:formula="of:=(([.F201]-16000)/(40000-16000))+1" office:value-type="float" office:value="0.985666666666667" calcext:value-type="float">
            <text:p>0.985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337" calcext:value-type="float">
            <text:p>-2337</text:p>
          </table:table-cell>
          <table:table-cell office:value-type="float" office:value="17482" calcext:value-type="float">
            <text:p>174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637" calcext:value-type="float">
            <text:p>17637</text:p>
          </table:table-cell>
          <table:table-cell table:formula="of:=(([.F202]-16000)/(40000-16000))+1" office:value-type="float" office:value="1.06820833333333" calcext:value-type="float">
            <text:p>1.068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582" calcext:value-type="float">
            <text:p>582</text:p>
          </table:table-cell>
          <table:table-cell office:value-type="float" office:value="13749" calcext:value-type="float">
            <text:p>137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762" calcext:value-type="float">
            <text:p>13762</text:p>
          </table:table-cell>
          <table:table-cell table:formula="of:=(([.F203]-16000)/(40000-16000))+1" office:value-type="float" office:value="0.90675" calcext:value-type="float">
            <text:p>0.906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59" calcext:value-type="float">
            <text:p>-3859</text:p>
          </table:table-cell>
          <table:table-cell office:value-type="float" office:value="742" calcext:value-type="float">
            <text:p>742</text:p>
          </table:table-cell>
          <table:table-cell office:value-type="float" office:value="16636" calcext:value-type="float">
            <text:p>16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093" calcext:value-type="float">
            <text:p>17093</text:p>
          </table:table-cell>
          <table:table-cell table:formula="of:=(([.F204]-16000)/(40000-16000))+1" office:value-type="float" office:value="1.04554166666667" calcext:value-type="float">
            <text:p>1.045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349" calcext:value-type="float">
            <text:p>1349</text:p>
          </table:table-cell>
          <table:table-cell office:value-type="float" office:value="12612" calcext:value-type="float">
            <text:p>1261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689" calcext:value-type="float">
            <text:p>12689</text:p>
          </table:table-cell>
          <table:table-cell table:formula="of:=(([.F205]-16000)/(40000-16000))+1" office:value-type="float" office:value="0.862041666666667" calcext:value-type="float">
            <text:p>0.86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594" calcext:value-type="float">
            <text:p>-2594</text:p>
          </table:table-cell>
          <table:table-cell office:value-type="float" office:value="675" calcext:value-type="float">
            <text:p>675</text:p>
          </table:table-cell>
          <table:table-cell office:value-type="float" office:value="16301" calcext:value-type="float">
            <text:p>1630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519" calcext:value-type="float">
            <text:p>16519</text:p>
          </table:table-cell>
          <table:table-cell table:formula="of:=(([.F206]-16000)/(40000-16000))+1" office:value-type="float" office:value="1.021625" calcext:value-type="float">
            <text:p>1.021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40" calcext:value-type="float">
            <text:p>-3240</text:p>
          </table:table-cell>
          <table:table-cell office:value-type="float" office:value="-447" calcext:value-type="float">
            <text:p>-447</text:p>
          </table:table-cell>
          <table:table-cell office:value-type="float" office:value="15856" calcext:value-type="float">
            <text:p>1585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189" calcext:value-type="float">
            <text:p>16189</text:p>
          </table:table-cell>
          <table:table-cell table:formula="of:=(([.F207]-16000)/(40000-16000))+1" office:value-type="float" office:value="1.007875" calcext:value-type="float">
            <text:p>1.007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16" calcext:value-type="float">
            <text:p>-1016</text:p>
          </table:table-cell>
          <table:table-cell office:value-type="float" office:value="-739" calcext:value-type="float">
            <text:p>-739</text:p>
          </table:table-cell>
          <table:table-cell office:value-type="float" office:value="13612" calcext:value-type="float">
            <text:p>1361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69" calcext:value-type="float">
            <text:p>13669</text:p>
          </table:table-cell>
          <table:table-cell table:formula="of:=(([.F208]-16000)/(40000-16000))+1" office:value-type="float" office:value="0.902875" calcext:value-type="float">
            <text:p>0.902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900" calcext:value-type="float">
            <text:p>900</text:p>
          </table:table-cell>
          <table:table-cell office:value-type="float" office:value="16852" calcext:value-type="float">
            <text:p>1685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926" calcext:value-type="float">
            <text:p>16926</text:p>
          </table:table-cell>
          <table:table-cell table:formula="of:=(([.F209]-16000)/(40000-16000))+1" office:value-type="float" office:value="1.03858333333333" calcext:value-type="float">
            <text:p>1.038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51" calcext:value-type="float">
            <text:p>-951</text:p>
          </table:table-cell>
          <table:table-cell office:value-type="float" office:value="1220" calcext:value-type="float">
            <text:p>1220</text:p>
          </table:table-cell>
          <table:table-cell office:value-type="float" office:value="19098" calcext:value-type="float">
            <text:p>1909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9160" calcext:value-type="float">
            <text:p>19160</text:p>
          </table:table-cell>
          <table:table-cell table:formula="of:=(([.F210]-16000)/(40000-16000))+1" office:value-type="float" office:value="1.13166666666667" calcext:value-type="float">
            <text:p>1.131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87" calcext:value-type="float">
            <text:p>-887</text:p>
          </table:table-cell>
          <table:table-cell office:value-type="float" office:value="-451" calcext:value-type="float">
            <text:p>-451</text:p>
          </table:table-cell>
          <table:table-cell office:value-type="float" office:value="14497" calcext:value-type="float">
            <text:p>1449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531" calcext:value-type="float">
            <text:p>14531</text:p>
          </table:table-cell>
          <table:table-cell table:formula="of:=(([.F211]-16000)/(40000-16000))+1" office:value-type="float" office:value="0.938791666666667" calcext:value-type="float">
            <text:p>0.938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-1251" calcext:value-type="float">
            <text:p>-1251</text:p>
          </table:table-cell>
          <table:table-cell office:value-type="float" office:value="16656" calcext:value-type="float">
            <text:p>166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705" calcext:value-type="float">
            <text:p>16705</text:p>
          </table:table-cell>
          <table:table-cell table:formula="of:=(([.F212]-16000)/(40000-16000))+1" office:value-type="float" office:value="1.029375" calcext:value-type="float">
            <text:p>1.029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-3333" calcext:value-type="float">
            <text:p>-3333</text:p>
          </table:table-cell>
          <table:table-cell office:value-type="float" office:value="14377" calcext:value-type="float">
            <text:p>1437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4810" calcext:value-type="float">
            <text:p>14810</text:p>
          </table:table-cell>
          <table:table-cell table:formula="of:=(([.F213]-16000)/(40000-16000))+1" office:value-type="float" office:value="0.950416666666667" calcext:value-type="float">
            <text:p>0.950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-2366" calcext:value-type="float">
            <text:p>-2366</text:p>
          </table:table-cell>
          <table:table-cell office:value-type="float" office:value="15596" calcext:value-type="float">
            <text:p>1559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086" calcext:value-type="float">
            <text:p>16086</text:p>
          </table:table-cell>
          <table:table-cell table:formula="of:=(([.F214]-16000)/(40000-16000))+1" office:value-type="float" office:value="1.00358333333333" calcext:value-type="float">
            <text:p>1.003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235" calcext:value-type="float">
            <text:p>-1235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4627" calcext:value-type="float">
            <text:p>14627</text:p>
          </table:table-cell>
          <table:table-cell table:formula="of:=(([.F215]-16000)/(40000-16000))+1" office:value-type="float" office:value="0.942791666666667" calcext:value-type="float">
            <text:p>0.942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9" calcext:value-type="float">
            <text:p>-1459</text:p>
          </table:table-cell>
          <table:table-cell office:value-type="float" office:value="-1709" calcext:value-type="float">
            <text:p>-1709</text:p>
          </table:table-cell>
          <table:table-cell office:value-type="float" office:value="15881" calcext:value-type="float">
            <text:p>1588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6039" calcext:value-type="float">
            <text:p>16039</text:p>
          </table:table-cell>
          <table:table-cell table:formula="of:=(([.F216]-16000)/(40000-16000))+1" office:value-type="float" office:value="1.001625" calcext:value-type="float">
            <text:p>1.001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50" calcext:value-type="float">
            <text:p>-1650</text:p>
          </table:table-cell>
          <table:table-cell office:value-type="float" office:value="-3013" calcext:value-type="float">
            <text:p>-3013</text:p>
          </table:table-cell>
          <table:table-cell office:value-type="float" office:value="11801" calcext:value-type="float">
            <text:p>1180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290" calcext:value-type="float">
            <text:p>12290</text:p>
          </table:table-cell>
          <table:table-cell table:formula="of:=(([.F217]-16000)/(40000-16000))+1" office:value-type="float" office:value="0.845416666666667" calcext:value-type="float">
            <text:p>0.845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867" calcext:value-type="float">
            <text:p>-867</text:p>
          </table:table-cell>
          <table:table-cell office:value-type="float" office:value="15929" calcext:value-type="float">
            <text:p>1592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953" calcext:value-type="float">
            <text:p>15953</text:p>
          </table:table-cell>
          <table:table-cell table:formula="of:=(([.F218]-16000)/(40000-16000))+1" office:value-type="float" office:value="0.998041666666667" calcext:value-type="float">
            <text:p>0.998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303" calcext:value-type="float">
            <text:p>-3303</text:p>
          </table:table-cell>
          <table:table-cell office:value-type="float" office:value="-905" calcext:value-type="float">
            <text:p>-905</text:p>
          </table:table-cell>
          <table:table-cell office:value-type="float" office:value="12806" calcext:value-type="float">
            <text:p>1280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256" calcext:value-type="float">
            <text:p>13256</text:p>
          </table:table-cell>
          <table:table-cell table:formula="of:=(([.F219]-16000)/(40000-16000))+1" office:value-type="float" office:value="0.885666666666667" calcext:value-type="float">
            <text:p>0.885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65" calcext:value-type="float">
            <text:p>-1265</text:p>
          </table:table-cell>
          <table:table-cell office:value-type="float" office:value="1632" calcext:value-type="float">
            <text:p>1632</text:p>
          </table:table-cell>
          <table:table-cell office:value-type="float" office:value="14757" calcext:value-type="float">
            <text:p>147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4900" calcext:value-type="float">
            <text:p>14900</text:p>
          </table:table-cell>
          <table:table-cell table:formula="of:=(([.F220]-16000)/(40000-16000))+1" office:value-type="float" office:value="0.954166666666667" calcext:value-type="float">
            <text:p>0.954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896" calcext:value-type="float">
            <text:p>-1896</text:p>
          </table:table-cell>
          <table:table-cell office:value-type="float" office:value="18051" calcext:value-type="float">
            <text:p>180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8163" calcext:value-type="float">
            <text:p>18163</text:p>
          </table:table-cell>
          <table:table-cell table:formula="of:=(([.F221]-16000)/(40000-16000))+1" office:value-type="float" office:value="1.090125" calcext:value-type="float">
            <text:p>1.090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682" calcext:value-type="float">
            <text:p>-4682</text:p>
          </table:table-cell>
          <table:table-cell office:value-type="float" office:value="525" calcext:value-type="float">
            <text:p>525</text:p>
          </table:table-cell>
          <table:table-cell office:value-type="float" office:value="18266" calcext:value-type="float">
            <text:p>1826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8863" calcext:value-type="float">
            <text:p>18863</text:p>
          </table:table-cell>
          <table:table-cell table:formula="of:=(([.F222]-16000)/(40000-16000))+1" office:value-type="float" office:value="1.11929166666667" calcext:value-type="float">
            <text:p>1.119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91" calcext:value-type="float">
            <text:p>-1591</text:p>
          </table:table-cell>
          <table:table-cell office:value-type="float" office:value="4331" calcext:value-type="float">
            <text:p>4331</text:p>
          </table:table-cell>
          <table:table-cell office:value-type="float" office:value="14792" calcext:value-type="float">
            <text:p>1479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5494" calcext:value-type="float">
            <text:p>15494</text:p>
          </table:table-cell>
          <table:table-cell table:formula="of:=(([.F223]-16000)/(40000-16000))+1" office:value-type="float" office:value="0.978916666666667" calcext:value-type="float">
            <text:p>0.978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60" calcext:value-type="float">
            <text:p>-1160</text:p>
          </table:table-cell>
          <table:table-cell office:value-type="float" office:value="-639" calcext:value-type="float">
            <text:p>-639</text:p>
          </table:table-cell>
          <table:table-cell office:value-type="float" office:value="17474" calcext:value-type="float">
            <text:p>1747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7524" calcext:value-type="float">
            <text:p>17524</text:p>
          </table:table-cell>
          <table:table-cell table:formula="of:=(([.F224]-16000)/(40000-16000))+1" office:value-type="float" office:value="1.0635" calcext:value-type="float">
            <text:p>1.0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97" calcext:value-type="float">
            <text:p>-897</text:p>
          </table:table-cell>
          <table:table-cell office:value-type="float" office:value="2945" calcext:value-type="float">
            <text:p>2945</text:p>
          </table:table-cell>
          <table:table-cell office:value-type="float" office:value="14134" calcext:value-type="float">
            <text:p>1413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4465" calcext:value-type="float">
            <text:p>14465</text:p>
          </table:table-cell>
          <table:table-cell table:formula="of:=(([.F225]-16000)/(40000-16000))+1" office:value-type="float" office:value="0.936041666666667" calcext:value-type="float">
            <text:p>0.936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294" calcext:value-type="float">
            <text:p>-2294</text:p>
          </table:table-cell>
          <table:table-cell office:value-type="float" office:value="3190" calcext:value-type="float">
            <text:p>3190</text:p>
          </table:table-cell>
          <table:table-cell office:value-type="float" office:value="20882" calcext:value-type="float">
            <text:p>2088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1248" calcext:value-type="float">
            <text:p>21248</text:p>
          </table:table-cell>
          <table:table-cell table:formula="of:=(([.F226]-16000)/(40000-16000))+1" office:value-type="float" office:value="1.21866666666667" calcext:value-type="float">
            <text:p>1.218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081" calcext:value-type="float">
            <text:p>-1081</text:p>
          </table:table-cell>
          <table:table-cell office:value-type="float" office:value="-2438" calcext:value-type="float">
            <text:p>-2438</text:p>
          </table:table-cell>
          <table:table-cell office:value-type="float" office:value="15727" calcext:value-type="float">
            <text:p>1572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5951" calcext:value-type="float">
            <text:p>15951</text:p>
          </table:table-cell>
          <table:table-cell table:formula="of:=(([.F227]-16000)/(40000-16000))+1" office:value-type="float" office:value="0.997958333333333" calcext:value-type="float">
            <text:p>0.997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79" calcext:value-type="float">
            <text:p>-1879</text:p>
          </table:table-cell>
          <table:table-cell office:value-type="float" office:value="1201" calcext:value-type="float">
            <text:p>1201</text:p>
          </table:table-cell>
          <table:table-cell office:value-type="float" office:value="18184" calcext:value-type="float">
            <text:p>1818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8320" calcext:value-type="float">
            <text:p>18320</text:p>
          </table:table-cell>
          <table:table-cell table:formula="of:=(([.F228]-16000)/(40000-16000))+1" office:value-type="float" office:value="1.09666666666667" calcext:value-type="float">
            <text:p>1.09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18" calcext:value-type="float">
            <text:p>-1618</text:p>
          </table:table-cell>
          <table:table-cell office:value-type="float" office:value="2914" calcext:value-type="float">
            <text:p>2914</text:p>
          </table:table-cell>
          <table:table-cell office:value-type="float" office:value="15678" calcext:value-type="float">
            <text:p>15678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6028" calcext:value-type="float">
            <text:p>16028</text:p>
          </table:table-cell>
          <table:table-cell table:formula="of:=(([.F229]-16000)/(40000-16000))+1" office:value-type="float" office:value="1.00116666666667" calcext:value-type="float">
            <text:p>1.001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378" calcext:value-type="float">
            <text:p>-378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5516" calcext:value-type="float">
            <text:p>15516</text:p>
          </table:table-cell>
          <table:table-cell table:formula="of:=(([.F230]-16000)/(40000-16000))+1" office:value-type="float" office:value="0.979833333333333" calcext:value-type="float">
            <text:p>0.979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454" calcext:value-type="float">
            <text:p>-3454</text:p>
          </table:table-cell>
          <table:table-cell office:value-type="float" office:value="-113" calcext:value-type="float">
            <text:p>-113</text:p>
          </table:table-cell>
          <table:table-cell office:value-type="float" office:value="13054" calcext:value-type="float">
            <text:p>1305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503" calcext:value-type="float">
            <text:p>13503</text:p>
          </table:table-cell>
          <table:table-cell table:formula="of:=(([.F231]-16000)/(40000-16000))+1" office:value-type="float" office:value="0.895958333333333" calcext:value-type="float">
            <text:p>0.895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92" calcext:value-type="float">
            <text:p>-2392</text:p>
          </table:table-cell>
          <table:table-cell office:value-type="float" office:value="600" calcext:value-type="float">
            <text:p>600</text:p>
          </table:table-cell>
          <table:table-cell office:value-type="float" office:value="18428" calcext:value-type="float">
            <text:p>1842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8592" calcext:value-type="float">
            <text:p>18592</text:p>
          </table:table-cell>
          <table:table-cell table:formula="of:=(([.F232]-16000)/(40000-16000))+1" office:value-type="float" office:value="1.108" calcext:value-type="float">
            <text:p>1.1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47" calcext:value-type="float">
            <text:p>-1547</text:p>
          </table:table-cell>
          <table:table-cell office:value-type="float" office:value="-2939" calcext:value-type="float">
            <text:p>-2939</text:p>
          </table:table-cell>
          <table:table-cell office:value-type="float" office:value="18408" calcext:value-type="float">
            <text:p>1840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8705" calcext:value-type="float">
            <text:p>18705</text:p>
          </table:table-cell>
          <table:table-cell table:formula="of:=(([.F233]-16000)/(40000-16000))+1" office:value-type="float" office:value="1.11270833333333" calcext:value-type="float">
            <text:p>1.112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60" calcext:value-type="float">
            <text:p>-2660</text:p>
          </table:table-cell>
          <table:table-cell office:value-type="float" office:value="-1131" calcext:value-type="float">
            <text:p>-1131</text:p>
          </table:table-cell>
          <table:table-cell office:value-type="float" office:value="16327" calcext:value-type="float">
            <text:p>1632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580" calcext:value-type="float">
            <text:p>16580</text:p>
          </table:table-cell>
          <table:table-cell table:formula="of:=(([.F234]-16000)/(40000-16000))+1" office:value-type="float" office:value="1.02416666666667" calcext:value-type="float">
            <text:p>1.024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601" calcext:value-type="float">
            <text:p>-1601</text:p>
          </table:table-cell>
          <table:table-cell office:value-type="float" office:value="-325" calcext:value-type="float">
            <text:p>-325</text:p>
          </table:table-cell>
          <table:table-cell office:value-type="float" office:value="14611" calcext:value-type="float">
            <text:p>1461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702" calcext:value-type="float">
            <text:p>14702</text:p>
          </table:table-cell>
          <table:table-cell table:formula="of:=(([.F235]-16000)/(40000-16000))+1" office:value-type="float" office:value="0.945916666666667" calcext:value-type="float">
            <text:p>0.945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611" calcext:value-type="float">
            <text:p>-5611</text:p>
          </table:table-cell>
          <table:table-cell office:value-type="float" office:value="1928" calcext:value-type="float">
            <text:p>1928</text:p>
          </table:table-cell>
          <table:table-cell office:value-type="float" office:value="17281" calcext:value-type="float">
            <text:p>1728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271" calcext:value-type="float">
            <text:p>18271</text:p>
          </table:table-cell>
          <table:table-cell table:formula="of:=(([.F236]-16000)/(40000-16000))+1" office:value-type="float" office:value="1.094625" calcext:value-type="float">
            <text:p>1.094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158" calcext:value-type="float">
            <text:p>-2158</text:p>
          </table:table-cell>
          <table:table-cell office:value-type="float" office:value="-2238" calcext:value-type="float">
            <text:p>-2238</text:p>
          </table:table-cell>
          <table:table-cell office:value-type="float" office:value="13678" calcext:value-type="float">
            <text:p>1367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026" calcext:value-type="float">
            <text:p>14026</text:p>
          </table:table-cell>
          <table:table-cell table:formula="of:=(([.F237]-16000)/(40000-16000))+1" office:value-type="float" office:value="0.91775" calcext:value-type="float">
            <text:p>0.91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69" calcext:value-type="float">
            <text:p>-2769</text:p>
          </table:table-cell>
          <table:table-cell office:value-type="float" office:value="1604" calcext:value-type="float">
            <text:p>1604</text:p>
          </table:table-cell>
          <table:table-cell office:value-type="float" office:value="14630" calcext:value-type="float">
            <text:p>1463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975" calcext:value-type="float">
            <text:p>14975</text:p>
          </table:table-cell>
          <table:table-cell table:formula="of:=(([.F238]-16000)/(40000-16000))+1" office:value-type="float" office:value="0.957291666666667" calcext:value-type="float">
            <text:p>0.957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92" calcext:value-type="float">
            <text:p>-2692</text:p>
          </table:table-cell>
          <table:table-cell office:value-type="float" office:value="-2232" calcext:value-type="float">
            <text:p>-2232</text:p>
          </table:table-cell>
          <table:table-cell office:value-type="float" office:value="15256" calcext:value-type="float">
            <text:p>15256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5651" calcext:value-type="float">
            <text:p>15651</text:p>
          </table:table-cell>
          <table:table-cell table:formula="of:=(([.F239]-16000)/(40000-16000))+1" office:value-type="float" office:value="0.985458333333333" calcext:value-type="float">
            <text:p>0.985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907" calcext:value-type="float">
            <text:p>-2907</text:p>
          </table:table-cell>
          <table:table-cell office:value-type="float" office:value="3456" calcext:value-type="float">
            <text:p>3456</text:p>
          </table:table-cell>
          <table:table-cell office:value-type="float" office:value="14523" calcext:value-type="float">
            <text:p>14523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208" calcext:value-type="float">
            <text:p>15208</text:p>
          </table:table-cell>
          <table:table-cell table:formula="of:=(([.F240]-16000)/(40000-16000))+1" office:value-type="float" office:value="0.967" calcext:value-type="float">
            <text:p>0.9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2785" calcext:value-type="float">
            <text:p>2785</text:p>
          </table:table-cell>
          <table:table-cell office:value-type="float" office:value="15095" calcext:value-type="float">
            <text:p>1509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352" calcext:value-type="float">
            <text:p>15352</text:p>
          </table:table-cell>
          <table:table-cell table:formula="of:=(([.F241]-16000)/(40000-16000))+1" office:value-type="float" office:value="0.973" calcext:value-type="float">
            <text:p>0.97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05" calcext:value-type="float">
            <text:p>-605</text:p>
          </table:table-cell>
          <table:table-cell office:value-type="float" office:value="-2288" calcext:value-type="float">
            <text:p>-2288</text:p>
          </table:table-cell>
          <table:table-cell office:value-type="float" office:value="14312" calcext:value-type="float">
            <text:p>1431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4506" calcext:value-type="float">
            <text:p>14506</text:p>
          </table:table-cell>
          <table:table-cell table:formula="of:=(([.F242]-16000)/(40000-16000))+1" office:value-type="float" office:value="0.93775" calcext:value-type="float">
            <text:p>0.93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742" calcext:value-type="float">
            <text:p>-1742</text:p>
          </table:table-cell>
          <table:table-cell office:value-type="float" office:value="-18" calcext:value-type="float">
            <text:p>-18</text:p>
          </table:table-cell>
          <table:table-cell office:value-type="float" office:value="16754" calcext:value-type="float">
            <text:p>1675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6844" calcext:value-type="float">
            <text:p>16844</text:p>
          </table:table-cell>
          <table:table-cell table:formula="of:=(([.F243]-16000)/(40000-16000))+1" office:value-type="float" office:value="1.03516666666667" calcext:value-type="float">
            <text:p>1.035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61" calcext:value-type="float">
            <text:p>-461</text:p>
          </table:table-cell>
          <table:table-cell office:value-type="float" office:value="-1266" calcext:value-type="float">
            <text:p>-1266</text:p>
          </table:table-cell>
          <table:table-cell office:value-type="float" office:value="14268" calcext:value-type="float">
            <text:p>14268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4331" calcext:value-type="float">
            <text:p>14331</text:p>
          </table:table-cell>
          <table:table-cell table:formula="of:=(([.F244]-16000)/(40000-16000))+1" office:value-type="float" office:value="0.930458333333333" calcext:value-type="float">
            <text:p>0.930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float" office:value="-126" calcext:value-type="float">
            <text:p>-126</text:p>
          </table:table-cell>
          <table:table-cell office:value-type="float" office:value="15957" calcext:value-type="float">
            <text:p>1595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959" calcext:value-type="float">
            <text:p>15959</text:p>
          </table:table-cell>
          <table:table-cell table:formula="of:=(([.F245]-16000)/(40000-16000))+1" office:value-type="float" office:value="0.998291666666667" calcext:value-type="float">
            <text:p>0.998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417" calcext:value-type="float">
            <text:p>-3417</text:p>
          </table:table-cell>
          <table:table-cell office:value-type="float" office:value="-4783" calcext:value-type="float">
            <text:p>-4783</text:p>
          </table:table-cell>
          <table:table-cell office:value-type="float" office:value="15612" calcext:value-type="float">
            <text:p>15612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681" calcext:value-type="float">
            <text:p>16681</text:p>
          </table:table-cell>
          <table:table-cell table:formula="of:=(([.F246]-16000)/(40000-16000))+1" office:value-type="float" office:value="1.028375" calcext:value-type="float">
            <text:p>1.028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470" calcext:value-type="float">
            <text:p>470</text:p>
          </table:table-cell>
          <table:table-cell office:value-type="float" office:value="15102" calcext:value-type="float">
            <text:p>1510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257" calcext:value-type="float">
            <text:p>15257</text:p>
          </table:table-cell>
          <table:table-cell table:formula="of:=(([.F247]-16000)/(40000-16000))+1" office:value-type="float" office:value="0.969041666666667" calcext:value-type="float">
            <text:p>0.969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-2859" calcext:value-type="float">
            <text:p>-2859</text:p>
          </table:table-cell>
          <table:table-cell office:value-type="float" office:value="13641" calcext:value-type="float">
            <text:p>1364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3988" calcext:value-type="float">
            <text:p>13988</text:p>
          </table:table-cell>
          <table:table-cell table:formula="of:=(([.F248]-16000)/(40000-16000))+1" office:value-type="float" office:value="0.916166666666667" calcext:value-type="float">
            <text:p>0.916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358" calcext:value-type="float">
            <text:p>-3358</text:p>
          </table:table-cell>
          <table:table-cell office:value-type="float" office:value="-1399" calcext:value-type="float">
            <text:p>-1399</text:p>
          </table:table-cell>
          <table:table-cell office:value-type="float" office:value="15276" calcext:value-type="float">
            <text:p>1527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5703" calcext:value-type="float">
            <text:p>15703</text:p>
          </table:table-cell>
          <table:table-cell table:formula="of:=(([.F249]-16000)/(40000-16000))+1" office:value-type="float" office:value="0.987625" calcext:value-type="float">
            <text:p>0.9876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79" calcext:value-type="float">
            <text:p>-2779</text:p>
          </table:table-cell>
          <table:table-cell office:value-type="float" office:value="-11" calcext:value-type="float">
            <text:p>-11</text:p>
          </table:table-cell>
          <table:table-cell office:value-type="float" office:value="15364" calcext:value-type="float">
            <text:p>15364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613" calcext:value-type="float">
            <text:p>15613</text:p>
          </table:table-cell>
          <table:table-cell table:formula="of:=(([.F250]-16000)/(40000-16000))+1" office:value-type="float" office:value="0.983875" calcext:value-type="float">
            <text:p>0.983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15" calcext:value-type="float">
            <text:p>-715</text:p>
          </table:table-cell>
          <table:table-cell office:value-type="float" office:value="-2253" calcext:value-type="float">
            <text:p>-2253</text:p>
          </table:table-cell>
          <table:table-cell office:value-type="float" office:value="14009" calcext:value-type="float">
            <text:p>1400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4207" calcext:value-type="float">
            <text:p>14207</text:p>
          </table:table-cell>
          <table:table-cell table:formula="of:=(([.F251]-16000)/(40000-16000))+1" office:value-type="float" office:value="0.925291666666667" calcext:value-type="float">
            <text:p>0.925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00" calcext:value-type="float">
            <text:p>-1300</text:p>
          </table:table-cell>
          <table:table-cell office:value-type="float" office:value="1528" calcext:value-type="float">
            <text:p>1528</text:p>
          </table:table-cell>
          <table:table-cell office:value-type="float" office:value="18009" calcext:value-type="float">
            <text:p>1800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8120" calcext:value-type="float">
            <text:p>18120</text:p>
          </table:table-cell>
          <table:table-cell table:formula="of:=(([.F252]-16000)/(40000-16000))+1" office:value-type="float" office:value="1.08833333333333" calcext:value-type="float">
            <text:p>1.088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616" calcext:value-type="float">
            <text:p>-3616</text:p>
          </table:table-cell>
          <table:table-cell office:value-type="float" office:value="-4195" calcext:value-type="float">
            <text:p>-4195</text:p>
          </table:table-cell>
          <table:table-cell office:value-type="float" office:value="14458" calcext:value-type="float">
            <text:p>1445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5482" calcext:value-type="float">
            <text:p>15482</text:p>
          </table:table-cell>
          <table:table-cell table:formula="of:=(([.F253]-16000)/(40000-16000))+1" office:value-type="float" office:value="0.978416666666667" calcext:value-type="float">
            <text:p>0.978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11" calcext:value-type="float">
            <text:p>-811</text:p>
          </table:table-cell>
          <table:table-cell office:value-type="float" office:value="-957" calcext:value-type="float">
            <text:p>-957</text:p>
          </table:table-cell>
          <table:table-cell office:value-type="float" office:value="13931" calcext:value-type="float">
            <text:p>1393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3987" calcext:value-type="float">
            <text:p>13987</text:p>
          </table:table-cell>
          <table:table-cell table:formula="of:=(([.F254]-16000)/(40000-16000))+1" office:value-type="float" office:value="0.916125" calcext:value-type="float">
            <text:p>0.916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853" calcext:value-type="float">
            <text:p>-2853</text:p>
          </table:table-cell>
          <table:table-cell office:value-type="float" office:value="2004" calcext:value-type="float">
            <text:p>2004</text:p>
          </table:table-cell>
          <table:table-cell office:value-type="float" office:value="15952" calcext:value-type="float">
            <text:p>15952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328" calcext:value-type="float">
            <text:p>16328</text:p>
          </table:table-cell>
          <table:table-cell table:formula="of:=(([.F255]-16000)/(40000-16000))+1" office:value-type="float" office:value="1.01366666666667" calcext:value-type="float">
            <text:p>1.013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501" calcext:value-type="float">
            <text:p>-4501</text:p>
          </table:table-cell>
          <table:table-cell office:value-type="float" office:value="-591" calcext:value-type="float">
            <text:p>-591</text:p>
          </table:table-cell>
          <table:table-cell office:value-type="float" office:value="14770" calcext:value-type="float">
            <text:p>14770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451" calcext:value-type="float">
            <text:p>15451</text:p>
          </table:table-cell>
          <table:table-cell table:formula="of:=(([.F256]-16000)/(40000-16000))+1" office:value-type="float" office:value="0.977125" calcext:value-type="float">
            <text:p>0.977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37" calcext:value-type="float">
            <text:p>-1337</text:p>
          </table:table-cell>
          <table:table-cell office:value-type="float" office:value="824" calcext:value-type="float">
            <text:p>824</text:p>
          </table:table-cell>
          <table:table-cell office:value-type="float" office:value="12860" calcext:value-type="float">
            <text:p>1286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2955" calcext:value-type="float">
            <text:p>12955</text:p>
          </table:table-cell>
          <table:table-cell table:formula="of:=(([.F257]-16000)/(40000-16000))+1" office:value-type="float" office:value="0.873125" calcext:value-type="float">
            <text:p>0.873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534" calcext:value-type="float">
            <text:p>-3534</text:p>
          </table:table-cell>
          <table:table-cell office:value-type="float" office:value="-918" calcext:value-type="float">
            <text:p>-918</text:p>
          </table:table-cell>
          <table:table-cell office:value-type="float" office:value="16720" calcext:value-type="float">
            <text:p>1672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114" calcext:value-type="float">
            <text:p>17114</text:p>
          </table:table-cell>
          <table:table-cell table:formula="of:=(([.F258]-16000)/(40000-16000))+1" office:value-type="float" office:value="1.04641666666667" calcext:value-type="float">
            <text:p>1.04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39" calcext:value-type="float">
            <text:p>-3839</text:p>
          </table:table-cell>
          <table:table-cell office:value-type="float" office:value="4515" calcext:value-type="float">
            <text:p>4515</text:p>
          </table:table-cell>
          <table:table-cell office:value-type="float" office:value="14893" calcext:value-type="float">
            <text:p>1489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6028" calcext:value-type="float">
            <text:p>16028</text:p>
          </table:table-cell>
          <table:table-cell table:formula="of:=(([.F259]-16000)/(40000-16000))+1" office:value-type="float" office:value="1.00116666666667" calcext:value-type="float">
            <text:p>1.001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721" calcext:value-type="float">
            <text:p>-1721</text:p>
          </table:table-cell>
          <table:table-cell office:value-type="float" office:value="2373" calcext:value-type="float">
            <text:p>2373</text:p>
          </table:table-cell>
          <table:table-cell office:value-type="float" office:value="15118" calcext:value-type="float">
            <text:p>1511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5399" calcext:value-type="float">
            <text:p>15399</text:p>
          </table:table-cell>
          <table:table-cell table:formula="of:=(([.F260]-16000)/(40000-16000))+1" office:value-type="float" office:value="0.974958333333333" calcext:value-type="float">
            <text:p>0.974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670" calcext:value-type="float">
            <text:p>-3670</text:p>
          </table:table-cell>
          <table:table-cell office:value-type="float" office:value="-1820" calcext:value-type="float">
            <text:p>-1820</text:p>
          </table:table-cell>
          <table:table-cell office:value-type="float" office:value="15055" calcext:value-type="float">
            <text:p>1505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5602" calcext:value-type="float">
            <text:p>15602</text:p>
          </table:table-cell>
          <table:table-cell table:formula="of:=(([.F261]-16000)/(40000-16000))+1" office:value-type="float" office:value="0.983416666666667" calcext:value-type="float">
            <text:p>0.983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254" calcext:value-type="float">
            <text:p>2254</text:p>
          </table:table-cell>
          <table:table-cell office:value-type="float" office:value="14816" calcext:value-type="float">
            <text:p>1481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5145" calcext:value-type="float">
            <text:p>15145</text:p>
          </table:table-cell>
          <table:table-cell table:formula="of:=(([.F262]-16000)/(40000-16000))+1" office:value-type="float" office:value="0.964375" calcext:value-type="float">
            <text:p>0.964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37" calcext:value-type="float">
            <text:p>-1237</text:p>
          </table:table-cell>
          <table:table-cell office:value-type="float" office:value="-437" calcext:value-type="float">
            <text:p>-437</text:p>
          </table:table-cell>
          <table:table-cell office:value-type="float" office:value="15418" calcext:value-type="float">
            <text:p>1541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5473" calcext:value-type="float">
            <text:p>15473</text:p>
          </table:table-cell>
          <table:table-cell table:formula="of:=(([.F263]-16000)/(40000-16000))+1" office:value-type="float" office:value="0.978041666666667" calcext:value-type="float">
            <text:p>0.978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97" calcext:value-type="float">
            <text:p>-397</text:p>
          </table:table-cell>
          <table:table-cell office:value-type="float" office:value="-600" calcext:value-type="float">
            <text:p>-600</text:p>
          </table:table-cell>
          <table:table-cell office:value-type="float" office:value="18938" calcext:value-type="float">
            <text:p>1893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8951" calcext:value-type="float">
            <text:p>18951</text:p>
          </table:table-cell>
          <table:table-cell table:formula="of:=(([.F264]-16000)/(40000-16000))+1" office:value-type="float" office:value="1.12295833333333" calcext:value-type="float">
            <text:p>1.122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7" calcext:value-type="float">
            <text:p>-1477</text:p>
          </table:table-cell>
          <table:table-cell office:value-type="float" office:value="-1437" calcext:value-type="float">
            <text:p>-1437</text:p>
          </table:table-cell>
          <table:table-cell office:value-type="float" office:value="13102" calcext:value-type="float">
            <text:p>1310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3263" calcext:value-type="float">
            <text:p>13263</text:p>
          </table:table-cell>
          <table:table-cell table:formula="of:=(([.F265]-16000)/(40000-16000))+1" office:value-type="float" office:value="0.885958333333333" calcext:value-type="float">
            <text:p>0.885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086" calcext:value-type="float">
            <text:p>-2086</text:p>
          </table:table-cell>
          <table:table-cell office:value-type="float" office:value="17263" calcext:value-type="float">
            <text:p>1726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392" calcext:value-type="float">
            <text:p>17392</text:p>
          </table:table-cell>
          <table:table-cell table:formula="of:=(([.F266]-16000)/(40000-16000))+1" office:value-type="float" office:value="1.058" calcext:value-type="float">
            <text:p>1.0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013" calcext:value-type="float">
            <text:p>1013</text:p>
          </table:table-cell>
          <table:table-cell office:value-type="float" office:value="14264" calcext:value-type="float">
            <text:p>1426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451" calcext:value-type="float">
            <text:p>14451</text:p>
          </table:table-cell>
          <table:table-cell table:formula="of:=(([.F267]-16000)/(40000-16000))+1" office:value-type="float" office:value="0.935458333333333" calcext:value-type="float">
            <text:p>0.935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811" calcext:value-type="float">
            <text:p>-2811</text:p>
          </table:table-cell>
          <table:table-cell office:value-type="float" office:value="-2256" calcext:value-type="float">
            <text:p>-2256</text:p>
          </table:table-cell>
          <table:table-cell office:value-type="float" office:value="12245" calcext:value-type="float">
            <text:p>12245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764" calcext:value-type="float">
            <text:p>12764</text:p>
          </table:table-cell>
          <table:table-cell table:formula="of:=(([.F268]-16000)/(40000-16000))+1" office:value-type="float" office:value="0.865166666666667" calcext:value-type="float">
            <text:p>0.865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39" calcext:value-type="float">
            <text:p>-339</text:p>
          </table:table-cell>
          <table:table-cell office:value-type="float" office:value="769" calcext:value-type="float">
            <text:p>769</text:p>
          </table:table-cell>
          <table:table-cell office:value-type="float" office:value="18836" calcext:value-type="float">
            <text:p>1883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8854" calcext:value-type="float">
            <text:p>18854</text:p>
          </table:table-cell>
          <table:table-cell table:formula="of:=(([.F269]-16000)/(40000-16000))+1" office:value-type="float" office:value="1.11891666666667" calcext:value-type="float">
            <text:p>1.1189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359" calcext:value-type="float">
            <text:p>-4359</text:p>
          </table:table-cell>
          <table:table-cell office:value-type="float" office:value="-1239" calcext:value-type="float">
            <text:p>-1239</text:p>
          </table:table-cell>
          <table:table-cell office:value-type="float" office:value="17699" calcext:value-type="float">
            <text:p>1769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8269" calcext:value-type="float">
            <text:p>18269</text:p>
          </table:table-cell>
          <table:table-cell table:formula="of:=(([.F270]-16000)/(40000-16000))+1" office:value-type="float" office:value="1.09454166666667" calcext:value-type="float">
            <text:p>1.094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937" calcext:value-type="float">
            <text:p>-5937</text:p>
          </table:table-cell>
          <table:table-cell office:value-type="float" office:value="-1281" calcext:value-type="float">
            <text:p>-1281</text:p>
          </table:table-cell>
          <table:table-cell office:value-type="float" office:value="16802" calcext:value-type="float">
            <text:p>1680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7866" calcext:value-type="float">
            <text:p>17866</text:p>
          </table:table-cell>
          <table:table-cell table:formula="of:=(([.F271]-16000)/(40000-16000))+1" office:value-type="float" office:value="1.07775" calcext:value-type="float">
            <text:p>1.077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91" calcext:value-type="float">
            <text:p>-1391</text:p>
          </table:table-cell>
          <table:table-cell office:value-type="float" office:value="-99" calcext:value-type="float">
            <text:p>-99</text:p>
          </table:table-cell>
          <table:table-cell office:value-type="float" office:value="14125" calcext:value-type="float">
            <text:p>1412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4193" calcext:value-type="float">
            <text:p>14193</text:p>
          </table:table-cell>
          <table:table-cell table:formula="of:=(([.F272]-16000)/(40000-16000))+1" office:value-type="float" office:value="0.924708333333333" calcext:value-type="float">
            <text:p>0.924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168" calcext:value-type="float">
            <text:p>-6168</text:p>
          </table:table-cell>
          <table:table-cell office:value-type="float" office:value="1286" calcext:value-type="float">
            <text:p>1286</text:p>
          </table:table-cell>
          <table:table-cell office:value-type="float" office:value="17105" calcext:value-type="float">
            <text:p>1710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8228" calcext:value-type="float">
            <text:p>18228</text:p>
          </table:table-cell>
          <table:table-cell table:formula="of:=(([.F273]-16000)/(40000-16000))+1" office:value-type="float" office:value="1.09283333333333" calcext:value-type="float">
            <text:p>1.092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081" calcext:value-type="float">
            <text:p>-3081</text:p>
          </table:table-cell>
          <table:table-cell office:value-type="float" office:value="813" calcext:value-type="float">
            <text:p>813</text:p>
          </table:table-cell>
          <table:table-cell office:value-type="float" office:value="14841" calcext:value-type="float">
            <text:p>1484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179" calcext:value-type="float">
            <text:p>15179</text:p>
          </table:table-cell>
          <table:table-cell table:formula="of:=(([.F274]-16000)/(40000-16000))+1" office:value-type="float" office:value="0.965791666666667" calcext:value-type="float">
            <text:p>0.965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185" calcext:value-type="float">
            <text:p>-4185</text:p>
          </table:table-cell>
          <table:table-cell office:value-type="float" office:value="3123" calcext:value-type="float">
            <text:p>3123</text:p>
          </table:table-cell>
          <table:table-cell office:value-type="float" office:value="13606" calcext:value-type="float">
            <text:p>1360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4573" calcext:value-type="float">
            <text:p>14573</text:p>
          </table:table-cell>
          <table:table-cell table:formula="of:=(([.F275]-16000)/(40000-16000))+1" office:value-type="float" office:value="0.940541666666667" calcext:value-type="float">
            <text:p>0.940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113" calcext:value-type="float">
            <text:p>-1113</text:p>
          </table:table-cell>
          <table:table-cell office:value-type="float" office:value="3964" calcext:value-type="float">
            <text:p>3964</text:p>
          </table:table-cell>
          <table:table-cell office:value-type="float" office:value="16751" calcext:value-type="float">
            <text:p>16751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17249" calcext:value-type="float">
            <text:p>17249</text:p>
          </table:table-cell>
          <table:table-cell table:formula="of:=(([.F276]-16000)/(40000-16000))+1" office:value-type="float" office:value="1.05204166666667" calcext:value-type="float">
            <text:p>1.05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901" calcext:value-type="float">
            <text:p>-1901</text:p>
          </table:table-cell>
          <table:table-cell office:value-type="float" office:value="5832" calcext:value-type="float">
            <text:p>5832</text:p>
          </table:table-cell>
          <table:table-cell office:value-type="float" office:value="15729" calcext:value-type="float">
            <text:p>1572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882" calcext:value-type="float">
            <text:p>16882</text:p>
          </table:table-cell>
          <table:table-cell table:formula="of:=(([.F277]-16000)/(40000-16000))+1" office:value-type="float" office:value="1.03675" calcext:value-type="float">
            <text:p>1.036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669" calcext:value-type="float">
            <text:p>-5669</text:p>
          </table:table-cell>
          <table:table-cell office:value-type="float" office:value="1247" calcext:value-type="float">
            <text:p>1247</text:p>
          </table:table-cell>
          <table:table-cell office:value-type="float" office:value="13796" calcext:value-type="float">
            <text:p>1379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4967" calcext:value-type="float">
            <text:p>14967</text:p>
          </table:table-cell>
          <table:table-cell table:formula="of:=(([.F278]-16000)/(40000-16000))+1" office:value-type="float" office:value="0.956958333333333" calcext:value-type="float">
            <text:p>0.956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6" calcext:value-type="float">
            <text:p>-1456</text:p>
          </table:table-cell>
          <table:table-cell office:value-type="float" office:value="-165" calcext:value-type="float">
            <text:p>-165</text:p>
          </table:table-cell>
          <table:table-cell office:value-type="float" office:value="16408" calcext:value-type="float">
            <text:p>1640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473" calcext:value-type="float">
            <text:p>16473</text:p>
          </table:table-cell>
          <table:table-cell table:formula="of:=(([.F279]-16000)/(40000-16000))+1" office:value-type="float" office:value="1.01970833333333" calcext:value-type="float">
            <text:p>1.019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651" calcext:value-type="float">
            <text:p>-651</text:p>
          </table:table-cell>
          <table:table-cell office:value-type="float" office:value="2595" calcext:value-type="float">
            <text:p>2595</text:p>
          </table:table-cell>
          <table:table-cell office:value-type="float" office:value="16811" calcext:value-type="float">
            <text:p>16811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7022" calcext:value-type="float">
            <text:p>17022</text:p>
          </table:table-cell>
          <table:table-cell table:formula="of:=(([.F280]-16000)/(40000-16000))+1" office:value-type="float" office:value="1.04258333333333" calcext:value-type="float">
            <text:p>1.042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147" calcext:value-type="float">
            <text:p>-2147</text:p>
          </table:table-cell>
          <table:table-cell office:value-type="float" office:value="-4163" calcext:value-type="float">
            <text:p>-4163</text:p>
          </table:table-cell>
          <table:table-cell office:value-type="float" office:value="13426" calcext:value-type="float">
            <text:p>1342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4219" calcext:value-type="float">
            <text:p>14219</text:p>
          </table:table-cell>
          <table:table-cell table:formula="of:=(([.F281]-16000)/(40000-16000))+1" office:value-type="float" office:value="0.925791666666667" calcext:value-type="float">
            <text:p>0.9257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1514" calcext:value-type="float">
            <text:p>1514</text:p>
          </table:table-cell>
          <table:table-cell office:value-type="float" office:value="14642" calcext:value-type="float">
            <text:p>14642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4929" calcext:value-type="float">
            <text:p>14929</text:p>
          </table:table-cell>
          <table:table-cell table:formula="of:=(([.F282]-16000)/(40000-16000))+1" office:value-type="float" office:value="0.955375" calcext:value-type="float">
            <text:p>0.9553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-2533" calcext:value-type="float">
            <text:p>-2533</text:p>
          </table:table-cell>
          <table:table-cell office:value-type="float" office:value="17750" calcext:value-type="float">
            <text:p>1775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8174" calcext:value-type="float">
            <text:p>18174</text:p>
          </table:table-cell>
          <table:table-cell table:formula="of:=(([.F283]-16000)/(40000-16000))+1" office:value-type="float" office:value="1.09058333333333" calcext:value-type="float">
            <text:p>1.0905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131" calcext:value-type="float">
            <text:p>-4131</text:p>
          </table:table-cell>
          <table:table-cell office:value-type="float" office:value="-721" calcext:value-type="float">
            <text:p>-721</text:p>
          </table:table-cell>
          <table:table-cell office:value-type="float" office:value="19012" calcext:value-type="float">
            <text:p>1901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9468" calcext:value-type="float">
            <text:p>19468</text:p>
          </table:table-cell>
          <table:table-cell table:formula="of:=(([.F284]-16000)/(40000-16000))+1" office:value-type="float" office:value="1.1445" calcext:value-type="float">
            <text:p>1.14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 office:value-type="float" office:value="-3942" calcext:value-type="float">
            <text:p>-3942</text:p>
          </table:table-cell>
          <table:table-cell office:value-type="float" office:value="15990" calcext:value-type="float">
            <text:p>15990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6476" calcext:value-type="float">
            <text:p>16476</text:p>
          </table:table-cell>
          <table:table-cell table:formula="of:=(([.F285]-16000)/(40000-16000))+1" office:value-type="float" office:value="1.01983333333333" calcext:value-type="float">
            <text:p>1.019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45" calcext:value-type="float">
            <text:p>-3845</text:p>
          </table:table-cell>
          <table:table-cell office:value-type="float" office:value="1116" calcext:value-type="float">
            <text:p>1116</text:p>
          </table:table-cell>
          <table:table-cell office:value-type="float" office:value="13516" calcext:value-type="float">
            <text:p>135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4096" calcext:value-type="float">
            <text:p>14096</text:p>
          </table:table-cell>
          <table:table-cell table:formula="of:=(([.F286]-16000)/(40000-16000))+1" office:value-type="float" office:value="0.920666666666667" calcext:value-type="float">
            <text:p>0.920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990" calcext:value-type="float">
            <text:p>-990</text:p>
          </table:table-cell>
          <table:table-cell office:value-type="float" office:value="942" calcext:value-type="float">
            <text:p>942</text:p>
          </table:table-cell>
          <table:table-cell office:value-type="float" office:value="20586" calcext:value-type="float">
            <text:p>20586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20631" calcext:value-type="float">
            <text:p>20631</text:p>
          </table:table-cell>
          <table:table-cell table:formula="of:=(([.F287]-16000)/(40000-16000))+1" office:value-type="float" office:value="1.19295833333333" calcext:value-type="float">
            <text:p>1.192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52" calcext:value-type="float">
            <text:p>-1852</text:p>
          </table:table-cell>
          <table:table-cell office:value-type="float" office:value="-293" calcext:value-type="float">
            <text:p>-293</text:p>
          </table:table-cell>
          <table:table-cell office:value-type="float" office:value="14973" calcext:value-type="float">
            <text:p>14973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5089" calcext:value-type="float">
            <text:p>15089</text:p>
          </table:table-cell>
          <table:table-cell table:formula="of:=(([.F288]-16000)/(40000-16000))+1" office:value-type="float" office:value="0.962041666666667" calcext:value-type="float">
            <text:p>0.962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841" calcext:value-type="float">
            <text:p>-841</text:p>
          </table:table-cell>
          <table:table-cell office:value-type="float" office:value="16024" calcext:value-type="float">
            <text:p>16024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6048" calcext:value-type="float">
            <text:p>16048</text:p>
          </table:table-cell>
          <table:table-cell table:formula="of:=(([.F289]-16000)/(40000-16000))+1" office:value-type="float" office:value="1.002" calcext:value-type="float">
            <text:p>1.0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964" calcext:value-type="float">
            <text:p>-2964</text:p>
          </table:table-cell>
          <table:table-cell office:value-type="float" office:value="-53" calcext:value-type="float">
            <text:p>-53</text:p>
          </table:table-cell>
          <table:table-cell office:value-type="float" office:value="17089" calcext:value-type="float">
            <text:p>1708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344" calcext:value-type="float">
            <text:p>17344</text:p>
          </table:table-cell>
          <table:table-cell table:formula="of:=(([.F290]-16000)/(40000-16000))+1" office:value-type="float" office:value="1.056" calcext:value-type="float">
            <text:p>1.0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5267" calcext:value-type="float">
            <text:p>-5267</text:p>
          </table:table-cell>
          <table:table-cell office:value-type="float" office:value="392" calcext:value-type="float">
            <text:p>392</text:p>
          </table:table-cell>
          <table:table-cell office:value-type="float" office:value="13384" calcext:value-type="float">
            <text:p>1338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4388" calcext:value-type="float">
            <text:p>14388</text:p>
          </table:table-cell>
          <table:table-cell table:formula="of:=(([.F291]-16000)/(40000-16000))+1" office:value-type="float" office:value="0.932833333333333" calcext:value-type="float">
            <text:p>0.9328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090" calcext:value-type="float">
            <text:p>-3090</text:p>
          </table:table-cell>
          <table:table-cell office:value-type="float" office:value="337" calcext:value-type="float">
            <text:p>337</text:p>
          </table:table-cell>
          <table:table-cell office:value-type="float" office:value="15066" calcext:value-type="float">
            <text:p>1506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383" calcext:value-type="float">
            <text:p>15383</text:p>
          </table:table-cell>
          <table:table-cell table:formula="of:=(([.F292]-16000)/(40000-16000))+1" office:value-type="float" office:value="0.974291666666667" calcext:value-type="float">
            <text:p>0.974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16" calcext:value-type="float">
            <text:p>-1416</text:p>
          </table:table-cell>
          <table:table-cell office:value-type="float" office:value="7425" calcext:value-type="float">
            <text:p>7425</text:p>
          </table:table-cell>
          <table:table-cell office:value-type="float" office:value="16988" calcext:value-type="float">
            <text:p>16988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8593" calcext:value-type="float">
            <text:p>18593</text:p>
          </table:table-cell>
          <table:table-cell table:formula="of:=(([.F293]-16000)/(40000-16000))+1" office:value-type="float" office:value="1.10804166666667" calcext:value-type="float">
            <text:p>1.108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897" calcext:value-type="float">
            <text:p>-1897</text:p>
          </table:table-cell>
          <table:table-cell office:value-type="float" office:value="390" calcext:value-type="float">
            <text:p>390</text:p>
          </table:table-cell>
          <table:table-cell office:value-type="float" office:value="13552" calcext:value-type="float">
            <text:p>1355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3689" calcext:value-type="float">
            <text:p>13689</text:p>
          </table:table-cell>
          <table:table-cell table:formula="of:=(([.F294]-16000)/(40000-16000))+1" office:value-type="float" office:value="0.903708333333333" calcext:value-type="float">
            <text:p>0.903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float" office:value="1140" calcext:value-type="float">
            <text:p>1140</text:p>
          </table:table-cell>
          <table:table-cell office:value-type="float" office:value="14891" calcext:value-type="float">
            <text:p>14891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4937" calcext:value-type="float">
            <text:p>14937</text:p>
          </table:table-cell>
          <table:table-cell table:formula="of:=(([.F295]-16000)/(40000-16000))+1" office:value-type="float" office:value="0.955708333333333" calcext:value-type="float">
            <text:p>0.955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04" calcext:value-type="float">
            <text:p>504</text:p>
          </table:table-cell>
          <table:table-cell office:value-type="float" office:value="13797" calcext:value-type="float">
            <text:p>1379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3851" calcext:value-type="float">
            <text:p>13851</text:p>
          </table:table-cell>
          <table:table-cell table:formula="of:=(([.F296]-16000)/(40000-16000))+1" office:value-type="float" office:value="0.910458333333333" calcext:value-type="float">
            <text:p>0.910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620" calcext:value-type="float">
            <text:p>-2620</text:p>
          </table:table-cell>
          <table:table-cell office:value-type="float" office:value="-2277" calcext:value-type="float">
            <text:p>-2277</text:p>
          </table:table-cell>
          <table:table-cell office:value-type="float" office:value="17655" calcext:value-type="float">
            <text:p>17655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7993" calcext:value-type="float">
            <text:p>17993</text:p>
          </table:table-cell>
          <table:table-cell table:formula="of:=(([.F297]-16000)/(40000-16000))+1" office:value-type="float" office:value="1.08304166666667" calcext:value-type="float">
            <text:p>1.0830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22" calcext:value-type="float">
            <text:p>-1222</text:p>
          </table:table-cell>
          <table:table-cell office:value-type="float" office:value="1139" calcext:value-type="float">
            <text:p>1139</text:p>
          </table:table-cell>
          <table:table-cell office:value-type="float" office:value="15661" calcext:value-type="float">
            <text:p>1566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5749" calcext:value-type="float">
            <text:p>15749</text:p>
          </table:table-cell>
          <table:table-cell table:formula="of:=(([.F298]-16000)/(40000-16000))+1" office:value-type="float" office:value="0.989541666666667" calcext:value-type="float">
            <text:p>0.989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425" calcext:value-type="float">
            <text:p>-2425</text:p>
          </table:table-cell>
          <table:table-cell office:value-type="float" office:value="-1129" calcext:value-type="float">
            <text:p>-1129</text:p>
          </table:table-cell>
          <table:table-cell office:value-type="float" office:value="15168" calcext:value-type="float">
            <text:p>15168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5402" calcext:value-type="float">
            <text:p>15402</text:p>
          </table:table-cell>
          <table:table-cell table:formula="of:=(([.F299]-16000)/(40000-16000))+1" office:value-type="float" office:value="0.975083333333333" calcext:value-type="float">
            <text:p>0.975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2233" calcext:value-type="float">
            <text:p>-2233</text:p>
          </table:table-cell>
          <table:table-cell office:value-type="float" office:value="14337" calcext:value-type="float">
            <text:p>14337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4596" calcext:value-type="float">
            <text:p>14596</text:p>
          </table:table-cell>
          <table:table-cell table:formula="of:=(([.F300]-16000)/(40000-16000))+1" office:value-type="float" office:value="0.9415" calcext:value-type="float">
            <text:p>0.94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-1891" calcext:value-type="float">
            <text:p>-1891</text:p>
          </table:table-cell>
          <table:table-cell office:value-type="float" office:value="17468" calcext:value-type="float">
            <text:p>1746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7904" calcext:value-type="float">
            <text:p>17904</text:p>
          </table:table-cell>
          <table:table-cell table:formula="of:=(([.F301]-16000)/(40000-16000))+1" office:value-type="float" office:value="1.07933333333333" calcext:value-type="float">
            <text:p>1.079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97" calcext:value-type="float">
            <text:p>-3297</text:p>
          </table:table-cell>
          <table:table-cell office:value-type="float" office:value="2047" calcext:value-type="float">
            <text:p>2047</text:p>
          </table:table-cell>
          <table:table-cell office:value-type="float" office:value="17624" calcext:value-type="float">
            <text:p>17624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8046" calcext:value-type="float">
            <text:p>18046</text:p>
          </table:table-cell>
          <table:table-cell table:formula="of:=(([.F302]-16000)/(40000-16000))+1" office:value-type="float" office:value="1.08525" calcext:value-type="float">
            <text:p>1.085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397" calcext:value-type="float">
            <text:p>-2397</text:p>
          </table:table-cell>
          <table:table-cell office:value-type="float" office:value="-1996" calcext:value-type="float">
            <text:p>-1996</text:p>
          </table:table-cell>
          <table:table-cell office:value-type="float" office:value="17826" calcext:value-type="float">
            <text:p>1782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8096" calcext:value-type="float">
            <text:p>18096</text:p>
          </table:table-cell>
          <table:table-cell table:formula="of:=(([.F303]-16000)/(40000-16000))+1" office:value-type="float" office:value="1.08733333333333" calcext:value-type="float">
            <text:p>1.087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517" calcext:value-type="float">
            <text:p>-2517</text:p>
          </table:table-cell>
          <table:table-cell office:value-type="float" office:value="1962" calcext:value-type="float">
            <text:p>1962</text:p>
          </table:table-cell>
          <table:table-cell office:value-type="float" office:value="15891" calcext:value-type="float">
            <text:p>1589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6208" calcext:value-type="float">
            <text:p>16208</text:p>
          </table:table-cell>
          <table:table-cell table:formula="of:=(([.F304]-16000)/(40000-16000))+1" office:value-type="float" office:value="1.00866666666667" calcext:value-type="float">
            <text:p>1.008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-827" calcext:value-type="float">
            <text:p>-827</text:p>
          </table:table-cell>
          <table:table-cell office:value-type="float" office:value="17690" calcext:value-type="float">
            <text:p>17690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949" calcext:value-type="float">
            <text:p>17949</text:p>
          </table:table-cell>
          <table:table-cell table:formula="of:=(([.F305]-16000)/(40000-16000))+1" office:value-type="float" office:value="1.08120833333333" calcext:value-type="float">
            <text:p>1.0812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801" calcext:value-type="float">
            <text:p>-3801</text:p>
          </table:table-cell>
          <table:table-cell office:value-type="float" office:value="385" calcext:value-type="float">
            <text:p>385</text:p>
          </table:table-cell>
          <table:table-cell office:value-type="float" office:value="12907" calcext:value-type="float">
            <text:p>12907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3460" calcext:value-type="float">
            <text:p>13460</text:p>
          </table:table-cell>
          <table:table-cell table:formula="of:=(([.F306]-16000)/(40000-16000))+1" office:value-type="float" office:value="0.894166666666667" calcext:value-type="float">
            <text:p>0.8941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83" calcext:value-type="float">
            <text:p>-783</text:p>
          </table:table-cell>
          <table:table-cell office:value-type="float" office:value="-1085" calcext:value-type="float">
            <text:p>-1085</text:p>
          </table:table-cell>
          <table:table-cell office:value-type="float" office:value="14324" calcext:value-type="float">
            <text:p>14324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4386" calcext:value-type="float">
            <text:p>14386</text:p>
          </table:table-cell>
          <table:table-cell table:formula="of:=(([.F307]-16000)/(40000-16000))+1" office:value-type="float" office:value="0.93275" calcext:value-type="float">
            <text:p>0.93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2797" calcext:value-type="float">
            <text:p>-2797</text:p>
          </table:table-cell>
          <table:table-cell office:value-type="float" office:value="-321" calcext:value-type="float">
            <text:p>-321</text:p>
          </table:table-cell>
          <table:table-cell office:value-type="float" office:value="17854" calcext:value-type="float">
            <text:p>17854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8074" calcext:value-type="float">
            <text:p>18074</text:p>
          </table:table-cell>
          <table:table-cell table:formula="of:=(([.F308]-16000)/(40000-16000))+1" office:value-type="float" office:value="1.08641666666667" calcext:value-type="float">
            <text:p>1.08641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712" calcext:value-type="float">
            <text:p>-1712</text:p>
          </table:table-cell>
          <table:table-cell office:value-type="float" office:value="-452" calcext:value-type="float">
            <text:p>-452</text:p>
          </table:table-cell>
          <table:table-cell office:value-type="float" office:value="15618" calcext:value-type="float">
            <text:p>1561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5718" calcext:value-type="float">
            <text:p>15718</text:p>
          </table:table-cell>
          <table:table-cell table:formula="of:=(([.F309]-16000)/(40000-16000))+1" office:value-type="float" office:value="0.98825" calcext:value-type="float">
            <text:p>0.988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368" calcext:value-type="float">
            <text:p>-1368</text:p>
          </table:table-cell>
          <table:table-cell office:value-type="float" office:value="2148" calcext:value-type="float">
            <text:p>2148</text:p>
          </table:table-cell>
          <table:table-cell office:value-type="float" office:value="15902" calcext:value-type="float">
            <text:p>15902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6104" calcext:value-type="float">
            <text:p>16104</text:p>
          </table:table-cell>
          <table:table-cell table:formula="of:=(([.F310]-16000)/(40000-16000))+1" office:value-type="float" office:value="1.00433333333333" calcext:value-type="float">
            <text:p>1.004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32" calcext:value-type="float">
            <text:p>-3232</text:p>
          </table:table-cell>
          <table:table-cell office:value-type="float" office:value="3323" calcext:value-type="float">
            <text:p>3323</text:p>
          </table:table-cell>
          <table:table-cell office:value-type="float" office:value="14826" calcext:value-type="float">
            <text:p>1482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5533" calcext:value-type="float">
            <text:p>15533</text:p>
          </table:table-cell>
          <table:table-cell table:formula="of:=(([.F311]-16000)/(40000-16000))+1" office:value-type="float" office:value="0.980541666666667" calcext:value-type="float">
            <text:p>0.980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726" calcext:value-type="float">
            <text:p>-3726</text:p>
          </table:table-cell>
          <table:table-cell office:value-type="float" office:value="-822" calcext:value-type="float">
            <text:p>-822</text:p>
          </table:table-cell>
          <table:table-cell office:value-type="float" office:value="14502" calcext:value-type="float">
            <text:p>14502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4995" calcext:value-type="float">
            <text:p>14995</text:p>
          </table:table-cell>
          <table:table-cell table:formula="of:=(([.F312]-16000)/(40000-16000))+1" office:value-type="float" office:value="0.958125" calcext:value-type="float">
            <text:p>0.9581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94" calcext:value-type="float">
            <text:p>-794</text:p>
          </table:table-cell>
          <table:table-cell office:value-type="float" office:value="690" calcext:value-type="float">
            <text:p>690</text:p>
          </table:table-cell>
          <table:table-cell office:value-type="float" office:value="15093" calcext:value-type="float">
            <text:p>15093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129" calcext:value-type="float">
            <text:p>15129</text:p>
          </table:table-cell>
          <table:table-cell table:formula="of:=(([.F313]-16000)/(40000-16000))+1" office:value-type="float" office:value="0.963708333333333" calcext:value-type="float">
            <text:p>0.96370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  <table:table-cell office:value-type="float" office:value="-2462" calcext:value-type="float">
            <text:p>-2462</text:p>
          </table:table-cell>
          <table:table-cell office:value-type="float" office:value="15936" calcext:value-type="float">
            <text:p>1593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6621" calcext:value-type="float">
            <text:p>16621</text:p>
          </table:table-cell>
          <table:table-cell table:formula="of:=(([.F314]-16000)/(40000-16000))+1" office:value-type="float" office:value="1.025875" calcext:value-type="float">
            <text:p>1.025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1194" calcext:value-type="float">
            <text:p>1194</text:p>
          </table:table-cell>
          <table:table-cell office:value-type="float" office:value="18019" calcext:value-type="float">
            <text:p>18019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8058" calcext:value-type="float">
            <text:p>18058</text:p>
          </table:table-cell>
          <table:table-cell table:formula="of:=(([.F315]-16000)/(40000-16000))+1" office:value-type="float" office:value="1.08575" calcext:value-type="float">
            <text:p>1.08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20" calcext:value-type="float">
            <text:p>-820</text:p>
          </table:table-cell>
          <table:table-cell office:value-type="float" office:value="-3627" calcext:value-type="float">
            <text:p>-3627</text:p>
          </table:table-cell>
          <table:table-cell office:value-type="float" office:value="17096" calcext:value-type="float">
            <text:p>17096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7495" calcext:value-type="float">
            <text:p>17495</text:p>
          </table:table-cell>
          <table:table-cell table:formula="of:=(([.F316]-16000)/(40000-16000))+1" office:value-type="float" office:value="1.06229166666667" calcext:value-type="float">
            <text:p>1.062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456" calcext:value-type="float">
            <text:p>-456</text:p>
          </table:table-cell>
          <table:table-cell office:value-type="float" office:value="17707" calcext:value-type="float">
            <text:p>17707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7986" calcext:value-type="float">
            <text:p>17986</text:p>
          </table:table-cell>
          <table:table-cell table:formula="of:=(([.F317]-16000)/(40000-16000))+1" office:value-type="float" office:value="1.08275" calcext:value-type="float">
            <text:p>1.082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454" calcext:value-type="float">
            <text:p>-454</text:p>
          </table:table-cell>
          <table:table-cell office:value-type="float" office:value="-1865" calcext:value-type="float">
            <text:p>-1865</text:p>
          </table:table-cell>
          <table:table-cell office:value-type="float" office:value="13224" calcext:value-type="float">
            <text:p>13224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362" calcext:value-type="float">
            <text:p>13362</text:p>
          </table:table-cell>
          <table:table-cell table:formula="of:=(([.F318]-16000)/(40000-16000))+1" office:value-type="float" office:value="0.890083333333333" calcext:value-type="float">
            <text:p>0.89008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862" calcext:value-type="float">
            <text:p>-862</text:p>
          </table:table-cell>
          <table:table-cell office:value-type="float" office:value="390" calcext:value-type="float">
            <text:p>390</text:p>
          </table:table-cell>
          <table:table-cell office:value-type="float" office:value="15226" calcext:value-type="float">
            <text:p>15226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255" calcext:value-type="float">
            <text:p>15255</text:p>
          </table:table-cell>
          <table:table-cell table:formula="of:=(([.F319]-16000)/(40000-16000))+1" office:value-type="float" office:value="0.968958333333333" calcext:value-type="float">
            <text:p>0.9689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264" calcext:value-type="float">
            <text:p>-3264</text:p>
          </table:table-cell>
          <table:table-cell office:value-type="float" office:value="-2193" calcext:value-type="float">
            <text:p>-2193</text:p>
          </table:table-cell>
          <table:table-cell office:value-type="float" office:value="17111" calcext:value-type="float">
            <text:p>17111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7557" calcext:value-type="float">
            <text:p>17557</text:p>
          </table:table-cell>
          <table:table-cell table:formula="of:=(([.F320]-16000)/(40000-16000))+1" office:value-type="float" office:value="1.064875" calcext:value-type="float">
            <text:p>1.0648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658" calcext:value-type="float">
            <text:p>1658</text:p>
          </table:table-cell>
          <table:table-cell office:value-type="float" office:value="13790" calcext:value-type="float">
            <text:p>13790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3899" calcext:value-type="float">
            <text:p>13899</text:p>
          </table:table-cell>
          <table:table-cell table:formula="of:=(([.F321]-16000)/(40000-16000))+1" office:value-type="float" office:value="0.912458333333333" calcext:value-type="float">
            <text:p>0.912458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69" calcext:value-type="float">
            <text:p>-1569</text:p>
          </table:table-cell>
          <table:table-cell office:value-type="float" office:value="-1808" calcext:value-type="float">
            <text:p>-1808</text:p>
          </table:table-cell>
          <table:table-cell office:value-type="float" office:value="18790" calcext:value-type="float">
            <text:p>18790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8941" calcext:value-type="float">
            <text:p>18941</text:p>
          </table:table-cell>
          <table:table-cell table:formula="of:=(([.F322]-16000)/(40000-16000))+1" office:value-type="float" office:value="1.12254166666667" calcext:value-type="float">
            <text:p>1.12254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58" calcext:value-type="float">
            <text:p>-1558</text:p>
          </table:table-cell>
          <table:table-cell office:value-type="float" office:value="-1798" calcext:value-type="float">
            <text:p>-1798</text:p>
          </table:table-cell>
          <table:table-cell office:value-type="float" office:value="16533" calcext:value-type="float">
            <text:p>16533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6703" calcext:value-type="float">
            <text:p>16703</text:p>
          </table:table-cell>
          <table:table-cell table:formula="of:=(([.F323]-16000)/(40000-16000))+1" office:value-type="float" office:value="1.02929166666667" calcext:value-type="float">
            <text:p>1.029291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050" calcext:value-type="float">
            <text:p>-1050</text:p>
          </table:table-cell>
          <table:table-cell office:value-type="float" office:value="17564" calcext:value-type="float">
            <text:p>175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95" calcext:value-type="float">
            <text:p>17595</text:p>
          </table:table-cell>
          <table:table-cell table:formula="of:=(([.F324]-16000)/(40000-16000))+1" office:value-type="float" office:value="1.06645833333333" calcext:value-type="float">
            <text:p>1.066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907" calcext:value-type="float">
            <text:p>-1907</text:p>
          </table:table-cell>
          <table:table-cell office:value-type="float" office:value="16057" calcext:value-type="float">
            <text:p>160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180" calcext:value-type="float">
            <text:p>16180</text:p>
          </table:table-cell>
          <table:table-cell table:formula="of:=(([.F325]-16000)/(40000-16000))+1" office:value-type="float" office:value="1.0075" calcext:value-type="float">
            <text:p>1.0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08" calcext:value-type="float">
            <text:p>-4408</text:p>
          </table:table-cell>
          <table:table-cell office:value-type="float" office:value="-2451" calcext:value-type="float">
            <text:p>-2451</text:p>
          </table:table-cell>
          <table:table-cell office:value-type="float" office:value="15599" calcext:value-type="float">
            <text:p>155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6394" calcext:value-type="float">
            <text:p>16394</text:p>
          </table:table-cell>
          <table:table-cell table:formula="of:=(([.F326]-16000)/(40000-16000))+1" office:value-type="float" office:value="1.01641666666667" calcext:value-type="float">
            <text:p>1.016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19" calcext:value-type="float">
            <text:p>-419</text:p>
          </table:table-cell>
          <table:table-cell office:value-type="float" office:value="-1977" calcext:value-type="float">
            <text:p>-1977</text:p>
          </table:table-cell>
          <table:table-cell office:value-type="float" office:value="16616" calcext:value-type="float">
            <text:p>1661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6738" calcext:value-type="float">
            <text:p>16738</text:p>
          </table:table-cell>
          <table:table-cell table:formula="of:=(([.F327]-16000)/(40000-16000))+1" office:value-type="float" office:value="1.03075" calcext:value-type="float">
            <text:p>1.030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85" calcext:value-type="float">
            <text:p>-2785</text:p>
          </table:table-cell>
          <table:table-cell office:value-type="float" office:value="-2218" calcext:value-type="float">
            <text:p>-2218</text:p>
          </table:table-cell>
          <table:table-cell office:value-type="float" office:value="15563" calcext:value-type="float">
            <text:p>1556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5965" calcext:value-type="float">
            <text:p>15965</text:p>
          </table:table-cell>
          <table:table-cell table:formula="of:=(([.F328]-16000)/(40000-16000))+1" office:value-type="float" office:value="0.998541666666667" calcext:value-type="float">
            <text:p>0.998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996" calcext:value-type="float">
            <text:p>-2996</text:p>
          </table:table-cell>
          <table:table-cell office:value-type="float" office:value="-109" calcext:value-type="float">
            <text:p>-109</text:p>
          </table:table-cell>
          <table:table-cell office:value-type="float" office:value="15255" calcext:value-type="float">
            <text:p>1525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5546" calcext:value-type="float">
            <text:p>15546</text:p>
          </table:table-cell>
          <table:table-cell table:formula="of:=(([.F329]-16000)/(40000-16000))+1" office:value-type="float" office:value="0.981083333333333" calcext:value-type="float">
            <text:p>0.981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66" calcext:value-type="float">
            <text:p>-1266</text:p>
          </table:table-cell>
          <table:table-cell office:value-type="float" office:value="-395" calcext:value-type="float">
            <text:p>-395</text:p>
          </table:table-cell>
          <table:table-cell office:value-type="float" office:value="16966" calcext:value-type="float">
            <text:p>1696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7017" calcext:value-type="float">
            <text:p>17017</text:p>
          </table:table-cell>
          <table:table-cell table:formula="of:=(([.F330]-16000)/(40000-16000))+1" office:value-type="float" office:value="1.042375" calcext:value-type="float">
            <text:p>1.042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-447" calcext:value-type="float">
            <text:p>-447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500" calcext:value-type="float">
            <text:p>14500</text:p>
          </table:table-cell>
          <table:table-cell table:formula="of:=(([.F331]-16000)/(40000-16000))+1" office:value-type="float" office:value="0.9375" calcext:value-type="float">
            <text:p>0.9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49" calcext:value-type="float">
            <text:p>-1749</text:p>
          </table:table-cell>
          <table:table-cell office:value-type="float" office:value="746" calcext:value-type="float">
            <text:p>746</text:p>
          </table:table-cell>
          <table:table-cell office:value-type="float" office:value="15406" calcext:value-type="float">
            <text:p>1540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5522" calcext:value-type="float">
            <text:p>15522</text:p>
          </table:table-cell>
          <table:table-cell table:formula="of:=(([.F332]-16000)/(40000-16000))+1" office:value-type="float" office:value="0.980083333333333" calcext:value-type="float">
            <text:p>0.980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-431" calcext:value-type="float">
            <text:p>-431</text:p>
          </table:table-cell>
          <table:table-cell office:value-type="float" office:value="15260" calcext:value-type="float">
            <text:p>152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329" calcext:value-type="float">
            <text:p>15329</text:p>
          </table:table-cell>
          <table:table-cell table:formula="of:=(([.F333]-16000)/(40000-16000))+1" office:value-type="float" office:value="0.972041666666667" calcext:value-type="float">
            <text:p>0.972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505" calcext:value-type="float">
            <text:p>-5505</text:p>
          </table:table-cell>
          <table:table-cell office:value-type="float" office:value="-1424" calcext:value-type="float">
            <text:p>-1424</text:p>
          </table:table-cell>
          <table:table-cell office:value-type="float" office:value="15224" calcext:value-type="float">
            <text:p>1522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6251" calcext:value-type="float">
            <text:p>16251</text:p>
          </table:table-cell>
          <table:table-cell table:formula="of:=(([.F334]-16000)/(40000-16000))+1" office:value-type="float" office:value="1.01045833333333" calcext:value-type="float">
            <text:p>1.01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56" calcext:value-type="float">
            <text:p>-1356</text:p>
          </table:table-cell>
          <table:table-cell office:value-type="float" office:value="693" calcext:value-type="float">
            <text:p>693</text:p>
          </table:table-cell>
          <table:table-cell office:value-type="float" office:value="15288" calcext:value-type="float">
            <text:p>1528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5363" calcext:value-type="float">
            <text:p>15363</text:p>
          </table:table-cell>
          <table:table-cell table:formula="of:=(([.F335]-16000)/(40000-16000))+1" office:value-type="float" office:value="0.973458333333333" calcext:value-type="float">
            <text:p>0.973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269" calcext:value-type="float">
            <text:p>-3269</text:p>
          </table:table-cell>
          <table:table-cell office:value-type="float" office:value="1936" calcext:value-type="float">
            <text:p>1936</text:p>
          </table:table-cell>
          <table:table-cell office:value-type="float" office:value="16575" calcext:value-type="float">
            <text:p>1657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7004" calcext:value-type="float">
            <text:p>17004</text:p>
          </table:table-cell>
          <table:table-cell table:formula="of:=(([.F336]-16000)/(40000-16000))+1" office:value-type="float" office:value="1.04183333333333" calcext:value-type="float">
            <text:p>1.041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225" calcext:value-type="float">
            <text:p>-3225</text:p>
          </table:table-cell>
          <table:table-cell office:value-type="float" office:value="-701" calcext:value-type="float">
            <text:p>-701</text:p>
          </table:table-cell>
          <table:table-cell office:value-type="float" office:value="14861" calcext:value-type="float">
            <text:p>1486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5223" calcext:value-type="float">
            <text:p>15223</text:p>
          </table:table-cell>
          <table:table-cell table:formula="of:=(([.F337]-16000)/(40000-16000))+1" office:value-type="float" office:value="0.967625" calcext:value-type="float">
            <text:p>0.967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422" calcext:value-type="float">
            <text:p>-422</text:p>
          </table:table-cell>
          <table:table-cell office:value-type="float" office:value="16430" calcext:value-type="float">
            <text:p>1643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6437" calcext:value-type="float">
            <text:p>16437</text:p>
          </table:table-cell>
          <table:table-cell table:formula="of:=(([.F338]-16000)/(40000-16000))+1" office:value-type="float" office:value="1.01820833333333" calcext:value-type="float">
            <text:p>1.018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1716" calcext:value-type="float">
            <text:p>1716</text:p>
          </table:table-cell>
          <table:table-cell office:value-type="float" office:value="15557" calcext:value-type="float">
            <text:p>155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5940" calcext:value-type="float">
            <text:p>15940</text:p>
          </table:table-cell>
          <table:table-cell table:formula="of:=(([.F339]-16000)/(40000-16000))+1" office:value-type="float" office:value="0.9975" calcext:value-type="float">
            <text:p>0.99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2851" calcext:value-type="float">
            <text:p>-2851</text:p>
          </table:table-cell>
          <table:table-cell office:value-type="float" office:value="14180" calcext:value-type="float">
            <text:p>1418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4463" calcext:value-type="float">
            <text:p>14463</text:p>
          </table:table-cell>
          <table:table-cell table:formula="of:=(([.F340]-16000)/(40000-16000))+1" office:value-type="float" office:value="0.935958333333333" calcext:value-type="float">
            <text:p>0.935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392" calcext:value-type="float">
            <text:p>392</text:p>
          </table:table-cell>
          <table:table-cell office:value-type="float" office:value="15664" calcext:value-type="float">
            <text:p>15664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5670" calcext:value-type="float">
            <text:p>15670</text:p>
          </table:table-cell>
          <table:table-cell table:formula="of:=(([.F341]-16000)/(40000-16000))+1" office:value-type="float" office:value="0.98625" calcext:value-type="float">
            <text:p>0.98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73" calcext:value-type="float">
            <text:p>-373</text:p>
          </table:table-cell>
          <table:table-cell office:value-type="float" office:value="-3819" calcext:value-type="float">
            <text:p>-3819</text:p>
          </table:table-cell>
          <table:table-cell office:value-type="float" office:value="17426" calcext:value-type="float">
            <text:p>1742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843" calcext:value-type="float">
            <text:p>17843</text:p>
          </table:table-cell>
          <table:table-cell table:formula="of:=(([.F342]-16000)/(40000-16000))+1" office:value-type="float" office:value="1.07679166666667" calcext:value-type="float">
            <text:p>1.076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35" calcext:value-type="float">
            <text:p>635</text:p>
          </table:table-cell>
          <table:table-cell office:value-type="float" office:value="17651" calcext:value-type="float">
            <text:p>1765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733" calcext:value-type="float">
            <text:p>17733</text:p>
          </table:table-cell>
          <table:table-cell table:formula="of:=(([.F343]-16000)/(40000-16000))+1" office:value-type="float" office:value="1.07220833333333" calcext:value-type="float">
            <text:p>1.072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-1050" calcext:value-type="float">
            <text:p>-1050</text:p>
          </table:table-cell>
          <table:table-cell office:value-type="float" office:value="14664" calcext:value-type="float">
            <text:p>146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4916" calcext:value-type="float">
            <text:p>14916</text:p>
          </table:table-cell>
          <table:table-cell table:formula="of:=(([.F344]-16000)/(40000-16000))+1" office:value-type="float" office:value="0.954833333333333" calcext:value-type="float">
            <text:p>0.954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324" calcext:value-type="float">
            <text:p>-324</text:p>
          </table:table-cell>
          <table:table-cell office:value-type="float" office:value="16857" calcext:value-type="float">
            <text:p>168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865" calcext:value-type="float">
            <text:p>16865</text:p>
          </table:table-cell>
          <table:table-cell table:formula="of:=(([.F345]-16000)/(40000-16000))+1" office:value-type="float" office:value="1.03604166666667" calcext:value-type="float">
            <text:p>1.036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427" calcext:value-type="float">
            <text:p>-1427</text:p>
          </table:table-cell>
          <table:table-cell office:value-type="float" office:value="13445" calcext:value-type="float">
            <text:p>134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35" calcext:value-type="float">
            <text:p>13535</text:p>
          </table:table-cell>
          <table:table-cell table:formula="of:=(([.F346]-16000)/(40000-16000))+1" office:value-type="float" office:value="0.897291666666667" calcext:value-type="float">
            <text:p>0.89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272" calcext:value-type="float">
            <text:p>-3272</text:p>
          </table:table-cell>
          <table:table-cell office:value-type="float" office:value="-1100" calcext:value-type="float">
            <text:p>-1100</text:p>
          </table:table-cell>
          <table:table-cell office:value-type="float" office:value="18675" calcext:value-type="float">
            <text:p>1867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8991" calcext:value-type="float">
            <text:p>18991</text:p>
          </table:table-cell>
          <table:table-cell table:formula="of:=(([.F347]-16000)/(40000-16000))+1" office:value-type="float" office:value="1.124625" calcext:value-type="float">
            <text:p>1.124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83" calcext:value-type="float">
            <text:p>-783</text:p>
          </table:table-cell>
          <table:table-cell office:value-type="float" office:value="522" calcext:value-type="float">
            <text:p>522</text:p>
          </table:table-cell>
          <table:table-cell office:value-type="float" office:value="13946" calcext:value-type="float">
            <text:p>1394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977" calcext:value-type="float">
            <text:p>13977</text:p>
          </table:table-cell>
          <table:table-cell table:formula="of:=(([.F348]-16000)/(40000-16000))+1" office:value-type="float" office:value="0.915708333333333" calcext:value-type="float">
            <text:p>0.915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06" calcext:value-type="float">
            <text:p>-806</text:p>
          </table:table-cell>
          <table:table-cell office:value-type="float" office:value="752" calcext:value-type="float">
            <text:p>752</text:p>
          </table:table-cell>
          <table:table-cell office:value-type="float" office:value="15061" calcext:value-type="float">
            <text:p>1506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101" calcext:value-type="float">
            <text:p>15101</text:p>
          </table:table-cell>
          <table:table-cell table:formula="of:=(([.F349]-16000)/(40000-16000))+1" office:value-type="float" office:value="0.962541666666667" calcext:value-type="float">
            <text:p>0.9625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10" calcext:value-type="float">
            <text:p>-1710</text:p>
          </table:table-cell>
          <table:table-cell office:value-type="float" office:value="604" calcext:value-type="float">
            <text:p>604</text:p>
          </table:table-cell>
          <table:table-cell office:value-type="float" office:value="14508" calcext:value-type="float">
            <text:p>1450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620" calcext:value-type="float">
            <text:p>14620</text:p>
          </table:table-cell>
          <table:table-cell table:formula="of:=(([.F350]-16000)/(40000-16000))+1" office:value-type="float" office:value="0.9425" calcext:value-type="float">
            <text:p>0.94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42" calcext:value-type="float">
            <text:p>-4442</text:p>
          </table:table-cell>
          <table:table-cell office:value-type="float" office:value="531" calcext:value-type="float">
            <text:p>531</text:p>
          </table:table-cell>
          <table:table-cell office:value-type="float" office:value="15466" calcext:value-type="float">
            <text:p>1546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100" calcext:value-type="float">
            <text:p>16100</text:p>
          </table:table-cell>
          <table:table-cell table:formula="of:=(([.F351]-16000)/(40000-16000))+1" office:value-type="float" office:value="1.00416666666667" calcext:value-type="float">
            <text:p>1.004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352" calcext:value-type="float">
            <text:p>-5352</text:p>
          </table:table-cell>
          <table:table-cell office:value-type="float" office:value="516" calcext:value-type="float">
            <text:p>516</text:p>
          </table:table-cell>
          <table:table-cell office:value-type="float" office:value="14440" calcext:value-type="float">
            <text:p>1444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5408" calcext:value-type="float">
            <text:p>15408</text:p>
          </table:table-cell>
          <table:table-cell table:formula="of:=(([.F352]-16000)/(40000-16000))+1" office:value-type="float" office:value="0.975333333333333" calcext:value-type="float">
            <text:p>0.975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351" calcext:value-type="float">
            <text:p>-5351</text:p>
          </table:table-cell>
          <table:table-cell office:value-type="float" office:value="425" calcext:value-type="float">
            <text:p>425</text:p>
          </table:table-cell>
          <table:table-cell office:value-type="float" office:value="16366" calcext:value-type="float">
            <text:p>1636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7223" calcext:value-type="float">
            <text:p>17223</text:p>
          </table:table-cell>
          <table:table-cell table:formula="of:=(([.F353]-16000)/(40000-16000))+1" office:value-type="float" office:value="1.05095833333333" calcext:value-type="float">
            <text:p>1.050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41" calcext:value-type="float">
            <text:p>-1141</text:p>
          </table:table-cell>
          <table:table-cell office:value-type="float" office:value="-473" calcext:value-type="float">
            <text:p>-473</text:p>
          </table:table-cell>
          <table:table-cell office:value-type="float" office:value="16756" calcext:value-type="float">
            <text:p>1675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6801" calcext:value-type="float">
            <text:p>16801</text:p>
          </table:table-cell>
          <table:table-cell table:formula="of:=(([.F354]-16000)/(40000-16000))+1" office:value-type="float" office:value="1.033375" calcext:value-type="float">
            <text:p>1.033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909" calcext:value-type="float">
            <text:p>-1909</text:p>
          </table:table-cell>
          <table:table-cell office:value-type="float" office:value="6342" calcext:value-type="float">
            <text:p>6342</text:p>
          </table:table-cell>
          <table:table-cell office:value-type="float" office:value="15688" calcext:value-type="float">
            <text:p>1568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7028" calcext:value-type="float">
            <text:p>17028</text:p>
          </table:table-cell>
          <table:table-cell table:formula="of:=(([.F355]-16000)/(40000-16000))+1" office:value-type="float" office:value="1.04283333333333" calcext:value-type="float">
            <text:p>1.042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-1491" calcext:value-type="float">
            <text:p>-1491</text:p>
          </table:table-cell>
          <table:table-cell office:value-type="float" office:value="17453" calcext:value-type="float">
            <text:p>1745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7593" calcext:value-type="float">
            <text:p>17593</text:p>
          </table:table-cell>
          <table:table-cell table:formula="of:=(([.F356]-16000)/(40000-16000))+1" office:value-type="float" office:value="1.066375" calcext:value-type="float">
            <text:p>1.066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570" calcext:value-type="float">
            <text:p>-2570</text:p>
          </table:table-cell>
          <table:table-cell office:value-type="float" office:value="2572" calcext:value-type="float">
            <text:p>2572</text:p>
          </table:table-cell>
          <table:table-cell office:value-type="float" office:value="17820" calcext:value-type="float">
            <text:p>1782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8187" calcext:value-type="float">
            <text:p>18187</text:p>
          </table:table-cell>
          <table:table-cell table:formula="of:=(([.F357]-16000)/(40000-16000))+1" office:value-type="float" office:value="1.091125" calcext:value-type="float">
            <text:p>1.091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32" calcext:value-type="float">
            <text:p>-1532</text:p>
          </table:table-cell>
          <table:table-cell office:value-type="float" office:value="-1334" calcext:value-type="float">
            <text:p>-1334</text:p>
          </table:table-cell>
          <table:table-cell office:value-type="float" office:value="17628" calcext:value-type="float">
            <text:p>17628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7744" calcext:value-type="float">
            <text:p>17744</text:p>
          </table:table-cell>
          <table:table-cell table:formula="of:=(([.F358]-16000)/(40000-16000))+1" office:value-type="float" office:value="1.07266666666667" calcext:value-type="float">
            <text:p>1.072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597" calcext:value-type="float">
            <text:p>-597</text:p>
          </table:table-cell>
          <table:table-cell office:value-type="float" office:value="16736" calcext:value-type="float">
            <text:p>16736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6771" calcext:value-type="float">
            <text:p>16771</text:p>
          </table:table-cell>
          <table:table-cell table:formula="of:=(([.F359]-16000)/(40000-16000))+1" office:value-type="float" office:value="1.032125" calcext:value-type="float">
            <text:p>1.032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41" calcext:value-type="float">
            <text:p>-1541</text:p>
          </table:table-cell>
          <table:table-cell office:value-type="float" office:value="-1146" calcext:value-type="float">
            <text:p>-1146</text:p>
          </table:table-cell>
          <table:table-cell office:value-type="float" office:value="17976" calcext:value-type="float">
            <text:p>1797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8078" calcext:value-type="float">
            <text:p>18078</text:p>
          </table:table-cell>
          <table:table-cell table:formula="of:=(([.F360]-16000)/(40000-16000))+1" office:value-type="float" office:value="1.08658333333333" calcext:value-type="float">
            <text:p>1.086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float" office:value="-3255" calcext:value-type="float">
            <text:p>-3255</text:p>
          </table:table-cell>
          <table:table-cell office:value-type="float" office:value="18899" calcext:value-type="float">
            <text:p>1889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9492" calcext:value-type="float">
            <text:p>19492</text:p>
          </table:table-cell>
          <table:table-cell table:formula="of:=(([.F361]-16000)/(40000-16000))+1" office:value-type="float" office:value="1.1455" calcext:value-type="float">
            <text:p>1.14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21" calcext:value-type="float">
            <text:p>1421</text:p>
          </table:table-cell>
          <table:table-cell office:value-type="float" office:value="16324" calcext:value-type="float">
            <text:p>1632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6422" calcext:value-type="float">
            <text:p>16422</text:p>
          </table:table-cell>
          <table:table-cell table:formula="of:=(([.F362]-16000)/(40000-16000))+1" office:value-type="float" office:value="1.01758333333333" calcext:value-type="float">
            <text:p>1.017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1662" calcext:value-type="float">
            <text:p>-1662</text:p>
          </table:table-cell>
          <table:table-cell office:value-type="float" office:value="15915" calcext:value-type="float">
            <text:p>15915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6002" calcext:value-type="float">
            <text:p>16002</text:p>
          </table:table-cell>
          <table:table-cell table:formula="of:=(([.F363]-16000)/(40000-16000))+1" office:value-type="float" office:value="1.00008333333333" calcext:value-type="float">
            <text:p>1.000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64" calcext:value-type="float">
            <text:p>-1264</text:p>
          </table:table-cell>
          <table:table-cell office:value-type="float" office:value="2480" calcext:value-type="float">
            <text:p>2480</text:p>
          </table:table-cell>
          <table:table-cell office:value-type="float" office:value="16376" calcext:value-type="float">
            <text:p>1637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610" calcext:value-type="float">
            <text:p>16610</text:p>
          </table:table-cell>
          <table:table-cell table:formula="of:=(([.F364]-16000)/(40000-16000))+1" office:value-type="float" office:value="1.02541666666667" calcext:value-type="float">
            <text:p>1.025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943" calcext:value-type="float">
            <text:p>-1943</text:p>
          </table:table-cell>
          <table:table-cell office:value-type="float" office:value="1184" calcext:value-type="float">
            <text:p>1184</text:p>
          </table:table-cell>
          <table:table-cell office:value-type="float" office:value="13264" calcext:value-type="float">
            <text:p>1326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457" calcext:value-type="float">
            <text:p>13457</text:p>
          </table:table-cell>
          <table:table-cell table:formula="of:=(([.F365]-16000)/(40000-16000))+1" office:value-type="float" office:value="0.894041666666667" calcext:value-type="float">
            <text:p>0.894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17" calcext:value-type="float">
            <text:p>-1417</text:p>
          </table:table-cell>
          <table:table-cell office:value-type="float" office:value="-4935" calcext:value-type="float">
            <text:p>-4935</text:p>
          </table:table-cell>
          <table:table-cell office:value-type="float" office:value="15826" calcext:value-type="float">
            <text:p>1582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6638" calcext:value-type="float">
            <text:p>16638</text:p>
          </table:table-cell>
          <table:table-cell table:formula="of:=(([.F366]-16000)/(40000-16000))+1" office:value-type="float" office:value="1.02658333333333" calcext:value-type="float">
            <text:p>1.026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68" calcext:value-type="float">
            <text:p>-1668</text:p>
          </table:table-cell>
          <table:table-cell office:value-type="float" office:value="1151" calcext:value-type="float">
            <text:p>1151</text:p>
          </table:table-cell>
          <table:table-cell office:value-type="float" office:value="17640" calcext:value-type="float">
            <text:p>1764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7756" calcext:value-type="float">
            <text:p>17756</text:p>
          </table:table-cell>
          <table:table-cell table:formula="of:=(([.F367]-16000)/(40000-16000))+1" office:value-type="float" office:value="1.07316666666667" calcext:value-type="float">
            <text:p>1.073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652" calcext:value-type="float">
            <text:p>-2652</text:p>
          </table:table-cell>
          <table:table-cell office:value-type="float" office:value="381" calcext:value-type="float">
            <text:p>381</text:p>
          </table:table-cell>
          <table:table-cell office:value-type="float" office:value="16760" calcext:value-type="float">
            <text:p>1676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6972" calcext:value-type="float">
            <text:p>16972</text:p>
          </table:table-cell>
          <table:table-cell table:formula="of:=(([.F368]-16000)/(40000-16000))+1" office:value-type="float" office:value="1.0405" calcext:value-type="float">
            <text:p>1.04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886" calcext:value-type="float">
            <text:p>1886</text:p>
          </table:table-cell>
          <table:table-cell office:value-type="float" office:value="14553" calcext:value-type="float">
            <text:p>1455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690" calcext:value-type="float">
            <text:p>14690</text:p>
          </table:table-cell>
          <table:table-cell table:formula="of:=(([.F369]-16000)/(40000-16000))+1" office:value-type="float" office:value="0.945416666666667" calcext:value-type="float">
            <text:p>0.945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030" calcext:value-type="float">
            <text:p>-4030</text:p>
          </table:table-cell>
          <table:table-cell office:value-type="float" office:value="2562" calcext:value-type="float">
            <text:p>2562</text:p>
          </table:table-cell>
          <table:table-cell office:value-type="float" office:value="15768" calcext:value-type="float">
            <text:p>1576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6475" calcext:value-type="float">
            <text:p>16475</text:p>
          </table:table-cell>
          <table:table-cell table:formula="of:=(([.F370]-16000)/(40000-16000))+1" office:value-type="float" office:value="1.01979166666667" calcext:value-type="float">
            <text:p>1.019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09" calcext:value-type="float">
            <text:p>-1409</text:p>
          </table:table-cell>
          <table:table-cell office:value-type="float" office:value="368" calcext:value-type="float">
            <text:p>368</text:p>
          </table:table-cell>
          <table:table-cell office:value-type="float" office:value="16630" calcext:value-type="float">
            <text:p>1663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693" calcext:value-type="float">
            <text:p>16693</text:p>
          </table:table-cell>
          <table:table-cell table:formula="of:=(([.F371]-16000)/(40000-16000))+1" office:value-type="float" office:value="1.028875" calcext:value-type="float">
            <text:p>1.028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01" calcext:value-type="float">
            <text:p>-501</text:p>
          </table:table-cell>
          <table:table-cell office:value-type="float" office:value="5387" calcext:value-type="float">
            <text:p>5387</text:p>
          </table:table-cell>
          <table:table-cell office:value-type="float" office:value="17592" calcext:value-type="float">
            <text:p>1759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8405" calcext:value-type="float">
            <text:p>18405</text:p>
          </table:table-cell>
          <table:table-cell table:formula="of:=(([.F372]-16000)/(40000-16000))+1" office:value-type="float" office:value="1.10020833333333" calcext:value-type="float">
            <text:p>1.100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  <table:table-cell office:value-type="float" office:value="3006" calcext:value-type="float">
            <text:p>3006</text:p>
          </table:table-cell>
          <table:table-cell office:value-type="float" office:value="15680" calcext:value-type="float">
            <text:p>1568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5969" calcext:value-type="float">
            <text:p>15969</text:p>
          </table:table-cell>
          <table:table-cell table:formula="of:=(([.F373]-16000)/(40000-16000))+1" office:value-type="float" office:value="0.998708333333333" calcext:value-type="float">
            <text:p>0.998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581" calcext:value-type="float">
            <text:p>-581</text:p>
          </table:table-cell>
          <table:table-cell office:value-type="float" office:value="-612" calcext:value-type="float">
            <text:p>-612</text:p>
          </table:table-cell>
          <table:table-cell office:value-type="float" office:value="15509" calcext:value-type="float">
            <text:p>15509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5531" calcext:value-type="float">
            <text:p>15531</text:p>
          </table:table-cell>
          <table:table-cell table:formula="of:=(([.F374]-16000)/(40000-16000))+1" office:value-type="float" office:value="0.980458333333333" calcext:value-type="float">
            <text:p>0.98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090" calcext:value-type="float">
            <text:p>4090</text:p>
          </table:table-cell>
          <table:table-cell office:value-type="float" office:value="15691" calcext:value-type="float">
            <text:p>1569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19" calcext:value-type="float">
            <text:p>16219</text:p>
          </table:table-cell>
          <table:table-cell table:formula="of:=(([.F375]-16000)/(40000-16000))+1" office:value-type="float" office:value="1.009125" calcext:value-type="float">
            <text:p>1.009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545" calcext:value-type="float">
            <text:p>-545</text:p>
          </table:table-cell>
          <table:table-cell office:value-type="float" office:value="18014" calcext:value-type="float">
            <text:p>1801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23" calcext:value-type="float">
            <text:p>18023</text:p>
          </table:table-cell>
          <table:table-cell table:formula="of:=(([.F376]-16000)/(40000-16000))+1" office:value-type="float" office:value="1.08429166666667" calcext:value-type="float">
            <text:p>1.084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685" calcext:value-type="float">
            <text:p>-1685</text:p>
          </table:table-cell>
          <table:table-cell office:value-type="float" office:value="1036" calcext:value-type="float">
            <text:p>1036</text:p>
          </table:table-cell>
          <table:table-cell office:value-type="float" office:value="19216" calcext:value-type="float">
            <text:p>1921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9317" calcext:value-type="float">
            <text:p>19317</text:p>
          </table:table-cell>
          <table:table-cell table:formula="of:=(([.F377]-16000)/(40000-16000))+1" office:value-type="float" office:value="1.13820833333333" calcext:value-type="float">
            <text:p>1.138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14" calcext:value-type="float">
            <text:p>-714</text:p>
          </table:table-cell>
          <table:table-cell office:value-type="float" office:value="-2446" calcext:value-type="float">
            <text:p>-2446</text:p>
          </table:table-cell>
          <table:table-cell office:value-type="float" office:value="16499" calcext:value-type="float">
            <text:p>1649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694" calcext:value-type="float">
            <text:p>16694</text:p>
          </table:table-cell>
          <table:table-cell table:formula="of:=(([.F378]-16000)/(40000-16000))+1" office:value-type="float" office:value="1.02891666666667" calcext:value-type="float">
            <text:p>1.028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-539" calcext:value-type="float">
            <text:p>-539</text:p>
          </table:table-cell>
          <table:table-cell office:value-type="float" office:value="16849" calcext:value-type="float">
            <text:p>16849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7022" calcext:value-type="float">
            <text:p>17022</text:p>
          </table:table-cell>
          <table:table-cell table:formula="of:=(([.F379]-16000)/(40000-16000))+1" office:value-type="float" office:value="1.04258333333333" calcext:value-type="float">
            <text:p>1.042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-5066" calcext:value-type="float">
            <text:p>-5066</text:p>
          </table:table-cell>
          <table:table-cell office:value-type="float" office:value="14681" calcext:value-type="float">
            <text:p>1468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5898" calcext:value-type="float">
            <text:p>15898</text:p>
          </table:table-cell>
          <table:table-cell table:formula="of:=(([.F380]-16000)/(40000-16000))+1" office:value-type="float" office:value="0.99575" calcext:value-type="float">
            <text:p>0.995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-4748" calcext:value-type="float">
            <text:p>-4748</text:p>
          </table:table-cell>
          <table:table-cell office:value-type="float" office:value="15214" calcext:value-type="float">
            <text:p>1521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6134" calcext:value-type="float">
            <text:p>16134</text:p>
          </table:table-cell>
          <table:table-cell table:formula="of:=(([.F381]-16000)/(40000-16000))+1" office:value-type="float" office:value="1.00558333333333" calcext:value-type="float">
            <text:p>1.005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195" calcext:value-type="float">
            <text:p>-2195</text:p>
          </table:table-cell>
          <table:table-cell office:value-type="float" office:value="-626" calcext:value-type="float">
            <text:p>-626</text:p>
          </table:table-cell>
          <table:table-cell office:value-type="float" office:value="15311" calcext:value-type="float">
            <text:p>1531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480" calcext:value-type="float">
            <text:p>15480</text:p>
          </table:table-cell>
          <table:table-cell table:formula="of:=(([.F382]-16000)/(40000-16000))+1" office:value-type="float" office:value="0.978333333333333" calcext:value-type="float">
            <text:p>0.978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375" calcext:value-type="float">
            <text:p>-1375</text:p>
          </table:table-cell>
          <table:table-cell office:value-type="float" office:value="13325" calcext:value-type="float">
            <text:p>13325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478" calcext:value-type="float">
            <text:p>13478</text:p>
          </table:table-cell>
          <table:table-cell table:formula="of:=(([.F383]-16000)/(40000-16000))+1" office:value-type="float" office:value="0.894916666666667" calcext:value-type="float">
            <text:p>0.894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571" calcext:value-type="float">
            <text:p>-571</text:p>
          </table:table-cell>
          <table:table-cell office:value-type="float" office:value="15132" calcext:value-type="float">
            <text:p>1513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5154" calcext:value-type="float">
            <text:p>15154</text:p>
          </table:table-cell>
          <table:table-cell table:formula="of:=(([.F384]-16000)/(40000-16000))+1" office:value-type="float" office:value="0.96475" calcext:value-type="float">
            <text:p>0.964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286" calcext:value-type="float">
            <text:p>-2286</text:p>
          </table:table-cell>
          <table:table-cell office:value-type="float" office:value="-4199" calcext:value-type="float">
            <text:p>-4199</text:p>
          </table:table-cell>
          <table:table-cell office:value-type="float" office:value="15432" calcext:value-type="float">
            <text:p>154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155" calcext:value-type="float">
            <text:p>16155</text:p>
          </table:table-cell>
          <table:table-cell table:formula="of:=(([.F385]-16000)/(40000-16000))+1" office:value-type="float" office:value="1.00645833333333" calcext:value-type="float">
            <text:p>1.006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989" calcext:value-type="float">
            <text:p>-3989</text:p>
          </table:table-cell>
          <table:table-cell office:value-type="float" office:value="814" calcext:value-type="float">
            <text:p>814</text:p>
          </table:table-cell>
          <table:table-cell office:value-type="float" office:value="15387" calcext:value-type="float">
            <text:p>15387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5916" calcext:value-type="float">
            <text:p>15916</text:p>
          </table:table-cell>
          <table:table-cell table:formula="of:=(([.F386]-16000)/(40000-16000))+1" office:value-type="float" office:value="0.9965" calcext:value-type="float">
            <text:p>0.99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860" calcext:value-type="float">
            <text:p>-4860</text:p>
          </table:table-cell>
          <table:table-cell office:value-type="float" office:value="688" calcext:value-type="float">
            <text:p>688</text:p>
          </table:table-cell>
          <table:table-cell office:value-type="float" office:value="16486" calcext:value-type="float">
            <text:p>16486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201" calcext:value-type="float">
            <text:p>17201</text:p>
          </table:table-cell>
          <table:table-cell table:formula="of:=(([.F387]-16000)/(40000-16000))+1" office:value-type="float" office:value="1.05004166666667" calcext:value-type="float">
            <text:p>1.050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4412" calcext:value-type="float">
            <text:p>-4412</text:p>
          </table:table-cell>
          <table:table-cell office:value-type="float" office:value="990" calcext:value-type="float">
            <text:p>990</text:p>
          </table:table-cell>
          <table:table-cell office:value-type="float" office:value="16870" calcext:value-type="float">
            <text:p>1687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465" calcext:value-type="float">
            <text:p>17465</text:p>
          </table:table-cell>
          <table:table-cell table:formula="of:=(([.F388]-16000)/(40000-16000))+1" office:value-type="float" office:value="1.06104166666667" calcext:value-type="float">
            <text:p>1.061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855" calcext:value-type="float">
            <text:p>-1855</text:p>
          </table:table-cell>
          <table:table-cell office:value-type="float" office:value="1260" calcext:value-type="float">
            <text:p>1260</text:p>
          </table:table-cell>
          <table:table-cell office:value-type="float" office:value="17883" calcext:value-type="float">
            <text:p>17883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8023" calcext:value-type="float">
            <text:p>18023</text:p>
          </table:table-cell>
          <table:table-cell table:formula="of:=(([.F389]-16000)/(40000-16000))+1" office:value-type="float" office:value="1.08429166666667" calcext:value-type="float">
            <text:p>1.084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571" calcext:value-type="float">
            <text:p>3571</text:p>
          </table:table-cell>
          <table:table-cell office:value-type="float" office:value="15743" calcext:value-type="float">
            <text:p>15743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6154" calcext:value-type="float">
            <text:p>16154</text:p>
          </table:table-cell>
          <table:table-cell table:formula="of:=(([.F390]-16000)/(40000-16000))+1" office:value-type="float" office:value="1.00641666666667" calcext:value-type="float">
            <text:p>1.006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3198" calcext:value-type="float">
            <text:p>-3198</text:p>
          </table:table-cell>
          <table:table-cell office:value-type="float" office:value="17881" calcext:value-type="float">
            <text:p>1788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189" calcext:value-type="float">
            <text:p>18189</text:p>
          </table:table-cell>
          <table:table-cell table:formula="of:=(([.F391]-16000)/(40000-16000))+1" office:value-type="float" office:value="1.09120833333333" calcext:value-type="float">
            <text:p>1.0912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19" calcext:value-type="float">
            <text:p>-1419</text:p>
          </table:table-cell>
          <table:table-cell office:value-type="float" office:value="2832" calcext:value-type="float">
            <text:p>2832</text:p>
          </table:table-cell>
          <table:table-cell office:value-type="float" office:value="16538" calcext:value-type="float">
            <text:p>1653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838" calcext:value-type="float">
            <text:p>16838</text:p>
          </table:table-cell>
          <table:table-cell table:formula="of:=(([.F392]-16000)/(40000-16000))+1" office:value-type="float" office:value="1.03491666666667" calcext:value-type="float">
            <text:p>1.034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460" calcext:value-type="float">
            <text:p>2460</text:p>
          </table:table-cell>
          <table:table-cell office:value-type="float" office:value="15906" calcext:value-type="float">
            <text:p>1590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6112" calcext:value-type="float">
            <text:p>16112</text:p>
          </table:table-cell>
          <table:table-cell table:formula="of:=(([.F393]-16000)/(40000-16000))+1" office:value-type="float" office:value="1.00466666666667" calcext:value-type="float">
            <text:p>1.004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88" calcext:value-type="float">
            <text:p>-1288</text:p>
          </table:table-cell>
          <table:table-cell office:value-type="float" office:value="-846" calcext:value-type="float">
            <text:p>-846</text:p>
          </table:table-cell>
          <table:table-cell office:value-type="float" office:value="15652" calcext:value-type="float">
            <text:p>1565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5727" calcext:value-type="float">
            <text:p>15727</text:p>
          </table:table-cell>
          <table:table-cell table:formula="of:=(([.F394]-16000)/(40000-16000))+1" office:value-type="float" office:value="0.988625" calcext:value-type="float">
            <text:p>0.988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289" calcext:value-type="float">
            <text:p>289</text:p>
          </table:table-cell>
          <table:table-cell office:value-type="float" office:value="16085" calcext:value-type="float">
            <text:p>1608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089" calcext:value-type="float">
            <text:p>16089</text:p>
          </table:table-cell>
          <table:table-cell table:formula="of:=(([.F395]-16000)/(40000-16000))+1" office:value-type="float" office:value="1.00370833333333" calcext:value-type="float">
            <text:p>1.003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2263" calcext:value-type="float">
            <text:p>-2263</text:p>
          </table:table-cell>
          <table:table-cell office:value-type="float" office:value="14293" calcext:value-type="float">
            <text:p>1429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471" calcext:value-type="float">
            <text:p>14471</text:p>
          </table:table-cell>
          <table:table-cell table:formula="of:=(([.F396]-16000)/(40000-16000))+1" office:value-type="float" office:value="0.936291666666667" calcext:value-type="float">
            <text:p>0.936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2063" calcext:value-type="float">
            <text:p>-2063</text:p>
          </table:table-cell>
          <table:table-cell office:value-type="float" office:value="13962" calcext:value-type="float">
            <text:p>1396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4114" calcext:value-type="float">
            <text:p>14114</text:p>
          </table:table-cell>
          <table:table-cell table:formula="of:=(([.F397]-16000)/(40000-16000))+1" office:value-type="float" office:value="0.921416666666667" calcext:value-type="float">
            <text:p>0.921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573" calcext:value-type="float">
            <text:p>-573</text:p>
          </table:table-cell>
          <table:table-cell office:value-type="float" office:value="15132" calcext:value-type="float">
            <text:p>15132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5218" calcext:value-type="float">
            <text:p>15218</text:p>
          </table:table-cell>
          <table:table-cell table:formula="of:=(([.F398]-16000)/(40000-16000))+1" office:value-type="float" office:value="0.967416666666667" calcext:value-type="float">
            <text:p>0.967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76" calcext:value-type="float">
            <text:p>-976</text:p>
          </table:table-cell>
          <table:table-cell office:value-type="float" office:value="-559" calcext:value-type="float">
            <text:p>-559</text:p>
          </table:table-cell>
          <table:table-cell office:value-type="float" office:value="18085" calcext:value-type="float">
            <text:p>18085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8119" calcext:value-type="float">
            <text:p>18119</text:p>
          </table:table-cell>
          <table:table-cell table:formula="of:=(([.F399]-16000)/(40000-16000))+1" office:value-type="float" office:value="1.08829166666667" calcext:value-type="float">
            <text:p>1.088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59" calcext:value-type="float">
            <text:p>-859</text:p>
          </table:table-cell>
          <table:table-cell office:value-type="float" office:value="943" calcext:value-type="float">
            <text:p>943</text:p>
          </table:table-cell>
          <table:table-cell office:value-type="float" office:value="14183" calcext:value-type="float">
            <text:p>1418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240" calcext:value-type="float">
            <text:p>14240</text:p>
          </table:table-cell>
          <table:table-cell table:formula="of:=(([.F400]-16000)/(40000-16000))+1" office:value-type="float" office:value="0.926666666666667" calcext:value-type="float">
            <text:p>0.92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505" calcext:value-type="float">
            <text:p>-2505</text:p>
          </table:table-cell>
          <table:table-cell office:value-type="float" office:value="-4811" calcext:value-type="float">
            <text:p>-4811</text:p>
          </table:table-cell>
          <table:table-cell office:value-type="float" office:value="16571" calcext:value-type="float">
            <text:p>1657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7436" calcext:value-type="float">
            <text:p>17436</text:p>
          </table:table-cell>
          <table:table-cell table:formula="of:=(([.F401]-16000)/(40000-16000))+1" office:value-type="float" office:value="1.05983333333333" calcext:value-type="float">
            <text:p>1.059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84" calcext:value-type="float">
            <text:p>-884</text:p>
          </table:table-cell>
          <table:table-cell office:value-type="float" office:value="-1985" calcext:value-type="float">
            <text:p>-1985</text:p>
          </table:table-cell>
          <table:table-cell office:value-type="float" office:value="15500" calcext:value-type="float">
            <text:p>1550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651" calcext:value-type="float">
            <text:p>15651</text:p>
          </table:table-cell>
          <table:table-cell table:formula="of:=(([.F402]-16000)/(40000-16000))+1" office:value-type="float" office:value="0.985458333333333" calcext:value-type="float">
            <text:p>0.985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889" calcext:value-type="float">
            <text:p>-3889</text:p>
          </table:table-cell>
          <table:table-cell office:value-type="float" office:value="2621" calcext:value-type="float">
            <text:p>2621</text:p>
          </table:table-cell>
          <table:table-cell office:value-type="float" office:value="14318" calcext:value-type="float">
            <text:p>14318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66" calcext:value-type="float">
            <text:p>15066</text:p>
          </table:table-cell>
          <table:table-cell table:formula="of:=(([.F403]-16000)/(40000-16000))+1" office:value-type="float" office:value="0.961083333333333" calcext:value-type="float">
            <text:p>0.961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14" calcext:value-type="float">
            <text:p>-1414</text:p>
          </table:table-cell>
          <table:table-cell office:value-type="float" office:value="805" calcext:value-type="float">
            <text:p>805</text:p>
          </table:table-cell>
          <table:table-cell office:value-type="float" office:value="16465" calcext:value-type="float">
            <text:p>1646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6545" calcext:value-type="float">
            <text:p>16545</text:p>
          </table:table-cell>
          <table:table-cell table:formula="of:=(([.F404]-16000)/(40000-16000))+1" office:value-type="float" office:value="1.02270833333333" calcext:value-type="float">
            <text:p>1.022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829" calcext:value-type="float">
            <text:p>-3829</text:p>
          </table:table-cell>
          <table:table-cell office:value-type="float" office:value="-1363" calcext:value-type="float">
            <text:p>-1363</text:p>
          </table:table-cell>
          <table:table-cell office:value-type="float" office:value="14261" calcext:value-type="float">
            <text:p>14261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4828" calcext:value-type="float">
            <text:p>14828</text:p>
          </table:table-cell>
          <table:table-cell table:formula="of:=(([.F405]-16000)/(40000-16000))+1" office:value-type="float" office:value="0.951166666666667" calcext:value-type="float">
            <text:p>0.951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861" calcext:value-type="float">
            <text:p>1861</text:p>
          </table:table-cell>
          <table:table-cell office:value-type="float" office:value="17295" calcext:value-type="float">
            <text:p>17295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426" calcext:value-type="float">
            <text:p>17426</text:p>
          </table:table-cell>
          <table:table-cell table:formula="of:=(([.F406]-16000)/(40000-16000))+1" office:value-type="float" office:value="1.05941666666667" calcext:value-type="float">
            <text:p>1.059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80" calcext:value-type="float">
            <text:p>-1380</text:p>
          </table:table-cell>
          <table:table-cell office:value-type="float" office:value="-2500" calcext:value-type="float">
            <text:p>-2500</text:p>
          </table:table-cell>
          <table:table-cell office:value-type="float" office:value="18200" calcext:value-type="float">
            <text:p>1820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422" calcext:value-type="float">
            <text:p>18422</text:p>
          </table:table-cell>
          <table:table-cell table:formula="of:=(([.F407]-16000)/(40000-16000))+1" office:value-type="float" office:value="1.10091666666667" calcext:value-type="float">
            <text:p>1.100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87" calcext:value-type="float">
            <text:p>-1387</text:p>
          </table:table-cell>
          <table:table-cell office:value-type="float" office:value="3485" calcext:value-type="float">
            <text:p>3485</text:p>
          </table:table-cell>
          <table:table-cell office:value-type="float" office:value="15725" calcext:value-type="float">
            <text:p>15725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6166" calcext:value-type="float">
            <text:p>16166</text:p>
          </table:table-cell>
          <table:table-cell table:formula="of:=(([.F408]-16000)/(40000-16000))+1" office:value-type="float" office:value="1.00691666666667" calcext:value-type="float">
            <text:p>1.006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87" calcext:value-type="float">
            <text:p>-2087</text:p>
          </table:table-cell>
          <table:table-cell office:value-type="float" office:value="1970" calcext:value-type="float">
            <text:p>1970</text:p>
          </table:table-cell>
          <table:table-cell office:value-type="float" office:value="15264" calcext:value-type="float">
            <text:p>1526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531" calcext:value-type="float">
            <text:p>15531</text:p>
          </table:table-cell>
          <table:table-cell table:formula="of:=(([.F409]-16000)/(40000-16000))+1" office:value-type="float" office:value="0.980458333333333" calcext:value-type="float">
            <text:p>0.98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17" calcext:value-type="float">
            <text:p>-1517</text:p>
          </table:table-cell>
          <table:table-cell office:value-type="float" office:value="-960" calcext:value-type="float">
            <text:p>-960</text:p>
          </table:table-cell>
          <table:table-cell office:value-type="float" office:value="17124" calcext:value-type="float">
            <text:p>17124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7217" calcext:value-type="float">
            <text:p>17217</text:p>
          </table:table-cell>
          <table:table-cell table:formula="of:=(([.F410]-16000)/(40000-16000))+1" office:value-type="float" office:value="1.05070833333333" calcext:value-type="float">
            <text:p>1.05070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437" calcext:value-type="float">
            <text:p>-1437</text:p>
          </table:table-cell>
          <table:table-cell office:value-type="float" office:value="-299" calcext:value-type="float">
            <text:p>-299</text:p>
          </table:table-cell>
          <table:table-cell office:value-type="float" office:value="15879" calcext:value-type="float">
            <text:p>15879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5946" calcext:value-type="float">
            <text:p>15946</text:p>
          </table:table-cell>
          <table:table-cell table:formula="of:=(([.F411]-16000)/(40000-16000))+1" office:value-type="float" office:value="0.99775" calcext:value-type="float">
            <text:p>0.99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247" calcext:value-type="float">
            <text:p>-247</text:p>
          </table:table-cell>
          <table:table-cell office:value-type="float" office:value="17550" calcext:value-type="float">
            <text:p>1755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7574" calcext:value-type="float">
            <text:p>17574</text:p>
          </table:table-cell>
          <table:table-cell table:formula="of:=(([.F412]-16000)/(40000-16000))+1" office:value-type="float" office:value="1.06558333333333" calcext:value-type="float">
            <text:p>1.065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-1086" calcext:value-type="float">
            <text:p>-1086</text:p>
          </table:table-cell>
          <table:table-cell office:value-type="float" office:value="16299" calcext:value-type="float">
            <text:p>16299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514" calcext:value-type="float">
            <text:p>16514</text:p>
          </table:table-cell>
          <table:table-cell table:formula="of:=(([.F413]-16000)/(40000-16000))+1" office:value-type="float" office:value="1.02141666666667" calcext:value-type="float">
            <text:p>1.021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-4606" calcext:value-type="float">
            <text:p>-4606</text:p>
          </table:table-cell>
          <table:table-cell office:value-type="float" office:value="14756" calcext:value-type="float">
            <text:p>14756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5562" calcext:value-type="float">
            <text:p>15562</text:p>
          </table:table-cell>
          <table:table-cell table:formula="of:=(([.F414]-16000)/(40000-16000))+1" office:value-type="float" office:value="0.98175" calcext:value-type="float">
            <text:p>0.981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18" calcext:value-type="float">
            <text:p>-1118</text:p>
          </table:table-cell>
          <table:table-cell office:value-type="float" office:value="594" calcext:value-type="float">
            <text:p>594</text:p>
          </table:table-cell>
          <table:table-cell office:value-type="float" office:value="14230" calcext:value-type="float">
            <text:p>1423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4286" calcext:value-type="float">
            <text:p>14286</text:p>
          </table:table-cell>
          <table:table-cell table:formula="of:=(([.F415]-16000)/(40000-16000))+1" office:value-type="float" office:value="0.928583333333333" calcext:value-type="float">
            <text:p>0.928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6" calcext:value-type="float">
            <text:p>-876</text:p>
          </table:table-cell>
          <table:table-cell office:value-type="float" office:value="-2648" calcext:value-type="float">
            <text:p>-2648</text:p>
          </table:table-cell>
          <table:table-cell office:value-type="float" office:value="15469" calcext:value-type="float">
            <text:p>1546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5718" calcext:value-type="float">
            <text:p>15718</text:p>
          </table:table-cell>
          <table:table-cell table:formula="of:=(([.F416]-16000)/(40000-16000))+1" office:value-type="float" office:value="0.98825" calcext:value-type="float">
            <text:p>0.988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500" calcext:value-type="float">
            <text:p>-3500</text:p>
          </table:table-cell>
          <table:table-cell office:value-type="float" office:value="1561" calcext:value-type="float">
            <text:p>1561</text:p>
          </table:table-cell>
          <table:table-cell office:value-type="float" office:value="13960" calcext:value-type="float">
            <text:p>1396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4476" calcext:value-type="float">
            <text:p>14476</text:p>
          </table:table-cell>
          <table:table-cell table:formula="of:=(([.F417]-16000)/(40000-16000))+1" office:value-type="float" office:value="0.9365" calcext:value-type="float">
            <text:p>0.9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17" calcext:value-type="float">
            <text:p>-1317</text:p>
          </table:table-cell>
          <table:table-cell office:value-type="float" office:value="-2361" calcext:value-type="float">
            <text:p>-2361</text:p>
          </table:table-cell>
          <table:table-cell office:value-type="float" office:value="18549" calcext:value-type="float">
            <text:p>1854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744" calcext:value-type="float">
            <text:p>18744</text:p>
          </table:table-cell>
          <table:table-cell table:formula="of:=(([.F418]-16000)/(40000-16000))+1" office:value-type="float" office:value="1.11433333333333" calcext:value-type="float">
            <text:p>1.114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548" calcext:value-type="float">
            <text:p>548</text:p>
          </table:table-cell>
          <table:table-cell office:value-type="float" office:value="17458" calcext:value-type="float">
            <text:p>1745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466" calcext:value-type="float">
            <text:p>17466</text:p>
          </table:table-cell>
          <table:table-cell table:formula="of:=(([.F419]-16000)/(40000-16000))+1" office:value-type="float" office:value="1.06108333333333" calcext:value-type="float">
            <text:p>1.061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63" calcext:value-type="float">
            <text:p>-363</text:p>
          </table:table-cell>
          <table:table-cell office:value-type="float" office:value="-2223" calcext:value-type="float">
            <text:p>-2223</text:p>
          </table:table-cell>
          <table:table-cell office:value-type="float" office:value="18000" calcext:value-type="float">
            <text:p>1800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8140" calcext:value-type="float">
            <text:p>18140</text:p>
          </table:table-cell>
          <table:table-cell table:formula="of:=(([.F420]-16000)/(40000-16000))+1" office:value-type="float" office:value="1.08916666666667" calcext:value-type="float">
            <text:p>1.0891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208" calcext:value-type="float">
            <text:p>-2208</text:p>
          </table:table-cell>
          <table:table-cell office:value-type="float" office:value="2498" calcext:value-type="float">
            <text:p>2498</text:p>
          </table:table-cell>
          <table:table-cell office:value-type="float" office:value="14346" calcext:value-type="float">
            <text:p>14346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4728" calcext:value-type="float">
            <text:p>14728</text:p>
          </table:table-cell>
          <table:table-cell table:formula="of:=(([.F421]-16000)/(40000-16000))+1" office:value-type="float" office:value="0.947" calcext:value-type="float">
            <text:p>0.9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79" calcext:value-type="float">
            <text:p>-879</text:p>
          </table:table-cell>
          <table:table-cell office:value-type="float" office:value="734" calcext:value-type="float">
            <text:p>734</text:p>
          </table:table-cell>
          <table:table-cell office:value-type="float" office:value="16347" calcext:value-type="float">
            <text:p>1634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6387" calcext:value-type="float">
            <text:p>16387</text:p>
          </table:table-cell>
          <table:table-cell table:formula="of:=(([.F422]-16000)/(40000-16000))+1" office:value-type="float" office:value="1.016125" calcext:value-type="float">
            <text:p>1.016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214" calcext:value-type="float">
            <text:p>-2214</text:p>
          </table:table-cell>
          <table:table-cell office:value-type="float" office:value="686" calcext:value-type="float">
            <text:p>686</text:p>
          </table:table-cell>
          <table:table-cell office:value-type="float" office:value="16328" calcext:value-type="float">
            <text:p>16328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6491" calcext:value-type="float">
            <text:p>16491</text:p>
          </table:table-cell>
          <table:table-cell table:formula="of:=(([.F423]-16000)/(40000-16000))+1" office:value-type="float" office:value="1.02045833333333" calcext:value-type="float">
            <text:p>1.0204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830" calcext:value-type="float">
            <text:p>1830</text:p>
          </table:table-cell>
          <table:table-cell office:value-type="float" office:value="14347" calcext:value-type="float">
            <text:p>1434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4495" calcext:value-type="float">
            <text:p>14495</text:p>
          </table:table-cell>
          <table:table-cell table:formula="of:=(([.F424]-16000)/(40000-16000))+1" office:value-type="float" office:value="0.937291666666667" calcext:value-type="float">
            <text:p>0.93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898" calcext:value-type="float">
            <text:p>2898</text:p>
          </table:table-cell>
          <table:table-cell office:value-type="float" office:value="15738" calcext:value-type="float">
            <text:p>15738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6039" calcext:value-type="float">
            <text:p>16039</text:p>
          </table:table-cell>
          <table:table-cell table:formula="of:=(([.F425]-16000)/(40000-16000))+1" office:value-type="float" office:value="1.001625" calcext:value-type="float">
            <text:p>1.001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681" calcext:value-type="float">
            <text:p>-3681</text:p>
          </table:table-cell>
          <table:table-cell office:value-type="float" office:value="1637" calcext:value-type="float">
            <text:p>1637</text:p>
          </table:table-cell>
          <table:table-cell office:value-type="float" office:value="16419" calcext:value-type="float">
            <text:p>16419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6906" calcext:value-type="float">
            <text:p>16906</text:p>
          </table:table-cell>
          <table:table-cell table:formula="of:=(([.F426]-16000)/(40000-16000))+1" office:value-type="float" office:value="1.03775" calcext:value-type="float">
            <text:p>1.037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-1958" calcext:value-type="float">
            <text:p>-1958</text:p>
          </table:table-cell>
          <table:table-cell office:value-type="float" office:value="16305" calcext:value-type="float">
            <text:p>1630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6422" calcext:value-type="float">
            <text:p>16422</text:p>
          </table:table-cell>
          <table:table-cell table:formula="of:=(([.F427]-16000)/(40000-16000))+1" office:value-type="float" office:value="1.01758333333333" calcext:value-type="float">
            <text:p>1.017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545" calcext:value-type="float">
            <text:p>-545</text:p>
          </table:table-cell>
          <table:table-cell office:value-type="float" office:value="15706" calcext:value-type="float">
            <text:p>15706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722" calcext:value-type="float">
            <text:p>15722</text:p>
          </table:table-cell>
          <table:table-cell table:formula="of:=(([.F428]-16000)/(40000-16000))+1" office:value-type="float" office:value="0.988416666666667" calcext:value-type="float">
            <text:p>0.988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878" calcext:value-type="float">
            <text:p>-2878</text:p>
          </table:table-cell>
          <table:table-cell office:value-type="float" office:value="15808" calcext:value-type="float">
            <text:p>15808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6074" calcext:value-type="float">
            <text:p>16074</text:p>
          </table:table-cell>
          <table:table-cell table:formula="of:=(([.F429]-16000)/(40000-16000))+1" office:value-type="float" office:value="1.00308333333333" calcext:value-type="float">
            <text:p>1.003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421" calcext:value-type="float">
            <text:p>-1421</text:p>
          </table:table-cell>
          <table:table-cell office:value-type="float" office:value="14006" calcext:value-type="float">
            <text:p>14006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4196" calcext:value-type="float">
            <text:p>14196</text:p>
          </table:table-cell>
          <table:table-cell table:formula="of:=(([.F430]-16000)/(40000-16000))+1" office:value-type="float" office:value="0.924833333333333" calcext:value-type="float">
            <text:p>0.924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55" calcext:value-type="float">
            <text:p>-755</text:p>
          </table:table-cell>
          <table:table-cell office:value-type="float" office:value="386" calcext:value-type="float">
            <text:p>386</text:p>
          </table:table-cell>
          <table:table-cell office:value-type="float" office:value="18209" calcext:value-type="float">
            <text:p>18209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228" calcext:value-type="float">
            <text:p>18228</text:p>
          </table:table-cell>
          <table:table-cell table:formula="of:=(([.F431]-16000)/(40000-16000))+1" office:value-type="float" office:value="1.09283333333333" calcext:value-type="float">
            <text:p>1.092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36" calcext:value-type="float">
            <text:p>-1036</text:p>
          </table:table-cell>
          <table:table-cell office:value-type="float" office:value="1524" calcext:value-type="float">
            <text:p>1524</text:p>
          </table:table-cell>
          <table:table-cell office:value-type="float" office:value="15328" calcext:value-type="float">
            <text:p>1532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5438" calcext:value-type="float">
            <text:p>15438</text:p>
          </table:table-cell>
          <table:table-cell table:formula="of:=(([.F432]-16000)/(40000-16000))+1" office:value-type="float" office:value="0.976583333333333" calcext:value-type="float">
            <text:p>0.976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8" calcext:value-type="float">
            <text:p>-958</text:p>
          </table:table-cell>
          <table:table-cell office:value-type="float" office:value="-2238" calcext:value-type="float">
            <text:p>-2238</text:p>
          </table:table-cell>
          <table:table-cell office:value-type="float" office:value="16986" calcext:value-type="float">
            <text:p>16986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7159" calcext:value-type="float">
            <text:p>17159</text:p>
          </table:table-cell>
          <table:table-cell table:formula="of:=(([.F433]-16000)/(40000-16000))+1" office:value-type="float" office:value="1.04829166666667" calcext:value-type="float">
            <text:p>1.048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66" calcext:value-type="float">
            <text:p>-3066</text:p>
          </table:table-cell>
          <table:table-cell office:value-type="float" office:value="-800" calcext:value-type="float">
            <text:p>-800</text:p>
          </table:table-cell>
          <table:table-cell office:value-type="float" office:value="17397" calcext:value-type="float">
            <text:p>1739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7683" calcext:value-type="float">
            <text:p>17683</text:p>
          </table:table-cell>
          <table:table-cell table:formula="of:=(([.F434]-16000)/(40000-16000))+1" office:value-type="float" office:value="1.070125" calcext:value-type="float">
            <text:p>1.070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427" calcext:value-type="float">
            <text:p>427</text:p>
          </table:table-cell>
          <table:table-cell office:value-type="float" office:value="17182" calcext:value-type="float">
            <text:p>1718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17232" calcext:value-type="float">
            <text:p>17232</text:p>
          </table:table-cell>
          <table:table-cell table:formula="of:=(([.F435]-16000)/(40000-16000))+1" office:value-type="float" office:value="1.05133333333333" calcext:value-type="float">
            <text:p>1.051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53" calcext:value-type="float">
            <text:p>-953</text:p>
          </table:table-cell>
          <table:table-cell office:value-type="float" office:value="625" calcext:value-type="float">
            <text:p>625</text:p>
          </table:table-cell>
          <table:table-cell office:value-type="float" office:value="14716" calcext:value-type="float">
            <text:p>14716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760" calcext:value-type="float">
            <text:p>14760</text:p>
          </table:table-cell>
          <table:table-cell table:formula="of:=(([.F436]-16000)/(40000-16000))+1" office:value-type="float" office:value="0.948333333333333" calcext:value-type="float">
            <text:p>0.948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925" calcext:value-type="float">
            <text:p>-925</text:p>
          </table:table-cell>
          <table:table-cell office:value-type="float" office:value="14893" calcext:value-type="float">
            <text:p>14893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4929" calcext:value-type="float">
            <text:p>14929</text:p>
          </table:table-cell>
          <table:table-cell table:formula="of:=(([.F437]-16000)/(40000-16000))+1" office:value-type="float" office:value="0.955375" calcext:value-type="float">
            <text:p>0.955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78" calcext:value-type="float">
            <text:p>-2078</text:p>
          </table:table-cell>
          <table:table-cell office:value-type="float" office:value="627" calcext:value-type="float">
            <text:p>627</text:p>
          </table:table-cell>
          <table:table-cell office:value-type="float" office:value="15025" calcext:value-type="float">
            <text:p>15025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15180" calcext:value-type="float">
            <text:p>15180</text:p>
          </table:table-cell>
          <table:table-cell table:formula="of:=(([.F438]-16000)/(40000-16000))+1" office:value-type="float" office:value="0.965833333333333" calcext:value-type="float">
            <text:p>0.9658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026" calcext:value-type="float">
            <text:p>-3026</text:p>
          </table:table-cell>
          <table:table-cell office:value-type="float" office:value="-746" calcext:value-type="float">
            <text:p>-746</text:p>
          </table:table-cell>
          <table:table-cell office:value-type="float" office:value="15348" calcext:value-type="float">
            <text:p>15348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661" calcext:value-type="float">
            <text:p>15661</text:p>
          </table:table-cell>
          <table:table-cell table:formula="of:=(([.F439]-16000)/(40000-16000))+1" office:value-type="float" office:value="0.985875" calcext:value-type="float">
            <text:p>0.985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989" calcext:value-type="float">
            <text:p>-989</text:p>
          </table:table-cell>
          <table:table-cell office:value-type="float" office:value="-1066" calcext:value-type="float">
            <text:p>-1066</text:p>
          </table:table-cell>
          <table:table-cell office:value-type="float" office:value="17555" calcext:value-type="float">
            <text:p>17555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7615" calcext:value-type="float">
            <text:p>17615</text:p>
          </table:table-cell>
          <table:table-cell table:formula="of:=(([.F440]-16000)/(40000-16000))+1" office:value-type="float" office:value="1.06729166666667" calcext:value-type="float">
            <text:p>1.0672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961" calcext:value-type="float">
            <text:p>-2961</text:p>
          </table:table-cell>
          <table:table-cell office:value-type="float" office:value="-2103" calcext:value-type="float">
            <text:p>-2103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4611" calcext:value-type="float">
            <text:p>14611</text:p>
          </table:table-cell>
          <table:table-cell table:formula="of:=(([.F441]-16000)/(40000-16000))+1" office:value-type="float" office:value="0.942125" calcext:value-type="float">
            <text:p>0.9421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889" calcext:value-type="float">
            <text:p>-1889</text:p>
          </table:table-cell>
          <table:table-cell office:value-type="float" office:value="-1478" calcext:value-type="float">
            <text:p>-1478</text:p>
          </table:table-cell>
          <table:table-cell office:value-type="float" office:value="15563" calcext:value-type="float">
            <text:p>15563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5746" calcext:value-type="float">
            <text:p>15746</text:p>
          </table:table-cell>
          <table:table-cell table:formula="of:=(([.F442]-16000)/(40000-16000))+1" office:value-type="float" office:value="0.989416666666667" calcext:value-type="float">
            <text:p>0.9894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543" calcext:value-type="float">
            <text:p>-1543</text:p>
          </table:table-cell>
          <table:table-cell office:value-type="float" office:value="-1014" calcext:value-type="float">
            <text:p>-1014</text:p>
          </table:table-cell>
          <table:table-cell office:value-type="float" office:value="17948" calcext:value-type="float">
            <text:p>17948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8042" calcext:value-type="float">
            <text:p>18042</text:p>
          </table:table-cell>
          <table:table-cell table:formula="of:=(([.F443]-16000)/(40000-16000))+1" office:value-type="float" office:value="1.08508333333333" calcext:value-type="float">
            <text:p>1.0850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4854" calcext:value-type="float">
            <text:p>4854</text:p>
          </table:table-cell>
          <table:table-cell office:value-type="float" office:value="14440" calcext:value-type="float">
            <text:p>1444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5257" calcext:value-type="float">
            <text:p>15257</text:p>
          </table:table-cell>
          <table:table-cell table:formula="of:=(([.F444]-16000)/(40000-16000))+1" office:value-type="float" office:value="0.969041666666667" calcext:value-type="float">
            <text:p>0.96904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66" calcext:value-type="float">
            <text:p>-1066</text:p>
          </table:table-cell>
          <table:table-cell office:value-type="float" office:value="-1872" calcext:value-type="float">
            <text:p>-1872</text:p>
          </table:table-cell>
          <table:table-cell office:value-type="float" office:value="15215" calcext:value-type="float">
            <text:p>1521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5366" calcext:value-type="float">
            <text:p>15366</text:p>
          </table:table-cell>
          <table:table-cell table:formula="of:=(([.F445]-16000)/(40000-16000))+1" office:value-type="float" office:value="0.973583333333333" calcext:value-type="float">
            <text:p>0.973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342" calcext:value-type="float">
            <text:p>-2342</text:p>
          </table:table-cell>
          <table:table-cell office:value-type="float" office:value="-4858" calcext:value-type="float">
            <text:p>-4858</text:p>
          </table:table-cell>
          <table:table-cell office:value-type="float" office:value="16120" calcext:value-type="float">
            <text:p>161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6998" calcext:value-type="float">
            <text:p>16998</text:p>
          </table:table-cell>
          <table:table-cell table:formula="of:=(([.F446]-16000)/(40000-16000))+1" office:value-type="float" office:value="1.04158333333333" calcext:value-type="float">
            <text:p>1.04158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49" calcext:value-type="float">
            <text:p>-749</text:p>
          </table:table-cell>
          <table:table-cell office:value-type="float" office:value="1660" calcext:value-type="float">
            <text:p>1660</text:p>
          </table:table-cell>
          <table:table-cell office:value-type="float" office:value="15846" calcext:value-type="float">
            <text:p>15846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5950" calcext:value-type="float">
            <text:p>15950</text:p>
          </table:table-cell>
          <table:table-cell table:formula="of:=(([.F447]-16000)/(40000-16000))+1" office:value-type="float" office:value="0.997916666666667" calcext:value-type="float">
            <text:p>0.997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-2448" calcext:value-type="float">
            <text:p>-2448</text:p>
          </table:table-cell>
          <table:table-cell office:value-type="float" office:value="15470" calcext:value-type="float">
            <text:p>1547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7003" calcext:value-type="float">
            <text:p>17003</text:p>
          </table:table-cell>
          <table:table-cell table:formula="of:=(([.F448]-16000)/(40000-16000))+1" office:value-type="float" office:value="1.04179166666667" calcext:value-type="float">
            <text:p>1.041791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2480" calcext:value-type="float">
            <text:p>2480</text:p>
          </table:table-cell>
          <table:table-cell office:value-type="float" office:value="16075" calcext:value-type="float">
            <text:p>16075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16735" calcext:value-type="float">
            <text:p>16735</text:p>
          </table:table-cell>
          <table:table-cell table:formula="of:=(([.F449]-16000)/(40000-16000))+1" office:value-type="float" office:value="1.030625" calcext:value-type="float">
            <text:p>1.030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3755" calcext:value-type="float">
            <text:p>-3755</text:p>
          </table:table-cell>
          <table:table-cell office:value-type="float" office:value="16138" calcext:value-type="float">
            <text:p>16138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6573" calcext:value-type="float">
            <text:p>16573</text:p>
          </table:table-cell>
          <table:table-cell table:formula="of:=(([.F450]-16000)/(40000-16000))+1" office:value-type="float" office:value="1.023875" calcext:value-type="float">
            <text:p>1.0238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33" calcext:value-type="float">
            <text:p>-1033</text:p>
          </table:table-cell>
          <table:table-cell office:value-type="float" office:value="1927" calcext:value-type="float">
            <text:p>1927</text:p>
          </table:table-cell>
          <table:table-cell office:value-type="float" office:value="17738" calcext:value-type="float">
            <text:p>17738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float" office:value="17872" calcext:value-type="float">
            <text:p>17872</text:p>
          </table:table-cell>
          <table:table-cell table:formula="of:=(([.F451]-16000)/(40000-16000))+1" office:value-type="float" office:value="1.078" calcext:value-type="float">
            <text:p>1.0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41" calcext:value-type="float">
            <text:p>-741</text:p>
          </table:table-cell>
          <table:table-cell office:value-type="float" office:value="-189" calcext:value-type="float">
            <text:p>-189</text:p>
          </table:table-cell>
          <table:table-cell office:value-type="float" office:value="16535" calcext:value-type="float">
            <text:p>1653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6552" calcext:value-type="float">
            <text:p>16552</text:p>
          </table:table-cell>
          <table:table-cell table:formula="of:=(([.F452]-16000)/(40000-16000))+1" office:value-type="float" office:value="1.023" calcext:value-type="float">
            <text:p>1.0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4164" calcext:value-type="float">
            <text:p>-4164</text:p>
          </table:table-cell>
          <table:table-cell office:value-type="float" office:value="16561" calcext:value-type="float">
            <text:p>16561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7079" calcext:value-type="float">
            <text:p>17079</text:p>
          </table:table-cell>
          <table:table-cell table:formula="of:=(([.F453]-16000)/(40000-16000))+1" office:value-type="float" office:value="1.04495833333333" calcext:value-type="float">
            <text:p>1.044958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229" calcext:value-type="float">
            <text:p>-3229</text:p>
          </table:table-cell>
          <table:table-cell office:value-type="float" office:value="786" calcext:value-type="float">
            <text:p>786</text:p>
          </table:table-cell>
          <table:table-cell office:value-type="float" office:value="17029" calcext:value-type="float">
            <text:p>17029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17350" calcext:value-type="float">
            <text:p>17350</text:p>
          </table:table-cell>
          <table:table-cell table:formula="of:=(([.F454]-16000)/(40000-16000))+1" office:value-type="float" office:value="1.05625" calcext:value-type="float">
            <text:p>1.05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720" calcext:value-type="float">
            <text:p>-720</text:p>
          </table:table-cell>
          <table:table-cell office:value-type="float" office:value="1253" calcext:value-type="float">
            <text:p>1253</text:p>
          </table:table-cell>
          <table:table-cell office:value-type="float" office:value="14995" calcext:value-type="float">
            <text:p>14995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15064" calcext:value-type="float">
            <text:p>15064</text:p>
          </table:table-cell>
          <table:table-cell table:formula="of:=(([.F455]-16000)/(40000-16000))+1" office:value-type="float" office:value="0.961" calcext:value-type="float">
            <text:p>0.9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784" calcext:value-type="float">
            <text:p>-1784</text:p>
          </table:table-cell>
          <table:table-cell office:value-type="float" office:value="-707" calcext:value-type="float">
            <text:p>-707</text:p>
          </table:table-cell>
          <table:table-cell office:value-type="float" office:value="16767" calcext:value-type="float">
            <text:p>16767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876" calcext:value-type="float">
            <text:p>16876</text:p>
          </table:table-cell>
          <table:table-cell table:formula="of:=(([.F456]-16000)/(40000-16000))+1" office:value-type="float" office:value="1.0365" calcext:value-type="float">
            <text:p>1.03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3189" calcext:value-type="float">
            <text:p>-3189</text:p>
          </table:table-cell>
          <table:table-cell office:value-type="float" office:value="-383" calcext:value-type="float">
            <text:p>-383</text:p>
          </table:table-cell>
          <table:table-cell office:value-type="float" office:value="17335" calcext:value-type="float">
            <text:p>17335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7630" calcext:value-type="float">
            <text:p>17630</text:p>
          </table:table-cell>
          <table:table-cell table:formula="of:=(([.F457]-16000)/(40000-16000))+1" office:value-type="float" office:value="1.06791666666667" calcext:value-type="float">
            <text:p>1.06791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340" calcext:value-type="float">
            <text:p>-1340</text:p>
          </table:table-cell>
          <table:table-cell office:value-type="float" office:value="-9" calcext:value-type="float">
            <text:p>-9</text:p>
          </table:table-cell>
          <table:table-cell office:value-type="float" office:value="15231" calcext:value-type="float">
            <text:p>15231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5289" calcext:value-type="float">
            <text:p>15289</text:p>
          </table:table-cell>
          <table:table-cell table:formula="of:=(([.F458]-16000)/(40000-16000))+1" office:value-type="float" office:value="0.970375" calcext:value-type="float">
            <text:p>0.9703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089" calcext:value-type="float">
            <text:p>-2089</text:p>
          </table:table-cell>
          <table:table-cell office:value-type="float" office:value="-2716" calcext:value-type="float">
            <text:p>-2716</text:p>
          </table:table-cell>
          <table:table-cell office:value-type="float" office:value="15392" calcext:value-type="float">
            <text:p>1539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768" calcext:value-type="float">
            <text:p>15768</text:p>
          </table:table-cell>
          <table:table-cell table:formula="of:=(([.F459]-16000)/(40000-16000))+1" office:value-type="float" office:value="0.990333333333333" calcext:value-type="float">
            <text:p>0.990333333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Sheet1.A1:Sheet1.F45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 style:data-style-name="N2" text:time-value="09:02:17.332525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09:19:23.841084605</dc:date>
    <dc:creator>andrei </dc:creator>
    <meta:generator>LibreOffice/4.2.7.2$Linux_X86_64 LibreOffice_project/420m0$Build-2</meta:generator>
    <meta:document-statistic meta:table-count="1" meta:cell-count="3213" meta:object-count="0"/>
  </office:meta>
</office:document-meta>
</file>